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67.5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weets_filmes_palavras_t" table:style-name="ta1">
        <table:table-column table:style-name="co1" table:default-cell-style-name="Default"/>
        <table:table-row table:style-name="ro1">
          <table:table-cell office:value-type="string" calcext:value-type="string">
            <text:p>Esperando vc falar "quero assistir um pipocão só explosão , porrada e testosterona" pra levar velozes e furiosos</text:p>
          </table:table-cell>
        </table:table-row>
        <table:table-row table:style-name="ro1">
          <table:table-cell office:value-type="string" calcext:value-type="string">
            <text:p>tipo velozes e furiosos q os cara ja desistiu dos carro e agr so quer sabe de porrada e explosão</text:p>
          </table:table-cell>
        </table:table-row>
        <table:table-row table:style-name="ro1">
          <table:table-cell office:value-type="string" calcext:value-type="string">
            <text:p>ontem eu assisti o velozes e furiosos em english ta lgd mas porra ali é só luta e pa e tinha mais explosão q dialogo então tava suave</text:p>
          </table:table-cell>
        </table:table-row>
        <table:table-row table:style-name="ro1">
          <table:table-cell office:value-type="string" calcext:value-type="string">
            <text:p>Meu malvado favorito 3 é explosão de fofura! Eu amo demais hauehsksjdjshd</text:p>
          </table:table-cell>
        </table:table-row>
        <table:table-row table:style-name="ro1">
          <table:table-cell office:value-type="string" calcext:value-type="string">
            <text:p>explosão de tnts, era jurassica, encantando coisas, minerando, caindo na lava, parkour, luta, batman vs coringa, homem aranha vs venom</text:p>
          </table:table-cell>
        </table:table-row>
        <table:table-row table:style-name="ro1">
          <table:table-cell office:value-type="string" calcext:value-type="string">
            <text:p>esse novo homem aranha o diretor diz que tá chei de ideia... já começa errado aí, todo mundo sabe que cinema é explosão carro e mulheril</text:p>
          </table:table-cell>
        </table:table-row>
        <table:table-row table:style-name="ro1">
          <table:table-cell office:value-type="string" calcext:value-type="string">
            <text:p>Homem-Aranha de Andrew Garfield acharam exagero a explosão no céu com o "vírus" Lagarto. No novo o piá vira um avião com a teia e tá td ok!</text:p>
          </table:table-cell>
        </table:table-row>
        <table:table-row table:style-name="ro1">
          <table:table-cell office:value-type="string" calcext:value-type="string">
            <text:p>@DanielSFurlan @caitomainier não assistam homem aranha . Pouca cena de explosão , muito diálogo adolescente e nenhuma cena de alta velocidade</text:p>
          </table:table-cell>
        </table:table-row>
        <table:table-row table:style-name="ro1">
          <table:table-cell office:value-type="string" calcext:value-type="string">
            <text:p>eu+você+pizza+coca-cola+ homem-aranha de volta ao lar= explosão de emoções</text:p>
          </table:table-cell>
        </table:table-row>
        <table:table-row table:style-name="ro1">
          <table:table-cell office:value-type="string" calcext:value-type="string">
            <text:p>"Tom Holland é perfeito tanto como Peter Parker quanto como Homem-Aranha . O filme é uma explosão do início ao fim. Não queria que acabasse." https:// twitter.com/JoeyMagidson/s tatus/880221206091362304 …</text:p>
          </table:table-cell>
        </table:table-row>
        <table:table-row table:style-name="ro1">
          <table:table-cell office:value-type="string" calcext:value-type="string">
            <text:p>@benjaminback Vc viu o comercial de um banco? Quebra tabus, uma menina, futebol e a explosão do GOL! #mulhermaravilha #mulhernofutebol</text:p>
          </table:table-cell>
        </table:table-row>
        <table:table-row table:style-name="ro1">
          <table:table-cell office:value-type="string" calcext:value-type="string">
            <text:p>Confirmaram Mulher Maravilha 2</text:p>
          </table:table-cell>
        </table:table-row>
        <table:table-row table:style-name="ro1">
          <table:table-cell office:value-type="string" calcext:value-type="string">
            <text:p>na hora que doomsday solta uma explosao o batman sai correndo pra de tras do escudo da mulher maravilha KKKKKKKKKKKKKKKKKKKKKKKK</text:p>
          </table:table-cell>
        </table:table-row>
        <table:table-row table:style-name="ro1">
          <table:table-cell office:value-type="string" calcext:value-type="string">
            <text:p>do jeito que é a briga entre defensores do frio x amantes do calor parece que se chegar num consenso o clima vai ser aquele pra sempre</text:p>
          </table:table-cell>
        </table:table-row>
        <table:table-row table:style-name="ro1">
          <table:table-cell office:value-type="string" calcext:value-type="string">
            <text:p>Defensores da Cersei passem mais vergonha e por favor n tentem matar ngm em uma explosão</text:p>
          </table:table-cell>
        </table:table-row>
        <table:table-row table:style-name="ro1">
          <table:table-cell office:value-type="string" calcext:value-type="string">
            <text:p>mano baywatch eh tao bom serio assistam tem mulher gostosa the rock zac efron se fudendo explosão destruição em massa annabeth do percy j.</text:p>
          </table:table-cell>
        </table:table-row>
        <table:table-row table:style-name="ro1">
          <table:table-cell office:value-type="string" calcext:value-type="string">
            <text:p>Proofe! Seria certo associar os cangaceiros a uma ideia de mercenários ? Manda beijo aqui pro Sul!! #proenemaovivo @marcelolameirao</text:p>
          </table:table-cell>
        </table:table-row>
        <table:table-row table:style-name="ro1">
          <table:table-cell office:value-type="string" calcext:value-type="string">
            <text:p>beijo estilo velozes e furiosos</text:p>
          </table:table-cell>
        </table:table-row>
        <table:table-row table:style-name="ro1">
          <table:table-cell office:value-type="string" calcext:value-type="string">
            <text:p>obrigada irmã *levanto e beijo o rosto da anabelle , me sento de novo*</text:p>
          </table:table-cell>
        </table:table-row>
        <table:table-row table:style-name="ro1">
          <table:table-cell office:value-type="string" calcext:value-type="string">
            <text:p>Um beijo pra quem sonhou com a freira do Invocação do Mal essa noite e quase morreu de infarto kkkkkkkkk</text:p>
          </table:table-cell>
        </table:table-row>
        <table:table-row table:style-name="ro1">
          <table:table-cell office:value-type="string" calcext:value-type="string">
            <text:p>Se eu fosse a Bela do crepusculo n ia ter filme pq amo tanto pão de alho q ia matar meu namorado-vampiro no primeiro beijo</text:p>
          </table:table-cell>
        </table:table-row>
        <table:table-row table:style-name="ro1">
          <table:table-cell office:value-type="string" calcext:value-type="string">
            <text:p>&gt;&gt; FELIZ DIA DO BEIJO &lt;&lt; Que tal a indicação de uns filmaços sobre o assunto?! - Crepúsculo - A culpa é das... http:// fb.me/U6GzTUTh</text:p>
          </table:table-cell>
        </table:table-row>
        <table:table-row table:style-name="ro1">
          <table:table-cell office:value-type="string" calcext:value-type="string">
            <text:p>Meta de vida é ir com a cremosa na roda gigante e dar aquele beijo do crepúsculo laa no topo</text:p>
          </table:table-cell>
        </table:table-row>
        <table:table-row table:style-name="ro1">
          <table:table-cell office:value-type="string" calcext:value-type="string">
            <text:p>Quem nasceu Crepúsculo já mais será Harry Potter. Um beijo de luz pros haters #HarryPotter20</text:p>
          </table:table-cell>
        </table:table-row>
        <table:table-row table:style-name="ro1">
          <table:table-cell office:value-type="string" calcext:value-type="string">
            <text:p>Vou tomar banho e ir pro cinema ver Meu Malvado Favorito , beijo .</text:p>
          </table:table-cell>
        </table:table-row>
        <table:table-row table:style-name="ro1">
          <table:table-cell office:value-type="string" calcext:value-type="string">
            <text:p>Quer me agradar é me dar beijo na testa, Deus eu fico igual a menininha do meu malvado favorito</text:p>
          </table:table-cell>
        </table:table-row>
        <table:table-row table:style-name="ro1">
          <table:table-cell office:value-type="string" calcext:value-type="string">
            <text:p>Um beijo pra quem desistiu da prova de métodos e ta assistindo Meu Malvado Favorito</text:p>
          </table:table-cell>
        </table:table-row>
        <table:table-row table:style-name="ro1">
          <table:table-cell office:value-type="string" calcext:value-type="string">
            <text:p>@Letzz12 queria dizer q te odeio por nao ir assistir comigo meu malvado favorito 3, beijo</text:p>
          </table:table-cell>
        </table:table-row>
        <table:table-row table:style-name="ro1">
          <table:table-cell office:value-type="string" calcext:value-type="string">
            <text:p>Meu Malvado Favorito 3! Lá vamos nós!!! Um beijo no papai que ficou… https://www. instagram.com/p/BWDo7hcDotBK SeEe1FBylFWI85EllEP5t5lscQ0/ …</text:p>
          </table:table-cell>
        </table:table-row>
        <table:table-row table:style-name="ro1">
          <table:table-cell office:value-type="string" calcext:value-type="string">
            <text:p>Queria dizer que assisti meu malvado favorito 3, e fiquei apaixonada, beijo beijo</text:p>
          </table:table-cell>
        </table:table-row>
        <table:table-row table:style-name="ro1">
          <table:table-cell office:value-type="string" calcext:value-type="string">
            <text:p>hoje eu só queria pegar essa quinta do beijo e assistir a estreia do meu malvado favorito</text:p>
          </table:table-cell>
        </table:table-row>
        <table:table-row table:style-name="ro1">
          <table:table-cell office:value-type="string" calcext:value-type="string">
            <text:p>Sdds do beijo dela</text:p>
          </table:table-cell>
        </table:table-row>
        <table:table-row table:style-name="ro1">
          <table:table-cell office:value-type="string" calcext:value-type="string">
            <text:p>— Me dá um beijo ? —Mas eu tô gripado. — Deixa de besteira. — É sério. — Na saúde e na doença, lembra?'' — Querido John .</text:p>
          </table:table-cell>
        </table:table-row>
        <table:table-row table:style-name="ro1">
          <table:table-cell office:value-type="string" calcext:value-type="string">
            <text:p>— Me dá um beijo ? —Mas eu tô gripado. — Deixa de besteira. — É sério. — Na saúde e na doença, lembra?' — Querido John .</text:p>
          </table:table-cell>
        </table:table-row>
        <table:table-row table:style-name="ro1">
          <table:table-cell office:value-type="string" calcext:value-type="string">
            <text:p>Comer sorvete com a colherzinha do homem aranha já q hj ñ da pra realizar o sonho do beijo @cubanshidae pic.twitter.com/aHjDNDIjku</text:p>
          </table:table-cell>
        </table:table-row>
        <table:table-row table:style-name="ro1">
          <table:table-cell office:value-type="string" calcext:value-type="string">
            <text:p>HAHAHAHAHAHAHAHA UM BEIJO DE HOMEM ARANHA SUA CAVALA</text:p>
          </table:table-cell>
        </table:table-row>
        <table:table-row table:style-name="ro1">
          <table:table-cell office:value-type="string" calcext:value-type="string">
            <text:p>"Eu sempre quis dar beijo de homem aranha " kkkkkkk</text:p>
          </table:table-cell>
        </table:table-row>
        <table:table-row table:style-name="ro1">
          <table:table-cell office:value-type="string" calcext:value-type="string">
            <text:p>KKKKKKK lembrei do " beijo do homem aranha " https:// twitter.com/aciumes/status /889657755065356289 …</text:p>
          </table:table-cell>
        </table:table-row>
        <table:table-row table:style-name="ro1">
          <table:table-cell office:value-type="string" calcext:value-type="string">
            <text:p>minha amiga tá assistindo the oc e acabou de terminar um ep que teve referência do beijo de homem aranha fiquei apaixonada que fofo</text:p>
          </table:table-cell>
        </table:table-row>
        <table:table-row table:style-name="ro1">
          <table:table-cell office:value-type="string" calcext:value-type="string">
            <text:p>Vamo da o beijo do homem-aranha ? — kkkkkkkkkkkkkkkkk porra nenhuma https:// curiouscat.me/tabs2899/post/ 184021305?t=1500930640 …</text:p>
          </table:table-cell>
        </table:table-row>
        <table:table-row table:style-name="ro1">
          <table:table-cell office:value-type="string" calcext:value-type="string">
            <text:p>oi bebe me da um beijo pea cada vez que a globo passou homem aranha</text:p>
          </table:table-cell>
        </table:table-row>
        <table:table-row table:style-name="ro1">
          <table:table-cell office:value-type="string" calcext:value-type="string">
            <text:p>se eu morrer de passar mal dps das coisas q comi pelo menos vou em paz por saber q cumpri minha meta de dar um beijo estilo homem aranha</text:p>
          </table:table-cell>
        </table:table-row>
        <table:table-row table:style-name="ro1">
          <table:table-cell office:value-type="string" calcext:value-type="string">
            <text:p>Grey Worm mandou um beijo pra Mulher Maravilha . O amor é nossa maior fragilidade, e o q motiva nosso heroismo.</text:p>
          </table:table-cell>
        </table:table-row>
        <table:table-row table:style-name="ro1">
          <table:table-cell office:value-type="string" calcext:value-type="string">
            <text:p>Mulher maravilha , eu te amo muito , você não faz ideia do bem que me faz, do seu sorriso. Me manda um beijo please</text:p>
          </table:table-cell>
        </table:table-row>
        <table:table-row table:style-name="ro1">
          <table:table-cell office:value-type="string" calcext:value-type="string">
            <text:p>um beijo pra todo mundo q falou q filme de super heroi com mulher n da dinheiro. q venha mulher maravilha 2 segura essa marimba monamours pic.twitter.com/2j8lmk5pkr</text:p>
          </table:table-cell>
        </table:table-row>
        <table:table-row table:style-name="ro1">
          <table:table-cell office:value-type="string" calcext:value-type="string">
            <text:p>Beijo tia vera</text:p>
          </table:table-cell>
        </table:table-row>
        <table:table-row table:style-name="ro1">
          <table:table-cell office:value-type="string" calcext:value-type="string">
            <text:p>Acho que eu tava quase te deixando O seu beijo sempre acaba complicando Vou ficar mais um pouquinho por enquanto</text:p>
          </table:table-cell>
        </table:table-row>
        <table:table-row table:style-name="ro1">
          <table:table-cell office:value-type="string" calcext:value-type="string">
            <text:p>Cada foto que eu curto eu beijo a tela do celular, se fosse personagem de um desenho seria a mulher maravilha</text:p>
          </table:table-cell>
        </table:table-row>
        <table:table-row table:style-name="ro1">
          <table:table-cell office:value-type="string" calcext:value-type="string">
            <text:p>Mulher maravilha melhor filme de super herói dos últimos anos. Beijo pros machos. pic.twitter.com/XlGbWPaIjO</text:p>
          </table:table-cell>
        </table:table-row>
        <table:table-row table:style-name="ro1">
          <table:table-cell office:value-type="string" calcext:value-type="string">
            <text:p>Poderiam ter trocado a atriz americana por você para atuar no filme Mulher Maravilha , 1000 vezes melhor! Bom final de semana! beijo</text:p>
          </table:table-cell>
        </table:table-row>
        <table:table-row table:style-name="ro1">
          <table:table-cell office:value-type="string" calcext:value-type="string">
            <text:p>um beijo pra quem administra as contas dos defensores no twitter</text:p>
          </table:table-cell>
        </table:table-row>
        <table:table-row table:style-name="ro1">
          <table:table-cell office:value-type="string" calcext:value-type="string">
            <text:p>EMILLY nem me responde ne ,pedi apenas pra mandar um beijo pro fã clube defensores da emilly,te amamos pic.twitter.com/FETiqaVrbJ</text:p>
          </table:table-cell>
        </table:table-row>
        <table:table-row table:style-name="ro1">
          <table:table-cell office:value-type="string" calcext:value-type="string">
            <text:p>Bom dia emilly,manda um beijo para nosso fã clube defensores da emilly,te amamos muito pic.twitter.com/nd0nWzlIkN</text:p>
          </table:table-cell>
        </table:table-row>
        <table:table-row table:style-name="ro1">
          <table:table-cell office:value-type="string" calcext:value-type="string">
            <text:p>Boa tarde minha princesa manda um beijo pra o grupo defensores da emilly</text:p>
          </table:table-cell>
        </table:table-row>
        <table:table-row table:style-name="ro1">
          <table:table-cell office:value-type="string" calcext:value-type="string">
            <text:p>Quando sai nosso famoso beijo ? — Se revela na dm https:// curiouscat.me/Lele0/post/182 331072?t=1500618305 …</text:p>
          </table:table-cell>
        </table:table-row>
        <table:table-row table:style-name="ro1">
          <table:table-cell office:value-type="string" calcext:value-type="string">
            <text:p>vou ir assistir o poderoso chefinho , beijo amores</text:p>
          </table:table-cell>
        </table:table-row>
        <table:table-row table:style-name="ro1">
          <table:table-cell office:value-type="string" calcext:value-type="string">
            <text:p>Para importar mercenarios del G2 con casa, carro y beca</text:p>
          </table:table-cell>
        </table:table-row>
        <table:table-row table:style-name="ro1">
          <table:table-cell office:value-type="string" calcext:value-type="string">
            <text:p>Estádio não tem culpa, tem que quebrar carro dos jogadores e diretoria, mercenários do caralho...</text:p>
          </table:table-cell>
        </table:table-row>
        <table:table-row table:style-name="ro1">
          <table:table-cell office:value-type="string" calcext:value-type="string">
            <text:p>Tem que quebrar o carro de qtos jogadores/ mercenários pra essas merdas jogarem?</text:p>
          </table:table-cell>
        </table:table-row>
        <table:table-row table:style-name="ro1">
          <table:table-cell office:value-type="string" calcext:value-type="string">
            <text:p>Esse grupo precisa de um choque quem não se esforça corta salário time de mercenários estão puxando o carro</text:p>
          </table:table-cell>
        </table:table-row>
        <table:table-row table:style-name="ro1">
          <table:table-cell office:value-type="string" calcext:value-type="string">
            <text:p>Gostei de um vídeo @YouTube http:// youtu.be/XC4CweldjpQ?aC omo … ter o carro dos MERCENÁRIOS GRATIS / GTA 5 Online / Para PS4</text:p>
          </table:table-cell>
        </table:table-row>
        <table:table-row table:style-name="ro1">
          <table:table-cell office:value-type="string" calcext:value-type="string">
            <text:p>Por eso cuando iba en él carro les saque un billete de 50 a todos x mercenarios .&lt;SEP&gt;2017-06-25</text:p>
          </table:table-cell>
        </table:table-row>
        <table:table-row table:style-name="ro1">
          <table:table-cell office:value-type="string" calcext:value-type="string">
            <text:p>Eu achava que eu andava rápido com carro , mas seu Henrique é velozes e furiosos naa ruazinhas ahahah</text:p>
          </table:table-cell>
        </table:table-row>
        <table:table-row table:style-name="ro1">
          <table:table-cell office:value-type="string" calcext:value-type="string">
            <text:p>Com esse preço da gasolina o próximo velozes e furiosos vai ser só com carro 1.0</text:p>
          </table:table-cell>
        </table:table-row>
        <table:table-row table:style-name="ro1">
          <table:table-cell office:value-type="string" calcext:value-type="string">
            <text:p>Gostei de um vídeo @YouTube http:// youtu.be/ULxORrD5EK0?aG TA … V Online: NOVO CARRO - SKYLINE dos VELOZES E FURIOSOS !</text:p>
          </table:table-cell>
        </table:table-row>
        <table:table-row table:style-name="ro1">
          <table:table-cell office:value-type="string" calcext:value-type="string">
            <text:p>o que vocês acham sobre velozes e furiosos antes eles eram ladrões de carro e agora eles se tornaram agentes especiais rss</text:p>
          </table:table-cell>
        </table:table-row>
        <table:table-row table:style-name="ro1">
          <table:table-cell office:value-type="string" calcext:value-type="string">
            <text:p>meu sonho de princesa é participar de um racha igual desses filmes " velozes e furiosos " com um carro bem foda e todo rosinha</text:p>
          </table:table-cell>
        </table:table-row>
        <table:table-row table:style-name="ro1">
          <table:table-cell office:value-type="string" calcext:value-type="string">
            <text:p>menino sla.. eu acho muito humor de hetero.. ai coloca os carro e mulher gostosa no meio parece que to vendo velozes e furiosos .. gosto não</text:p>
          </table:table-cell>
        </table:table-row>
        <table:table-row table:style-name="ro1">
          <table:table-cell office:value-type="string" calcext:value-type="string">
            <text:p>Gostei de um vídeo @YouTube http:// youtu.be/3g3qjukGhEI?aG TA … V Online: VELOZES E FURIOSOS - Assaltamos Um Carro Forte #13</text:p>
          </table:table-cell>
        </table:table-row>
        <table:table-row table:style-name="ro1">
          <table:table-cell office:value-type="string" calcext:value-type="string">
            <text:p>Confesso que depois que comecei a dirigir e comprei meu carro , um dos meus filmes favoritos é velozes e furiosos , nem vou dizer o porque</text:p>
          </table:table-cell>
        </table:table-row>
        <table:table-row table:style-name="ro1">
          <table:table-cell office:value-type="string" calcext:value-type="string">
            <text:p>Gracias a todas las personas que se preocuparon y sacaron 1 minuto de su tiempo para Llamarme. Así quedo el carro en el que venia ayer. pic.twitter.com/PxVRBbAtd8</text:p>
          </table:table-cell>
        </table:table-row>
        <table:table-row table:style-name="ro1">
          <table:table-cell office:value-type="string" calcext:value-type="string">
            <text:p>Depois sonhei que eu ia pro cinema assistir um filme q eu não lembro, ai aparecia a anabelle dirigindo um carro pra promo o filme ?????</text:p>
          </table:table-cell>
        </table:table-row>
        <table:table-row table:style-name="ro1">
          <table:table-cell office:value-type="string" calcext:value-type="string">
            <text:p>*entro, coloco o cinto e ligo o carro * vamos? *ligo o som e sigo para a escola*</text:p>
          </table:table-cell>
        </table:table-row>
        <table:table-row table:style-name="ro1">
          <table:table-cell office:value-type="string" calcext:value-type="string">
            <text:p>*respiro fundo* vai dar tudo certo *rio e vou em direção ao meu carro e coloco minhas malas na mala do carro * vamos malia traz sua mala</text:p>
          </table:table-cell>
        </table:table-row>
        <table:table-row table:style-name="ro1">
          <table:table-cell office:value-type="string" calcext:value-type="string">
            <text:p>acordei atrasada, o pneu do carro furou, fui arrumar e tive que trocar os dois dianteiros, fiquei mais de 1 hra na borracharia, q dia ein</text:p>
          </table:table-cell>
        </table:table-row>
        <table:table-row table:style-name="ro1">
          <table:table-cell office:value-type="string" calcext:value-type="string">
            <text:p>Gua ver el conjuro 1 y 2 y anabelle porque esta lloviendo y el carro esta de servicio</text:p>
          </table:table-cell>
        </table:table-row>
        <table:table-row table:style-name="ro1">
          <table:table-cell office:value-type="string" calcext:value-type="string">
            <text:p>ahahahahah o novo Carro Pica vs celta 2012 http:// fb.me/wYwPw7bq</text:p>
          </table:table-cell>
        </table:table-row>
        <table:table-row table:style-name="ro1">
          <table:table-cell office:value-type="string" calcext:value-type="string">
            <text:p>Kelly disse que carro é com k, mds kkkkkkkkkkkkkkkkkkkkkkkkk</text:p>
          </table:table-cell>
        </table:table-row>
        <table:table-row table:style-name="ro1">
          <table:table-cell office:value-type="string" calcext:value-type="string">
            <text:p>Pegar o carro amanhã e levar os menino no cinema vê meu malvado favorito</text:p>
          </table:table-cell>
        </table:table-row>
        <table:table-row table:style-name="ro1">
          <table:table-cell office:value-type="string" calcext:value-type="string">
            <text:p>Quero ir no cinema assistir meu malvado favorito 3 com meu irmão, porém não tenho carro e o shopping continente é longe</text:p>
          </table:table-cell>
        </table:table-row>
        <table:table-row table:style-name="ro1">
          <table:table-cell office:value-type="string" calcext:value-type="string">
            <text:p>meu carro malvado favorito 6</text:p>
          </table:table-cell>
        </table:table-row>
        <table:table-row table:style-name="ro1">
          <table:table-cell office:value-type="string" calcext:value-type="string">
            <text:p>Amanhã vou ir pra Guarapuava com a mãe pra fazer revisão do carro e assistir meu malvado favorito 3 com meu irmão</text:p>
          </table:table-cell>
        </table:table-row>
        <table:table-row table:style-name="ro1">
          <table:table-cell office:value-type="string" calcext:value-type="string">
            <text:p>Carro 3, homem aranha, e agora meu malvado favorito quem aguenta ? Só meu namorado mesmo</text:p>
          </table:table-cell>
        </table:table-row>
        <table:table-row table:style-name="ro1">
          <table:table-cell office:value-type="string" calcext:value-type="string">
            <text:p>Tenho q ir ver logo meu malvado favorito é carro 3 mlk</text:p>
          </table:table-cell>
        </table:table-row>
        <table:table-row table:style-name="ro1">
          <table:table-cell office:value-type="string" calcext:value-type="string">
            <text:p>RT ‘ Meu Malvado Favorito 3’ e ‘Homem Aranha: De Volta ao Lar’ continuam em cartaz. O simpático carro de corrida, o lendário Relâmpago McQu…</text:p>
          </table:table-cell>
        </table:table-row>
        <table:table-row table:style-name="ro1">
          <table:table-cell office:value-type="string" calcext:value-type="string">
            <text:p>tô doido p ver meu malvado favorito no cinema mano, tomara q o carro do meu pai fique pronto logo kkk</text:p>
          </table:table-cell>
        </table:table-row>
        <table:table-row table:style-name="ro1">
          <table:table-cell office:value-type="string" calcext:value-type="string">
            <text:p>maconhero nao sabe abrir a porta do carro https:// twitter.com/MylenaLaroca/s tatus/888819658123595777 …</text:p>
          </table:table-cell>
        </table:table-row>
        <table:table-row table:style-name="ro1">
          <table:table-cell office:value-type="string" calcext:value-type="string">
            <text:p>Adicionei um vídeo a uma playlist @YouTube http:// youtu.be/y8RbFAgo2bc?aM oto … e Carro Polícia Homem Aranha Desenhos Animados em portugues</text:p>
          </table:table-cell>
        </table:table-row>
        <table:table-row table:style-name="ro1">
          <table:table-cell office:value-type="string" calcext:value-type="string">
            <text:p>Adicionei um vídeo a uma playlist @YouTube http:// youtu.be/qK22T1VMwo4?aC aminh … ão e Carro Polícia Homem Aranha Desenhos Animados em</text:p>
          </table:table-cell>
        </table:table-row>
        <table:table-row table:style-name="ro1">
          <table:table-cell office:value-type="string" calcext:value-type="string">
            <text:p>Gostei de um vídeo @YouTube http:// youtu.be/P7QslJtckrg?aP atati … Patatá Carro Mecânico George Peppa Pig Infantil Homem Aranha Cars Kids</text:p>
          </table:table-cell>
        </table:table-row>
        <table:table-row table:style-name="ro1">
          <table:table-cell office:value-type="string" calcext:value-type="string">
            <text:p>Meus pais falaram que íamos assistir Homem-Aranha mas quando chego no carro descubro que vamos assistir outro filme</text:p>
          </table:table-cell>
        </table:table-row>
        <table:table-row table:style-name="ro1">
          <table:table-cell office:value-type="string" calcext:value-type="string">
            <text:p>Tôi đã thích video http:// youtu.be/sHYecNU1T5Y?a Homem aranha preto bebê Toque Basquetebol! Elsa congelada Carro Esmaga Bola Engraçado</text:p>
          </table:table-cell>
        </table:table-row>
        <table:table-row table:style-name="ro1">
          <table:table-cell office:value-type="string" calcext:value-type="string">
            <text:p>Homem-aranha preto bebê Toque Basquetebol! Elsa congelada Carro Esmaga Bola Engraçado Crianças Vídeos http:// youtu.be/sHYecNU1T5Y?a</text:p>
          </table:table-cell>
        </table:table-row>
        <table:table-row table:style-name="ro1">
          <table:table-cell office:value-type="string" calcext:value-type="string">
            <text:p>Tôi đã thêm video vào danh sách phát http:// youtu.be/sHYecNU1T5Y?a Homem aranha preto bebê Toque Basquetebol! Elsa congelada Carro</text:p>
          </table:table-cell>
        </table:table-row>
        <table:table-row table:style-name="ro1">
          <table:table-cell office:value-type="string" calcext:value-type="string">
            <text:p>aquele momento q cê tá largada no sofá comendo salgadinho mexendo no celular, toca a música da mulher maravilha no carro de som na rua</text:p>
          </table:table-cell>
        </table:table-row>
        <table:table-row table:style-name="ro1">
          <table:table-cell office:value-type="string" calcext:value-type="string">
            <text:p>o famoso carro da mulher maravilha</text:p>
          </table:table-cell>
        </table:table-row>
        <table:table-row table:style-name="ro1">
          <table:table-cell office:value-type="string" calcext:value-type="string">
            <text:p>Além da Barbie, também teremos carro da Hot Wheels da Mulher-Maravilha ! #SDCC2017 pic.twitter.com/c9RNT4qxyO</text:p>
          </table:table-cell>
        </table:table-row>
        <table:table-row table:style-name="ro1">
          <table:table-cell office:value-type="string" calcext:value-type="string">
            <text:p>Vou pegar o carro hoje, meu Deus nem acredito</text:p>
          </table:table-cell>
        </table:table-row>
        <table:table-row table:style-name="ro1">
          <table:table-cell office:value-type="string" calcext:value-type="string">
            <text:p>To sendo mas invisível que o carro da mulher maravilha</text:p>
          </table:table-cell>
        </table:table-row>
        <table:table-row table:style-name="ro1">
          <table:table-cell office:value-type="string" calcext:value-type="string">
            <text:p>Minha mãe saiu do cinema dps de ver mulher maravilha cantando pneu e falando que o carro tava cheio de fogo</text:p>
          </table:table-cell>
        </table:table-row>
        <table:table-row table:style-name="ro1">
          <table:table-cell office:value-type="string" calcext:value-type="string">
            <text:p>Hoje passou um carro e gritou "olha lá a mulher maravilha " kkkk eu ri mt</text:p>
          </table:table-cell>
        </table:table-row>
        <table:table-row table:style-name="ro1">
          <table:table-cell office:value-type="string" calcext:value-type="string">
            <text:p>ou seja, agora vou sair na rua correndo igual o usain bolt e se vier um carro eu vou virar a mulher maravilha e voar, pq é o q dá p fazer</text:p>
          </table:table-cell>
        </table:table-row>
        <table:table-row table:style-name="ro1">
          <table:table-cell office:value-type="string" calcext:value-type="string">
            <text:p>Estamos tipo se beber não case ... Descobrir que abastecemos o carro 2:30 da manhã ou seje esse horário minha irmã já não tinha carteira!</text:p>
          </table:table-cell>
        </table:table-row>
        <table:table-row table:style-name="ro1">
          <table:table-cell office:value-type="string" calcext:value-type="string">
            <text:p>mira le escoñetaste el carro a la chama,asi hacen con otras propiedades los defensores d la propiedad privada q no respetan ni un preescolar</text:p>
          </table:table-cell>
        </table:table-row>
        <table:table-row table:style-name="ro1">
          <table:table-cell office:value-type="string" calcext:value-type="string">
            <text:p>Defensores de la "Libertad" te queman a ti tu negocio tu carro si libremente decides trabajar apoyados con noticias de Medios "reprimidos"</text:p>
          </table:table-cell>
        </table:table-row>
        <table:table-row table:style-name="ro1">
          <table:table-cell office:value-type="string" calcext:value-type="string">
            <text:p>Genial la para de carro d Melnick a Fdez, es bueno q la izquierda tenga claro q no son los " buenos" y menos los defensores d la democracia</text:p>
          </table:table-cell>
        </table:table-row>
        <table:table-row table:style-name="ro1">
          <table:table-cell office:value-type="string" calcext:value-type="string">
            <text:p>Trío " Defensores de la república"! Obs: sin carro hidrante! @Susicarola @DVillalba9 pic.twitter.com/QU5QgV3tgK</text:p>
          </table:table-cell>
        </table:table-row>
        <table:table-row table:style-name="ro1">
          <table:table-cell office:value-type="string" calcext:value-type="string">
            <text:p>Já era Um dos defensores da ideia, até Randolfe, pelo andar do carro alegórico, já dmite: não tem mais tempo pra... http:// fb.me/6gts8b3ul</text:p>
          </table:table-cell>
        </table:table-row>
        <table:table-row table:style-name="ro1">
          <table:table-cell office:value-type="string" calcext:value-type="string">
            <text:p>Ano passado teve os defensores de vidraça do Beira-Rio e de carro do Carraveta. Tem que colocar dedo na cara sim e tirar de lá a força.</text:p>
          </table:table-cell>
        </table:table-row>
        <table:table-row table:style-name="ro1">
          <table:table-cell office:value-type="string" calcext:value-type="string">
            <text:p>@jornal_cultura 1970 EM MEU CARRO TINHA BRASIL AME O OU DEIXE O. ACHO QUE VOU DEIXA LO NAS MÃOS DOS DEFENSORES DAS DIRETAS JA</text:p>
          </table:table-cell>
        </table:table-row>
        <table:table-row table:style-name="ro1">
          <table:table-cell office:value-type="string" calcext:value-type="string">
            <text:p>Eu vou quebrar o carro de todos os defensores desgraça pelada</text:p>
          </table:table-cell>
        </table:table-row>
        <table:table-row table:style-name="ro1">
          <table:table-cell office:value-type="string" calcext:value-type="string">
            <text:p>Hoje é um daqueles dia que só quero pegar o carro , colocar um som e só parar na praia, ficar observando o mar Mas aí eu acordei</text:p>
          </table:table-cell>
        </table:table-row>
        <table:table-row table:style-name="ro1">
          <table:table-cell office:value-type="string" calcext:value-type="string">
            <text:p>O carro pegou fogo lá no Bar celona mano kkkk</text:p>
          </table:table-cell>
        </table:table-row>
        <table:table-row table:style-name="ro1">
          <table:table-cell office:value-type="string" calcext:value-type="string">
            <text:p>Passando na rua, e vi o carro balançando tem gente metendo, tem gente metendo</text:p>
          </table:table-cell>
        </table:table-row>
        <table:table-row table:style-name="ro1">
          <table:table-cell office:value-type="string" calcext:value-type="string">
            <text:p>De Michael Knight a " Baywatch "En 1952 nace actor David Hasselhoff el legendario actor que saltó a la fama por Baywatch ,Y el Carro Fantástico pic.twitter.com/qdcKzxH5Qy</text:p>
          </table:table-cell>
        </table:table-row>
        <table:table-row table:style-name="ro1">
          <table:table-cell office:value-type="string" calcext:value-type="string">
            <text:p>Vim lavar meu carro no shopping e aproveitei pra ir no cinema ....o único filme disponível no horário era Baywatch .</text:p>
          </table:table-cell>
        </table:table-row>
        <table:table-row table:style-name="ro1">
          <table:table-cell office:value-type="string" calcext:value-type="string">
            <text:p>Vcs precisam sair desse mundinho de vcs q 18 anos eh td de bom.. faculdade n eh american pie e cnh e carro n cai do céu</text:p>
          </table:table-cell>
        </table:table-row>
        <table:table-row table:style-name="ro1">
          <table:table-cell office:value-type="string" calcext:value-type="string">
            <text:p>podem até me chamarem de crazy, mais não sabe aonde nós vai, no carro já tá tipo have, nós tá tipo american pie ..</text:p>
          </table:table-cell>
        </table:table-row>
        <table:table-row table:style-name="ro1">
          <table:table-cell office:value-type="string" calcext:value-type="string">
            <text:p>Vcs precisam sair desse mundinho de vcs q 18 anos eh td de bom.. faculdade n eh american pie e cnh e carro n cai do céu</text:p>
          </table:table-cell>
        </table:table-row>
        <table:table-row table:style-name="ro1">
          <table:table-cell office:value-type="string" calcext:value-type="string">
            <text:p>meu carro ja ta tipo rave nos ta tipo american pie</text:p>
          </table:table-cell>
        </table:table-row>
        <table:table-row table:style-name="ro1">
          <table:table-cell office:value-type="string" calcext:value-type="string">
            <text:p>Da primeira vez que vi Velozes e Furiosos eu achava que a Letty e do Dom eram irmãos. Tomei mó susto quando eles se pegaram.</text:p>
          </table:table-cell>
        </table:table-row>
        <table:table-row table:style-name="ro1">
          <table:table-cell office:value-type="string" calcext:value-type="string">
            <text:p>UM GATO SE TACOU NO MEU PORTÃO, QUE SUSTO DO CARALHO</text:p>
          </table:table-cell>
        </table:table-row>
        <table:table-row table:style-name="ro1">
          <table:table-cell office:value-type="string" calcext:value-type="string">
            <text:p>levei um puta susto no trailer da Anabelle 2</text:p>
          </table:table-cell>
        </table:table-row>
        <table:table-row table:style-name="ro1">
          <table:table-cell office:value-type="string" calcext:value-type="string">
            <text:p>E tbm acho q esse Anabelle 2 ai vai barrar o primeiro, sdds tomar susto</text:p>
          </table:table-cell>
        </table:table-row>
        <table:table-row table:style-name="ro1">
          <table:table-cell office:value-type="string" calcext:value-type="string">
            <text:p>levei 3 susto assistindo o trailers de anabelle . Já quero ir na estrela desse filme</text:p>
          </table:table-cell>
        </table:table-row>
        <table:table-row table:style-name="ro1">
          <table:table-cell office:value-type="string" calcext:value-type="string">
            <text:p>tomei um susto pensei que era a anabelle https:// twitter.com/theIouflowers/ status/882582462253195267 …</text:p>
          </table:table-cell>
        </table:table-row>
        <table:table-row table:style-name="ro1">
          <table:table-cell office:value-type="string" calcext:value-type="string">
            <text:p>Anabelle ? O chamado?? Eu pego cada susto é com o Herobrine aparecendo atrás do @DCZINHU e o @C0RUJ4YT gritando na série paranormal.</text:p>
          </table:table-cell>
        </table:table-row>
        <table:table-row table:style-name="ro1">
          <table:table-cell office:value-type="string" calcext:value-type="string">
            <text:p>Mano..fomos pro sítio (pensa num breu) daí assistimos invocação do mal 2...Justo na parte de susto , não me entra um gato preto pela janela</text:p>
          </table:table-cell>
        </table:table-row>
        <table:table-row table:style-name="ro1">
          <table:table-cell office:value-type="string" calcext:value-type="string">
            <text:p>Acabei de olhar invocação do mal 2.... Tomei cada susto com os meus dindos e minha mãe.... Kkkkkk.....</text:p>
          </table:table-cell>
        </table:table-row>
        <table:table-row table:style-name="ro1">
          <table:table-cell office:value-type="string" calcext:value-type="string">
            <text:p>Acabei de assistir invocação do mal 2, eu n senti medo, só levei susto , mas a história em si é massa</text:p>
          </table:table-cell>
        </table:table-row>
        <table:table-row table:style-name="ro1">
          <table:table-cell office:value-type="string" calcext:value-type="string">
            <text:p>Eu assisti invocação do mal 2 pela 11° vez de madrugada. Meus irmãos tudo gritando de susto e eu só rindo.</text:p>
          </table:table-cell>
        </table:table-row>
        <table:table-row table:style-name="ro1">
          <table:table-cell office:value-type="string" calcext:value-type="string">
            <text:p>só pq eu tomo susto não quer dizer q seja bom KKKKKKKKKKKKKK invocação do mal é horrível, tanto o 1 quanto o 2</text:p>
          </table:table-cell>
        </table:table-row>
        <table:table-row table:style-name="ro1">
          <table:table-cell office:value-type="string" calcext:value-type="string">
            <text:p>Fui ver invocação do mal um dia no cinema. Único susto que eu tomei foi o preço da pipoca. 18 conto</text:p>
          </table:table-cell>
        </table:table-row>
        <table:table-row table:style-name="ro1">
          <table:table-cell office:value-type="string" calcext:value-type="string">
            <text:p>to assistindo invocação do mal 2 com as gurias, millena ta deitada cmg e cada susto que ela leva ela se gruda em mim</text:p>
          </table:table-cell>
        </table:table-row>
        <table:table-row table:style-name="ro1">
          <table:table-cell office:value-type="string" calcext:value-type="string">
            <text:p>tô assistindo invocação do mal 2 pela milésima vez e ainda tomo susto nessa merda</text:p>
          </table:table-cell>
        </table:table-row>
        <table:table-row table:style-name="ro1">
          <table:table-cell office:value-type="string" calcext:value-type="string">
            <text:p>o gps do celular do meu pai tá com a voz do gru do meu malvado favorito e, toda vez eu levo um susto quando ele começa a falar</text:p>
          </table:table-cell>
        </table:table-row>
        <table:table-row table:style-name="ro1">
          <table:table-cell office:value-type="string" calcext:value-type="string">
            <text:p>A mina me faz assistir meu malvado favorito e ainda toma susto com o filme, tá de sacanagem</text:p>
          </table:table-cell>
        </table:table-row>
        <table:table-row table:style-name="ro1">
          <table:table-cell office:value-type="string" calcext:value-type="string">
            <text:p>Tem tanto tempo que eu tô usando essa máscara do homem aranha que quando eu tirar vou levar um susto com a minha cara</text:p>
          </table:table-cell>
        </table:table-row>
        <table:table-row table:style-name="ro1">
          <table:table-cell office:value-type="string" calcext:value-type="string">
            <text:p>Toda hora tomo susto com com esse homem aranha do Arthur voando</text:p>
          </table:table-cell>
        </table:table-row>
        <table:table-row table:style-name="ro1">
          <table:table-cell office:value-type="string" calcext:value-type="string">
            <text:p>O " homem-aranha " me deu um susto</text:p>
          </table:table-cell>
        </table:table-row>
        <table:table-row table:style-name="ro1">
          <table:table-cell office:value-type="string" calcext:value-type="string">
            <text:p>saiu um cara vestido de homem aranha da porta atrás de mim, levei o maior susto</text:p>
          </table:table-cell>
        </table:table-row>
        <table:table-row table:style-name="ro1">
          <table:table-cell office:value-type="string" calcext:value-type="string">
            <text:p>NOSSA QUE SUSTO , PENSEI QUE FOSSE O FILME DO LIXO HOLLAND OFSDOIFJOISDFIOSDK homem-aranha pra mim só o Tobey Maguire e essa série, desculpa</text:p>
          </table:table-cell>
        </table:table-row>
        <table:table-row table:style-name="ro1">
          <table:table-cell office:value-type="string" calcext:value-type="string">
            <text:p>Fui assistir homem aranha terminei assistindo a múmia, só do susto do gordinho no final valeu a pena KKKKK KKK PQP</text:p>
          </table:table-cell>
        </table:table-row>
        <table:table-row table:style-name="ro1">
          <table:table-cell office:value-type="string" calcext:value-type="string">
            <text:p>Eu tomei muito susto vendo homem aranha</text:p>
          </table:table-cell>
        </table:table-row>
        <table:table-row table:style-name="ro1">
          <table:table-cell office:value-type="string" calcext:value-type="string">
            <text:p>Só eu mesmo para tomar um puta susto no cinema assistindo Homem-Aranha (odeio cena que tem um suspense)</text:p>
          </table:table-cell>
        </table:table-row>
        <table:table-row table:style-name="ro1">
          <table:table-cell office:value-type="string" calcext:value-type="string">
            <text:p>sobre colocar o tema de mulher maravilha como despertador: levei um puta susto</text:p>
          </table:table-cell>
        </table:table-row>
        <table:table-row table:style-name="ro1">
          <table:table-cell office:value-type="string" calcext:value-type="string">
            <text:p>Porque você não me falou que o lupus fazia mulher maravilha @leandrofreythas ? Levei um susto hahahaha</text:p>
          </table:table-cell>
        </table:table-row>
        <table:table-row table:style-name="ro1">
          <table:table-cell office:value-type="string" calcext:value-type="string">
            <text:p>Pues tanto Caballero como Samper deberían estar muertos del susto con Uribe y sus defensores ... Son tenebrosos!!!</text:p>
          </table:table-cell>
        </table:table-row>
        <table:table-row table:style-name="ro1">
          <table:table-cell office:value-type="string" calcext:value-type="string">
            <text:p>eu me distraí assistindo doctor who e tomei um susto pensando que tinha perdido o painel de defensores , ainda bem que é só amanhã</text:p>
          </table:table-cell>
        </table:table-row>
        <table:table-row table:style-name="ro1">
          <table:table-cell office:value-type="string" calcext:value-type="string">
            <text:p>Esos defensores , de la libertad de expresión, actúan en manadas, sólos, se mueren del susto , se creen superseñores. https:// twitter.com/ernestoyamhure /status/887480569805905921 …</text:p>
          </table:table-cell>
        </table:table-row>
        <table:table-row table:style-name="ro1">
          <table:table-cell office:value-type="string" calcext:value-type="string">
            <text:p>Acá alguien q dice defender a los niños con esta imagen #Elinformante que susto los defensores del bus https:// twitter.com/rpl2010/status /885357818072752132 …</text:p>
          </table:table-cell>
        </table:table-row>
        <table:table-row table:style-name="ro1">
          <table:table-cell office:value-type="string" calcext:value-type="string">
            <text:p>A defensores de Derechos Humanos en Colombia la masacre venezolana les resbala: ni una palabra.¡Se mueren de susto con el sátrapa de Maduro!</text:p>
          </table:table-cell>
        </table:table-row>
        <table:table-row table:style-name="ro1">
          <table:table-cell office:value-type="string" calcext:value-type="string">
            <text:p>Eu achava q faculdade era q nem american pie , tomei um susto quando entrei e vi que realmente é</text:p>
          </table:table-cell>
        </table:table-row>
        <table:table-row table:style-name="ro1">
          <table:table-cell office:value-type="string" calcext:value-type="string">
            <text:p>El llamado estado isdlámico, son mercenarios a sueldo preparados para matar, por amor al dinero y son enemigos... http:// fb.me/4sXRo4pUA</text:p>
          </table:table-cell>
        </table:table-row>
        <table:table-row table:style-name="ro1">
          <table:table-cell office:value-type="string" calcext:value-type="string">
            <text:p>Viendo los casos d jugadores mercenarios caso @pablofornals @neymarjr declaro mi amor eterno a @fracesco10 que no se dejo comprar por nadie pic.twitter.com/rqWpHjqXRo</text:p>
          </table:table-cell>
        </table:table-row>
        <table:table-row table:style-name="ro1">
          <table:table-cell office:value-type="string" calcext:value-type="string">
            <text:p>:Los mercenarios y terroristas estan dl otro lado.Puedes explicar lo q le han hecho a ls Diputados?O Eso será Amor y Paz?Descara2</text:p>
          </table:table-cell>
        </table:table-row>
        <table:table-row table:style-name="ro1">
          <table:table-cell office:value-type="string" calcext:value-type="string">
            <text:p>Cuando seleccionen a gente con valores y amor por representar a su país, se verán mejoras. FUERA LOS VAGOS Y MERCENARIOS de @miseleccionmx</text:p>
          </table:table-cell>
        </table:table-row>
        <table:table-row table:style-name="ro1">
          <table:table-cell office:value-type="string" calcext:value-type="string">
            <text:p>El Financial Times reconoce que los "rebeldes" son mercenarios armados por la CIA que reciben un salario mensual https:// webcache.googleusercontent.com/search?q=cache :-y_p7-B0zCUJ:https://www.ft.com/content/a35244e6-6d2e-11e7-bfeb-33fe0c5b7eaa … pic.twitter.com/fTIA6GF2qG</text:p>
          </table:table-cell>
        </table:table-row>
        <table:table-row table:style-name="ro1">
          <table:table-cell office:value-type="string" calcext:value-type="string">
            <text:p>Claro amor ésos son malandros disfrazados de militares y los mercenarios iranies, cubanos etc</text:p>
          </table:table-cell>
        </table:table-row>
        <table:table-row table:style-name="ro1">
          <table:table-cell office:value-type="string" calcext:value-type="string">
            <text:p>Jogadores não sejam mercenários e honrem a camiseta que pagam o seu salário!!! Que vexame, devolvam meu Inter pelo amor de Deus.</text:p>
          </table:table-cell>
        </table:table-row>
        <table:table-row table:style-name="ro1">
          <table:table-cell office:value-type="string" calcext:value-type="string">
            <text:p>Aish, igual tus partes son geniales (Que no se note mi amor a los mercenarios )</text:p>
          </table:table-cell>
        </table:table-row>
        <table:table-row table:style-name="ro1">
          <table:table-cell office:value-type="string" calcext:value-type="string">
            <text:p>vcs n tem noção do meu amor por velozes e furiosos sério eu fico doida assistindo</text:p>
          </table:table-cell>
        </table:table-row>
        <table:table-row table:style-name="ro1">
          <table:table-cell office:value-type="string" calcext:value-type="string">
            <text:p>Velozes e furiosos https:// twitter.com/Surveys4You/st atus/889596714834956288 …</text:p>
          </table:table-cell>
        </table:table-row>
        <table:table-row table:style-name="ro1">
          <table:table-cell office:value-type="string" calcext:value-type="string">
            <text:p>espero que nosso amor dure mais que a franquia velozes e furiosos</text:p>
          </table:table-cell>
        </table:table-row>
        <table:table-row table:style-name="ro1">
          <table:table-cell office:value-type="string" calcext:value-type="string">
            <text:p>" Amor vai devagar, tu acha que é pilota de Velozes e Furiosos ? Tamo no filme não, tudo bem q vc ta careca igual o Toreto" kkkkkkkkkk</text:p>
          </table:table-cell>
        </table:table-row>
        <table:table-row table:style-name="ro1">
          <table:table-cell office:value-type="string" calcext:value-type="string">
            <text:p>Velozes e Furiosos 5 amor esse filme</text:p>
          </table:table-cell>
        </table:table-row>
        <table:table-row table:style-name="ro1">
          <table:table-cell office:value-type="string" calcext:value-type="string">
            <text:p>8 velozes e furiosos pelo amor de deus ??? https:// twitter.com/nataliecamis/s tatus/887852530163646465 …</text:p>
          </table:table-cell>
        </table:table-row>
        <table:table-row table:style-name="ro1">
          <table:table-cell office:value-type="string" calcext:value-type="string">
            <text:p>Se existe historia de amor mais verdadeira que a do dom e a lety no velozes e furiosos , ainda tá pra nascer</text:p>
          </table:table-cell>
        </table:table-row>
        <table:table-row table:style-name="ro1">
          <table:table-cell office:value-type="string" calcext:value-type="string">
            <text:p>PELO AMOR DE DEUS, NUNCA TE PEDI NADAAAA!!! Ah, Velozes e Furiosos , meu amor , vem cááá!! https:// twitter.com/tonystarki/sta tus/888231179769577472 …</text:p>
          </table:table-cell>
        </table:table-row>
        <table:table-row table:style-name="ro1">
          <table:table-cell office:value-type="string" calcext:value-type="string">
            <text:p>Ah ya me acuerdo, ESTÁ de acuerdo con la gestación subrogada ... Y le hice un desarrollo bastante "salty" con amor , с уважением =)</text:p>
          </table:table-cell>
        </table:table-row>
        <table:table-row table:style-name="ro1">
          <table:table-cell office:value-type="string" calcext:value-type="string">
            <text:p>Ese idiota, el que te humilla, el que te ignora, el que te trata tan mal, y tu a ese si le das tu amor</text:p>
          </table:table-cell>
        </table:table-row>
        <table:table-row table:style-name="ro1">
          <table:table-cell office:value-type="string" calcext:value-type="string">
            <text:p>Gostaria de deixar claro que eu sou um amor de pessoa mas ela tava merecendo uns tapas, pena que to longe te amo nene https:// twitter.com/_itsafluke/sta tus/889491618860085248 …</text:p>
          </table:table-cell>
        </table:table-row>
        <table:table-row table:style-name="ro1">
          <table:table-cell office:value-type="string" calcext:value-type="string">
            <text:p>Esto es amor https:// twitter.com/soliannaci/sta tus/887864406767538178 …</text:p>
          </table:table-cell>
        </table:table-row>
        <table:table-row table:style-name="ro1">
          <table:table-cell office:value-type="string" calcext:value-type="string">
            <text:p>Vi un capítulo de mi extraña adicción, que había un hombre que le gustaba "hacer el amor con su coche" en serio...</text:p>
          </table:table-cell>
        </table:table-row>
        <table:table-row table:style-name="ro1">
          <table:table-cell office:value-type="string" calcext:value-type="string">
            <text:p>Hola mi amor , vengo acompañado #whileineltranque</text:p>
          </table:table-cell>
        </table:table-row>
        <table:table-row table:style-name="ro1">
          <table:table-cell office:value-type="string" calcext:value-type="string">
            <text:p>O engraçado é que ela parece a boneca anabelle , mas mesmo assim ele preferiu ela. Será amor ?</text:p>
          </table:table-cell>
        </table:table-row>
        <table:table-row table:style-name="ro1">
          <table:table-cell office:value-type="string" calcext:value-type="string">
            <text:p>Anabelle , de las personas mas amorosas de mi primer año, no se por qué no te hablé antes. Amor for yu https:// twitter.com/AnabelSmileL/s tatus/888382846016028673 …</text:p>
          </table:table-cell>
        </table:table-row>
        <table:table-row table:style-name="ro1">
          <table:table-cell office:value-type="string" calcext:value-type="string">
            <text:p>Tô assistindo" invocação do mal 2 "com meu amor</text:p>
          </table:table-cell>
        </table:table-row>
        <table:table-row table:style-name="ro1">
          <table:table-cell office:value-type="string" calcext:value-type="string">
            <text:p>a mulher de invocação do mal e erica hahn são um casal nesse filme ui pelo amor</text:p>
          </table:table-cell>
        </table:table-row>
        <table:table-row table:style-name="ro1">
          <table:table-cell office:value-type="string" calcext:value-type="string">
            <text:p>Qualquer um podia estar agora assistindo comigo invocação do mal sem ser meu irmão pq pelo amor de Deus menino fica me dando susto</text:p>
          </table:table-cell>
        </table:table-row>
        <table:table-row table:style-name="ro1">
          <table:table-cell office:value-type="string" calcext:value-type="string">
            <text:p>quem gostar de mim tem que entender que uma hora eu sou um amor de pessoa e outras eu sou a invocação do mal pic.twitter.com/WejqyhZoT2</text:p>
          </table:table-cell>
        </table:table-row>
        <table:table-row table:style-name="ro1">
          <table:table-cell office:value-type="string" calcext:value-type="string">
            <text:p>por exemplo invocaçao do mal PUTA FILME BESTA PELO AMOR e o chamado tbm é idiota pra cacete VAMOS FAZER FILMES DE TERROR BONS GALERO?</text:p>
          </table:table-cell>
        </table:table-row>
        <table:table-row table:style-name="ro1">
          <table:table-cell office:value-type="string" calcext:value-type="string">
            <text:p>o invocação do mal é bom! Vera farmiga meu amor &lt;3</text:p>
          </table:table-cell>
        </table:table-row>
        <table:table-row table:style-name="ro1">
          <table:table-cell office:value-type="string" calcext:value-type="string">
            <text:p>Difícil,adoro filmes hehe assisto e já me apaixono e pronto,meu nenêe.egosto de vários e gêneros diferentes,Ironias do amor , invocação do mal</text:p>
          </table:table-cell>
        </table:table-row>
        <table:table-row table:style-name="ro1">
          <table:table-cell office:value-type="string" calcext:value-type="string">
            <text:p>Ai, Invocação do mal 2, Invocação do mal , Amor sem escalas https:// twitter.com/Surveys4You/st atus/884765333072089090 …</text:p>
          </table:table-cell>
        </table:table-row>
        <table:table-row table:style-name="ro1">
          <table:table-cell office:value-type="string" calcext:value-type="string">
            <text:p>Eu e a banana, a banana e eu..... Uma história de amor melhor que crepúsculo ♡</text:p>
          </table:table-cell>
        </table:table-row>
        <table:table-row table:style-name="ro1">
          <table:table-cell office:value-type="string" calcext:value-type="string">
            <text:p>Una historia de amor mejor que crepúsculo .</text:p>
          </table:table-cell>
        </table:table-row>
        <table:table-row table:style-name="ro1">
          <table:table-cell office:value-type="string" calcext:value-type="string">
            <text:p>En este poema, Borges habla de cómo la vida (el río) transcurre por el amor , el deleite, el crepúsculo , la resaca y, por fin, el sueño. pic.twitter.com/onym1YyAa6</text:p>
          </table:table-cell>
        </table:table-row>
        <table:table-row table:style-name="ro1">
          <table:table-cell office:value-type="string" calcext:value-type="string">
            <text:p>"¿qué será del amor y el sol de las once y el crepúsculo triste sin causa valedera?" http:// buff.ly/2uULBg5 pic.twitter.com/HNfyU84xp2</text:p>
          </table:table-cell>
        </table:table-row>
        <table:table-row table:style-name="ro1">
          <table:table-cell office:value-type="string" calcext:value-type="string">
            <text:p>eu sou mt kkkkkkkkkkk detalhes e eu historia de amor melhor q crepusculo</text:p>
          </table:table-cell>
        </table:table-row>
        <table:table-row table:style-name="ro1">
          <table:table-cell office:value-type="string" calcext:value-type="string">
            <text:p>esta buena, pero lo mío con la volldamm es una historia d amor mejor q crepusculo</text:p>
          </table:table-cell>
        </table:table-row>
        <table:table-row table:style-name="ro1">
          <table:table-cell office:value-type="string" calcext:value-type="string">
            <text:p>Puki y Nuki mejor historia de amor que Crepúsculo</text:p>
          </table:table-cell>
        </table:table-row>
        <table:table-row table:style-name="ro1">
          <table:table-cell office:value-type="string" calcext:value-type="string">
            <text:p>@ProfRFelicio e os ''''SUPER CONFIÁVEIS"" sites com domínio ".wordpress", uma história de amor melhor que Crepúsculo</text:p>
          </table:table-cell>
        </table:table-row>
        <table:table-row table:style-name="ro1">
          <table:table-cell office:value-type="string" calcext:value-type="string">
            <text:p>passei o dia com a vida, e assistimos meu malvado favorito 3 no cinema aaaa um amor</text:p>
          </table:table-cell>
        </table:table-row>
        <table:table-row table:style-name="ro1">
          <table:table-cell office:value-type="string" calcext:value-type="string">
            <text:p>E te acordar não eh tão fácil meu amor hsjshs</text:p>
          </table:table-cell>
        </table:table-row>
        <table:table-row table:style-name="ro1">
          <table:table-cell office:value-type="string" calcext:value-type="string">
            <text:p>espero q n seja eu nea, pq ir até o tatuape pra ver meu malvado favorito é uma prova de amor djdjskks</text:p>
          </table:table-cell>
        </table:table-row>
        <table:table-row table:style-name="ro1">
          <table:table-cell office:value-type="string" calcext:value-type="string">
            <text:p>Assisti meu malvado favorito hoje Que filme mais amor</text:p>
          </table:table-cell>
        </table:table-row>
        <table:table-row table:style-name="ro1">
          <table:table-cell office:value-type="string" calcext:value-type="string">
            <text:p>amor : Mussarela ou lanche? Maroco: Mussarela né amor Maroco: Sem dúvidas amor : Meu pai disse lanche aoxkoa Se quer guerra terá</text:p>
          </table:table-cell>
        </table:table-row>
        <table:table-row table:style-name="ro1">
          <table:table-cell office:value-type="string" calcext:value-type="string">
            <text:p>[24/7 18:37] amor : [24/7 18:38] Maroco: De onde esse coração [24/7 18:38] amor : Do meu cu Carinhosa!</text:p>
          </table:table-cell>
        </table:table-row>
        <table:table-row table:style-name="ro1">
          <table:table-cell office:value-type="string" calcext:value-type="string">
            <text:p>só queria assistir meu malvado favorito https:// twitter.com/coepaivaa/stat us/889540338804809729 …</text:p>
          </table:table-cell>
        </table:table-row>
        <table:table-row table:style-name="ro1">
          <table:table-cell office:value-type="string" calcext:value-type="string">
            <text:p>Vou no paragem com meu primos ver Malvado Favorito , q amor</text:p>
          </table:table-cell>
        </table:table-row>
        <table:table-row table:style-name="ro1">
          <table:table-cell office:value-type="string" calcext:value-type="string">
            <text:p>lana del rey, dylan o'brien, lauren, harry styles, pll, nerve, a primeira vez, querido john , ligados pelo amor , o espaço entre nós,teen wolf</text:p>
          </table:table-cell>
        </table:table-row>
        <table:table-row table:style-name="ro1">
          <table:table-cell office:value-type="string" calcext:value-type="string">
            <text:p>lana del rey, dylan o'brien, lauren, harry styles, pll, nerve, a primeira vez, querido john , ligados pelo amor , o espaço entre nós,teen wolf</text:p>
          </table:table-cell>
        </table:table-row>
        <table:table-row table:style-name="ro1">
          <table:table-cell office:value-type="string" calcext:value-type="string">
            <text:p>lana del rey, dylan o'brien, lauren, harry styles, pll, nerve, a primeira vez, querido john , ligados pelo amor , o espaço entre nós,teen wolf</text:p>
          </table:table-cell>
        </table:table-row>
        <table:table-row table:style-name="ro1">
          <table:table-cell office:value-type="string" calcext:value-type="string">
            <text:p>Eu te prometo que tudo vai acabar antes do que imagina. — Querido John</text:p>
          </table:table-cell>
        </table:table-row>
        <table:table-row table:style-name="ro1">
          <table:table-cell office:value-type="string" calcext:value-type="string">
            <text:p>É que eu sou uma pessoa difícil de lidar, de conviver, de amar. — Querido John</text:p>
          </table:table-cell>
        </table:table-row>
        <table:table-row table:style-name="ro1">
          <table:table-cell office:value-type="string" calcext:value-type="string">
            <text:p>A gente precisa acreditar que tudo vai dar certo. — Querido John .</text:p>
          </table:table-cell>
        </table:table-row>
        <table:table-row table:style-name="ro1">
          <table:table-cell office:value-type="string" calcext:value-type="string">
            <text:p>Eu preciso ver muito: Querido John , Um Porto Seguro, A Vida e Morte de Charlie e ABC do Amor .</text:p>
          </table:table-cell>
        </table:table-row>
        <table:table-row table:style-name="ro1">
          <table:table-cell office:value-type="string" calcext:value-type="string">
            <text:p>Um espaço entre nós, Marley &amp; eu, Um amor para recordar, Querido John , A última música, A culpa é das estrelas (chorei em todos)</text:p>
          </table:table-cell>
        </table:table-row>
        <table:table-row table:style-name="ro1">
          <table:table-cell office:value-type="string" calcext:value-type="string">
            <text:p>Assisti Homem - Aranha com o meu amor</text:p>
          </table:table-cell>
        </table:table-row>
        <table:table-row table:style-name="ro1">
          <table:table-cell office:value-type="string" calcext:value-type="string">
            <text:p>homem aranha https:// twitter.com/Surveys4You/st atus/889596714834956288 …</text:p>
          </table:table-cell>
        </table:table-row>
        <table:table-row table:style-name="ro1">
          <table:table-cell office:value-type="string" calcext:value-type="string">
            <text:p>Vou no cinema hoje com meu amor ver homem aranha kkkk</text:p>
          </table:table-cell>
        </table:table-row>
        <table:table-row table:style-name="ro1">
          <table:table-cell office:value-type="string" calcext:value-type="string">
            <text:p>Quando for assistir homem aranha , pelo amor de deus Veja os créditos</text:p>
          </table:table-cell>
        </table:table-row>
        <table:table-row table:style-name="ro1">
          <table:table-cell office:value-type="string" calcext:value-type="string">
            <text:p>devolve meu amor não correspondido</text:p>
          </table:table-cell>
        </table:table-row>
        <table:table-row table:style-name="ro1">
          <table:table-cell office:value-type="string" calcext:value-type="string">
            <text:p>Mais amor ao falar. Mais paciência ao ouvir.</text:p>
          </table:table-cell>
        </table:table-row>
        <table:table-row table:style-name="ro1">
          <table:table-cell office:value-type="string" calcext:value-type="string">
            <text:p>Quando o amor for tudo que restar, então aí teremos tudo.</text:p>
          </table:table-cell>
        </table:table-row>
        <table:table-row table:style-name="ro1">
          <table:table-cell office:value-type="string" calcext:value-type="string">
            <text:p>Só o riso, o amor e o prazer merecem revanche. O resto, é mais que perda de tempo ... é perda de vida.</text:p>
          </table:table-cell>
        </table:table-row>
        <table:table-row table:style-name="ro1">
          <table:table-cell office:value-type="string" calcext:value-type="string">
            <text:p>LK- meu amor , melhor pessoa, amo demais, bela kkk, Leãozinho e minha mulher maravilha</text:p>
          </table:table-cell>
        </table:table-row>
        <table:table-row table:style-name="ro1">
          <table:table-cell office:value-type="string" calcext:value-type="string">
            <text:p>Mulher-Maravilha dizendo que a guerra acaba com amor , sendo que a mesma termina enfiando a porrada em todo mundo</text:p>
          </table:table-cell>
        </table:table-row>
        <table:table-row table:style-name="ro1">
          <table:table-cell office:value-type="string" calcext:value-type="string">
            <text:p>"Só o amor pode salvar o mundo" Mulher Maravilha</text:p>
          </table:table-cell>
        </table:table-row>
        <table:table-row table:style-name="ro1">
          <table:table-cell office:value-type="string" calcext:value-type="string">
            <text:p>Vou te esperar passe o tempo que for Deixe bem guardado esse nosso amor Sei que eu te mereço</text:p>
          </table:table-cell>
        </table:table-row>
        <table:table-row table:style-name="ro1">
          <table:table-cell office:value-type="string" calcext:value-type="string">
            <text:p>Fala a verdade aí, assume que eu já virei amor</text:p>
          </table:table-cell>
        </table:table-row>
        <table:table-row table:style-name="ro1">
          <table:table-cell office:value-type="string" calcext:value-type="string">
            <text:p>Ganhei uma brusinha da mulher maravilha , muito amor por aquela camiseta</text:p>
          </table:table-cell>
        </table:table-row>
        <table:table-row table:style-name="ro1">
          <table:table-cell office:value-type="string" calcext:value-type="string">
            <text:p>Vamos manter o amor a Mulher-Maravilha vivo que a continuação tem que bater bilhão e ser maior que qualquer herói macho vivo</text:p>
          </table:table-cell>
        </table:table-row>
        <table:table-row table:style-name="ro1">
          <table:table-cell office:value-type="string" calcext:value-type="string">
            <text:p>Mais “Agora eu sei que só o amor pode salvar de verdade o mundo.” — Mulher Maravilha</text:p>
          </table:table-cell>
        </table:table-row>
        <table:table-row table:style-name="ro1">
          <table:table-cell office:value-type="string" calcext:value-type="string">
            <text:p>Sempre deixe acesa as luzes da Esperança do Amor e da Fé... Elas… https://www. instagram.com/p/BW6hM4yDXRCF Hy6fs_7NTk_JHyTGyf0DYEkTuw0/ …</text:p>
          </table:table-cell>
        </table:table-row>
        <table:table-row table:style-name="ro1">
          <table:table-cell office:value-type="string" calcext:value-type="string">
            <text:p>Hj é no amor ...vamos que vamos Roda de samba do RDN Muita… https://www. instagram.com/p/BW6fDZgjvlXJ KmA5hahMiIkqfOt1fS4L2NUg-k0/ …</text:p>
          </table:table-cell>
        </table:table-row>
        <table:table-row table:style-name="ro1">
          <table:table-cell office:value-type="string" calcext:value-type="string">
            <text:p>Quero deixar registrado aqui meu amor pelo filme: Se beber não Case , e Última viagem a Vegas</text:p>
          </table:table-cell>
        </table:table-row>
        <table:table-row table:style-name="ro1">
          <table:table-cell office:value-type="string" calcext:value-type="string">
            <text:p>Se beber não case kkjk</text:p>
          </table:table-cell>
        </table:table-row>
        <table:table-row table:style-name="ro1">
          <table:table-cell office:value-type="string" calcext:value-type="string">
            <text:p>Fica comigo/o melhor de mim/ amor e outras drogas/ sexo sem compromisso/ se beber não case 2</text:p>
          </table:table-cell>
        </table:table-row>
        <table:table-row table:style-name="ro1">
          <table:table-cell office:value-type="string" calcext:value-type="string">
            <text:p>titanic;um amor p recordar; tirando o atraso; se beber não case https:// twitter.com/prxtectbts/sta tus/881316274323824640 …</text:p>
          </table:table-cell>
        </table:table-row>
        <table:table-row table:style-name="ro1">
          <table:table-cell office:value-type="string" calcext:value-type="string">
            <text:p>El nuevo trailer de los defensores es puro amor con Stan Lee narrando todo.</text:p>
          </table:table-cell>
        </table:table-row>
        <table:table-row table:style-name="ro1">
          <table:table-cell office:value-type="string" calcext:value-type="string">
            <text:p>Más y mejores medios para los defensores de la libertad y seguridad pública @zoidoJI @policia @guardiacivil D.E.P.</text:p>
          </table:table-cell>
        </table:table-row>
        <table:table-row table:style-name="ro1">
          <table:table-cell office:value-type="string" calcext:value-type="string">
            <text:p>Empezamos una nueva semana con todo el amor y optimismo por un mejor Ecuador. #RevoluciónEsEvolución con @Lenin pic.twitter.com/NXvgFjxSaZ</text:p>
          </table:table-cell>
        </table:table-row>
        <table:table-row table:style-name="ro1">
          <table:table-cell office:value-type="string" calcext:value-type="string">
            <text:p>Bom dia aos homossexuais e defensores , a cada dia damos um passo a frente combatendo o preconceito. Toda forma de amor é justa.</text:p>
          </table:table-cell>
        </table:table-row>
        <table:table-row table:style-name="ro1">
          <table:table-cell office:value-type="string" calcext:value-type="string">
            <text:p>El amor por las grandes empresas, que suelen padecer los defensores del modelo neoliberal,</text:p>
          </table:table-cell>
        </table:table-row>
        <table:table-row table:style-name="ro1">
          <table:table-cell office:value-type="string" calcext:value-type="string">
            <text:p>Un amigo ha comentado su pena xq deje de decirse "idos" y su amor por las palabras me ha podido más que mil defensores furiosos del idioma</text:p>
          </table:table-cell>
        </table:table-row>
        <table:table-row table:style-name="ro1">
          <table:table-cell office:value-type="string" calcext:value-type="string">
            <text:p>Volvimos mi amor (@Estadio Defensores del Chaco - @apfoficial in Asunción, Paraguay, Asunción) https://www. swarmapp.com/c/ahMZ1l4N0KO</text:p>
          </table:table-cell>
        </table:table-row>
        <table:table-row table:style-name="ro1">
          <table:table-cell office:value-type="string" calcext:value-type="string">
            <text:p>@KaseO_real trajo AMOR para sus incondicionales defensores , a ultranza de su danza!! Que grande Maestro!!! Brutal. Madre mía...</text:p>
          </table:table-cell>
        </table:table-row>
        <table:table-row table:style-name="ro1">
          <table:table-cell office:value-type="string" calcext:value-type="string">
            <text:p>o poderoso chefinho é tão amor</text:p>
          </table:table-cell>
        </table:table-row>
        <table:table-row table:style-name="ro1">
          <table:table-cell office:value-type="string" calcext:value-type="string">
            <text:p>assisti o poderoso chefinho com o meu amor , esse filme é tão lindinho</text:p>
          </table:table-cell>
        </table:table-row>
        <table:table-row table:style-name="ro1">
          <table:table-cell office:value-type="string" calcext:value-type="string">
            <text:p>Bryan, eu e amor !!! — assistindo O Poderoso Chefinho em Cariacica http:// fb.me/6DPIReS4y</text:p>
          </table:table-cell>
        </table:table-row>
        <table:table-row table:style-name="ro1">
          <table:table-cell office:value-type="string" calcext:value-type="string">
            <text:p>Acabamos de ver, eu e meu amor — assistindo O Poderoso Chefinho</text:p>
          </table:table-cell>
        </table:table-row>
        <table:table-row table:style-name="ro1">
          <table:table-cell office:value-type="string" calcext:value-type="string">
            <text:p>Como tcheca piscando louca pra fazer amor</text:p>
          </table:table-cell>
        </table:table-row>
        <table:table-row table:style-name="ro1">
          <table:table-cell office:value-type="string" calcext:value-type="string">
            <text:p>assisti O Poderoso Chefinho e entendi o amor que o @classic1real tem por esse filme</text:p>
          </table:table-cell>
        </table:table-row>
        <table:table-row table:style-name="ro1">
          <table:table-cell office:value-type="string" calcext:value-type="string">
            <text:p>Eu e meu amor estávamos assistindo o poderoso chefinho esse filme é mt fofo rs</text:p>
          </table:table-cell>
        </table:table-row>
        <table:table-row table:style-name="ro1">
          <table:table-cell office:value-type="string" calcext:value-type="string">
            <text:p>Tô vendo O poderoso chefinho , onde o personagem é a cara do Louis!!!!! Ai, que amor pqp</text:p>
          </table:table-cell>
        </table:table-row>
        <table:table-row table:style-name="ro1">
          <table:table-cell office:value-type="string" calcext:value-type="string">
            <text:p>Amanhã vou ver Baywatch com o meu amor !!</text:p>
          </table:table-cell>
        </table:table-row>
        <table:table-row table:style-name="ro1">
          <table:table-cell office:value-type="string" calcext:value-type="string">
            <text:p>Baywatch : Petualangan Para Penjaga Pantai Seksi http:// dlvr.it/PXc9V3 pic.twitter.com/CBD0RYFcU5</text:p>
          </table:table-cell>
        </table:table-row>
        <table:table-row table:style-name="ro1">
          <table:table-cell office:value-type="string" calcext:value-type="string">
            <text:p>Amor eterno a Zac Efron #Baywatch</text:p>
          </table:table-cell>
        </table:table-row>
        <table:table-row table:style-name="ro1">
          <table:table-cell office:value-type="string" calcext:value-type="string">
            <text:p>@belindapop ya te miré en #Baywatch sales bien hermosa , recuerdo cuando te convertiste en mi primer amor mirandote en "Amigos Por Siempre"</text:p>
          </table:table-cell>
        </table:table-row>
        <table:table-row table:style-name="ro1">
          <table:table-cell office:value-type="string" calcext:value-type="string">
            <text:p>eu tenho que assistir BAYWATCH pelo amor , quem marca de ver comigo</text:p>
          </table:table-cell>
        </table:table-row>
        <table:table-row table:style-name="ro1">
          <table:table-cell office:value-type="string" calcext:value-type="string">
            <text:p>vim assistir baywatch sozinho no cinema isso chama amor a zac efron</text:p>
          </table:table-cell>
        </table:table-row>
        <table:table-row table:style-name="ro1">
          <table:table-cell office:value-type="string" calcext:value-type="string">
            <text:p>Están pasando Baywatch en @telemadrid y desde la primera temporada, mi amor platónico era Shauni</text:p>
          </table:table-cell>
        </table:table-row>
        <table:table-row table:style-name="ro1">
          <table:table-cell office:value-type="string" calcext:value-type="string">
            <text:p>Sacrificándome y viendo Baywatch solo por ti @ZacEfron , si eso no es amor , dime que es entonces!</text:p>
          </table:table-cell>
        </table:table-row>
        <table:table-row table:style-name="ro1">
          <table:table-cell office:value-type="string" calcext:value-type="string">
            <text:p>Espero mt q nao tenha foto minha pelo amor de Deus pq meu passado me condena</text:p>
          </table:table-cell>
        </table:table-row>
        <table:table-row table:style-name="ro1">
          <table:table-cell office:value-type="string" calcext:value-type="string">
            <text:p>Eu nem vejo direito e chorei com Renato dizendo q ele precisa viver aquele amor ...ai,não tenho estrutura pra isso... meu passado me condena</text:p>
          </table:table-cell>
        </table:table-row>
        <table:table-row table:style-name="ro1">
          <table:table-cell office:value-type="string" calcext:value-type="string">
            <text:p>Cansei de te dar valor FALEIIIII TCHAU E BENÇA AMOR sempre que tocar isso vai vir a frase " meu passado me condena " na minha mente</text:p>
          </table:table-cell>
        </table:table-row>
        <table:table-row table:style-name="ro1">
          <table:table-cell office:value-type="string" calcext:value-type="string">
            <text:p>amor hoje vai passar nosso filme sabia aquele em nós somos protagonistas meu passado me condena o nome</text:p>
          </table:table-cell>
        </table:table-row>
        <table:table-row table:style-name="ro1">
          <table:table-cell office:value-type="string" calcext:value-type="string">
            <text:p>@vihbitler • Linda dmssss • Conheço ja não é de hoje • " Meu passado me condena " • Um amor de pessoaaa • Fecha pra quem fecha com ela</text:p>
          </table:table-cell>
        </table:table-row>
        <table:table-row table:style-name="ro1">
          <table:table-cell office:value-type="string" calcext:value-type="string">
            <text:p>29- Tenho várioss mas vou tentar falar alguns, amor sem fim, o chamado (todos), piratas do Caribe, truque de mestre, meu passado me condena</text:p>
          </table:table-cell>
        </table:table-row>
        <table:table-row table:style-name="ro1">
          <table:table-cell office:value-type="string" calcext:value-type="string">
            <text:p>pelo amor de deus alguém vai assistir comigo meu passado me condena c o fábio e a miá mello no teatro</text:p>
          </table:table-cell>
        </table:table-row>
        <table:table-row table:style-name="ro1">
          <table:table-cell office:value-type="string" calcext:value-type="string">
            <text:p>Queria muito compartilhar aquele vídeo do cara falando do amor entre pretos, mas o problema é que meu passado palmiteiro me condena .</text:p>
          </table:table-cell>
        </table:table-row>
        <table:table-row table:style-name="ro1">
          <table:table-cell office:value-type="string" calcext:value-type="string">
            <text:p>Tô assistindo american pie o livro do amor</text:p>
          </table:table-cell>
        </table:table-row>
        <table:table-row table:style-name="ro1">
          <table:table-cell office:value-type="string" calcext:value-type="string">
            <text:p>Vou assistir American Pie - o livro do amor na Netflix</text:p>
          </table:table-cell>
        </table:table-row>
        <table:table-row table:style-name="ro1">
          <table:table-cell office:value-type="string" calcext:value-type="string">
            <text:p>estou assistindo american pie o livro do amor</text:p>
          </table:table-cell>
        </table:table-row>
        <table:table-row table:style-name="ro1">
          <table:table-cell office:value-type="string" calcext:value-type="string">
            <text:p>American pie 7: o cu do amor</text:p>
          </table:table-cell>
        </table:table-row>
        <table:table-row table:style-name="ro1">
          <table:table-cell office:value-type="string" calcext:value-type="string">
            <text:p>bye bye miss american pie</text:p>
          </table:table-cell>
        </table:table-row>
        <table:table-row table:style-name="ro1">
          <table:table-cell office:value-type="string" calcext:value-type="string">
            <text:p>american pie &gt;&gt;&gt;&gt;&gt; o livro do amor</text:p>
          </table:table-cell>
        </table:table-row>
        <table:table-row table:style-name="ro1">
          <table:table-cell office:value-type="string" calcext:value-type="string">
            <text:p>Qual dos American pie foi o melhor? - Livro do amor http:// kiw.im/AtpB9Hwg8S</text:p>
          </table:table-cell>
        </table:table-row>
        <table:table-row table:style-name="ro1">
          <table:table-cell office:value-type="string" calcext:value-type="string">
            <text:p>American pie o livro do amor é o melhor filme aaa</text:p>
          </table:table-cell>
        </table:table-row>
        <table:table-row table:style-name="ro1">
          <table:table-cell office:value-type="string" calcext:value-type="string">
            <text:p>Herói das lombrigas! De artistas e intelectuais: mercenários , oportunistas. Dos socialistas que não socializam.Da elite cleptocrata vermelha https:// twitter.com/Alexxbh/status /885906380917547008 …</text:p>
          </table:table-cell>
        </table:table-row>
        <table:table-row table:style-name="ro1">
          <table:table-cell office:value-type="string" calcext:value-type="string">
            <text:p>"Filme de herói esta saturado demais,ja ta chato" - Diz a pessoa que edta indo ver velozes e furiosos e transformers</text:p>
          </table:table-cell>
        </table:table-row>
        <table:table-row table:style-name="ro1">
          <table:table-cell office:value-type="string" calcext:value-type="string">
            <text:p>Vai ser um Velozes e Furiosos de super herói</text:p>
          </table:table-cell>
        </table:table-row>
        <table:table-row table:style-name="ro1">
          <table:table-cell office:value-type="string" calcext:value-type="string">
            <text:p>Coisas q já passou da hora de Hollywood parar: King Kong Planeta dos Macacos Transformers Velozes e Furiosos Filme de Herói sem roteiro</text:p>
          </table:table-cell>
        </table:table-row>
        <table:table-row table:style-name="ro1">
          <table:table-cell office:value-type="string" calcext:value-type="string">
            <text:p>Agora no giro de notícias de super- herói : o Tyrese, de Velozes e Furiosos , pode ser o Lanterna Verde! http://www. tnt.com.br/noticias/tyres e-gibson-sera-green-lantern … pic.twitter.com/XLTdklMwpV</text:p>
          </table:table-cell>
        </table:table-row>
        <table:table-row table:style-name="ro1">
          <table:table-cell office:value-type="string" calcext:value-type="string">
            <text:p>Top 5 filmes de herói : -Homem Aranha 2 - Velozes E Furiosos : Tokyo Drift -O Ninja Didi E A Princesa Lili -Segurança Nacional -Plano Real</text:p>
          </table:table-cell>
        </table:table-row>
        <table:table-row table:style-name="ro1">
          <table:table-cell office:value-type="string" calcext:value-type="string">
            <text:p>Só falta virar super herói agr p ficar que nem velozes e furiosos</text:p>
          </table:table-cell>
        </table:table-row>
        <table:table-row table:style-name="ro1">
          <table:table-cell office:value-type="string" calcext:value-type="string">
            <text:p>eu acho que minha relação com velozes e furiosos melhorou muito quando eu aceitei que é um filme de super herói</text:p>
          </table:table-cell>
        </table:table-row>
        <table:table-row table:style-name="ro1">
          <table:table-cell office:value-type="string" calcext:value-type="string">
            <text:p>Velozes e Furiosos : o filme em que ter carteira de motorista é quase ser super herói kkkkk</text:p>
          </table:table-cell>
        </table:table-row>
        <table:table-row table:style-name="ro1">
          <table:table-cell office:value-type="string" calcext:value-type="string">
            <text:p>#Notícia : DC confirma David Sandberg ( Anabelle 2) como diretor do filme solo do herói Shazam.… https://www. instagram.com/p/BWycaQ7jBlz/</text:p>
          </table:table-cell>
        </table:table-row>
        <table:table-row table:style-name="ro1">
          <table:table-cell office:value-type="string" calcext:value-type="string">
            <text:p>olha o heroi salvand q coisa + crepusculo</text:p>
          </table:table-cell>
        </table:table-row>
        <table:table-row table:style-name="ro1">
          <table:table-cell office:value-type="string" calcext:value-type="string">
            <text:p>no cinema agora: baywatch, a múmia, carros 3, meu malvado favorito 3 + 2 filmes de super herói . ah claro tem um filme com o tom hanks tb.</text:p>
          </table:table-cell>
        </table:table-row>
        <table:table-row table:style-name="ro1">
          <table:table-cell office:value-type="string" calcext:value-type="string">
            <text:p>MANO PARA eu queria comprar meu malvado favorito 3, mas o idiota quis homem aranha e eu odeio filme de super heroi me ajuda</text:p>
          </table:table-cell>
        </table:table-row>
        <table:table-row table:style-name="ro1">
          <table:table-cell office:value-type="string" calcext:value-type="string">
            <text:p>já vi (vini adora filme de super heroi ) .. quero ver o circulo e o meu malvado favorito :B</text:p>
          </table:table-cell>
        </table:table-row>
        <table:table-row table:style-name="ro1">
          <table:table-cell office:value-type="string" calcext:value-type="string">
            <text:p>Hoje foi dia do Meu Malvado Favorito 3, com o meu herói favorito ! #arthureeu … https://www. instagram.com/p/BWWH4qSgFoE/</text:p>
          </table:table-cell>
        </table:table-row>
        <table:table-row table:style-name="ro1">
          <table:table-cell office:value-type="string" calcext:value-type="string">
            <text:p>De super herói não, miga, vamo assistir meu malvado favorito 3 &lt;3</text:p>
          </table:table-cell>
        </table:table-row>
        <table:table-row table:style-name="ro1">
          <table:table-cell office:value-type="string" calcext:value-type="string">
            <text:p>RT Longa mostra o retorno do herói ao cinema. ‘ Meu Malvado Favorito 3’, ‘Mulher Maravilha’ permanecem em cartaz.</text:p>
          </table:table-cell>
        </table:table-row>
        <table:table-row table:style-name="ro1">
          <table:table-cell office:value-type="string" calcext:value-type="string">
            <text:p>RT Jovem super- herói tenta retomar vida adolescente após atuar com Vingadores. Animação ‘ Meu Malvado Favorito 3’ e comédia ‘Meus 15 anos’ …</text:p>
          </table:table-cell>
        </table:table-row>
        <table:table-row table:style-name="ro1">
          <table:table-cell office:value-type="string" calcext:value-type="string">
            <text:p>Simmm homem aranha é meu herói chodó e meu malvado favorito , animação e Emma Watson pobre estouuuu pobre estouuuuu</text:p>
          </table:table-cell>
        </table:table-row>
        <table:table-row table:style-name="ro1">
          <table:table-cell office:value-type="string" calcext:value-type="string">
            <text:p>Querido john , anjos da lei, magic mike, para sempre, ela dança eu danço, o ataque, legião perdida, anti- herói e muitos outros, t amo gostoso</text:p>
          </table:table-cell>
        </table:table-row>
        <table:table-row table:style-name="ro1">
          <table:table-cell office:value-type="string" calcext:value-type="string">
            <text:p>to em duvida meu heroi preferido eh homem aranha ou flash</text:p>
          </table:table-cell>
        </table:table-row>
        <table:table-row table:style-name="ro1">
          <table:table-cell office:value-type="string" calcext:value-type="string">
            <text:p>mano que raiva ,,, ai eu tive que assistir homem aranha só que eu não sou mto fã de filme de herói</text:p>
          </table:table-cell>
        </table:table-row>
        <table:table-row table:style-name="ro1">
          <table:table-cell office:value-type="string" calcext:value-type="string">
            <text:p>RT @thaeps Homem-aranha sempre sendo o melhor herói já feito!!!</text:p>
          </table:table-cell>
        </table:table-row>
        <table:table-row table:style-name="ro1">
          <table:table-cell office:value-type="string" calcext:value-type="string">
            <text:p>seu herói fav? — menina morro de medo de aranha porém o homem aranha ... https:// curiouscat.me/loonartes/post /184631763?t=1501015870 …</text:p>
          </table:table-cell>
        </table:table-row>
        <table:table-row table:style-name="ro1">
          <table:table-cell office:value-type="string" calcext:value-type="string">
            <text:p>criei expectativas pra homem-aranha nem gostei tanto assim, wonder woman fui só assistir e foi o melhor filme de super- herói q vi esse ano</text:p>
          </table:table-cell>
        </table:table-row>
        <table:table-row table:style-name="ro1">
          <table:table-cell office:value-type="string" calcext:value-type="string">
            <text:p>Gostei de um vídeo @YouTube http:// youtu.be/hMQNPEsBekw?aT EM … SUPER HEROI QUE DETESTA O HOMEM ARANHA ? SIM, TEM.. 10!</text:p>
          </table:table-cell>
        </table:table-row>
        <table:table-row table:style-name="ro1">
          <table:table-cell office:value-type="string" calcext:value-type="string">
            <text:p>E as intenções do Homem Aranha são sempre boas, por isso ele é meu herói favorito</text:p>
          </table:table-cell>
        </table:table-row>
        <table:table-row table:style-name="ro1">
          <table:table-cell office:value-type="string" calcext:value-type="string">
            <text:p>Espero que esse filme dl homem aranha seja fodaaaaa pq ele é o melhor heroi do mundo</text:p>
          </table:table-cell>
        </table:table-row>
        <table:table-row table:style-name="ro1">
          <table:table-cell office:value-type="string" calcext:value-type="string">
            <text:p>pega deadpool ai então, apenas com 1 heroi conseguiu bater mais que mulher maravilha</text:p>
          </table:table-cell>
        </table:table-row>
        <table:table-row table:style-name="ro1">
          <table:table-cell office:value-type="string" calcext:value-type="string">
            <text:p>Só estranhei o momento em que se dá Mulher Maravilha como exemplo de filme de super herói bom, em contraposição a BvS do Snydeus...</text:p>
          </table:table-cell>
        </table:table-row>
        <table:table-row table:style-name="ro1">
          <table:table-cell office:value-type="string" calcext:value-type="string">
            <text:p>Vamos manter o amor a Mulher-Maravilha vivo que a continuação tem que bater bilhão e ser maior que qualquer herói macho vivo</text:p>
          </table:table-cell>
        </table:table-row>
        <table:table-row table:style-name="ro1">
          <table:table-cell office:value-type="string" calcext:value-type="string">
            <text:p>Ainda tenho de assistir mulher maravilha , estou super atrasado nos filmes de super herói . #ALigaSeUniráNoSDV</text:p>
          </table:table-cell>
        </table:table-row>
        <table:table-row table:style-name="ro1">
          <table:table-cell office:value-type="string" calcext:value-type="string">
            <text:p>unico filme de super heroi que engoli em tempos foi mulher maravilha e o xmen, carregando esses chatos nas costas</text:p>
          </table:table-cell>
        </table:table-row>
        <table:table-row table:style-name="ro1">
          <table:table-cell office:value-type="string" calcext:value-type="string">
            <text:p>Eu tenho um pouco de medo, mesmo depois de Mulher Maravilha , de um filme da DC com mais de um héroi</text:p>
          </table:table-cell>
        </table:table-row>
        <table:table-row table:style-name="ro1">
          <table:table-cell office:value-type="string" calcext:value-type="string">
            <text:p>Depois da obra prima de Mulher Maravilha , não sei mais o que esperar de um filme de herói .</text:p>
          </table:table-cell>
        </table:table-row>
        <table:table-row table:style-name="ro1">
          <table:table-cell office:value-type="string" calcext:value-type="string">
            <text:p>Só mulher maravilha memo. Fomos assistir homem aranha meu herói do coração e ODIEEEEEEEEEI FORTE</text:p>
          </table:table-cell>
        </table:table-row>
        <table:table-row table:style-name="ro1">
          <table:table-cell office:value-type="string" calcext:value-type="string">
            <text:p>Gostei de um vídeo @YouTube http:// youtu.be/aHZia2RouhE?aS tan … Lee: o Homem, o Mito, o Herói da Marvel | Os Defensores</text:p>
          </table:table-cell>
        </table:table-row>
        <table:table-row table:style-name="ro1">
          <table:table-cell office:value-type="string" calcext:value-type="string">
            <text:p>Queria que os defensores fosse um ep pra cada herói pq aí eu podia assistir só os de jessica jones sem ter que aguentar o demolidor e etc</text:p>
          </table:table-cell>
        </table:table-row>
        <table:table-row table:style-name="ro1">
          <table:table-cell office:value-type="string" calcext:value-type="string">
            <text:p>Gostei de um vídeo @YouTube http:// youtu.be/aHZia2RouhE?aS tan … Lee: o Homem, o Mito, o Herói da Marvel | Os Defensores</text:p>
          </table:table-cell>
        </table:table-row>
        <table:table-row table:style-name="ro1">
          <table:table-cell office:value-type="string" calcext:value-type="string">
            <text:p>Gostei de um vídeo @YouTube http:// youtu.be/aHZia2RouhE?aS tan … Lee: o Homem, o Mito, o Herói da Marvel | Os Defensores</text:p>
          </table:table-cell>
        </table:table-row>
        <table:table-row table:style-name="ro1">
          <table:table-cell office:value-type="string" calcext:value-type="string">
            <text:p>Stan Lee: o Homem, o Mito, o Herói da Marvel | Os Defensores https:// youtu.be/aHZia2RouhE via @YouTube</text:p>
          </table:table-cell>
        </table:table-row>
        <table:table-row table:style-name="ro1">
          <table:table-cell office:value-type="string" calcext:value-type="string">
            <text:p>Gostei de um vídeo @YouTube http:// youtu.be/aHZia2RouhE?aS tan … Lee: o Homem, o Mito, o Herói da Marvel | Os Defensores</text:p>
          </table:table-cell>
        </table:table-row>
        <table:table-row table:style-name="ro1">
          <table:table-cell office:value-type="string" calcext:value-type="string">
            <text:p>Um árbitro foi o grande herói da partida do último sábado (22) entre San Miguel e Defensores Unidos pela Primeira... http:// fb.me/7WJbDaLK2</text:p>
          </table:table-cell>
        </table:table-row>
        <table:table-row table:style-name="ro1">
          <table:table-cell office:value-type="string" calcext:value-type="string">
            <text:p>Aliás, única de herói que fico de olho. Curtia Arrow, mas virou novela ruim. Talvez, em Defensores saia algo legal também.</text:p>
          </table:table-cell>
        </table:table-row>
        <table:table-row table:style-name="ro1">
          <table:table-cell office:value-type="string" calcext:value-type="string">
            <text:p>no cinema agora: baywatch , a múmia, carros 3, meu malvado favorito 3 + 2 filmes de super herói . ah claro tem um filme com o tom hanks tb.</text:p>
          </table:table-cell>
        </table:table-row>
        <table:table-row table:style-name="ro1">
          <table:table-cell office:value-type="string" calcext:value-type="string">
            <text:p>https:// goo.gl/NkXXdn She's stranded on another planet with mercenaries , what could go wrong? #amwriting #scifi #adventure #romance #alien</text:p>
          </table:table-cell>
        </table:table-row>
        <table:table-row table:style-name="ro1">
          <table:table-cell office:value-type="string" calcext:value-type="string">
            <text:p>Ya cos of new stadium. Don't need to sign mercenaries when have the best players of the England u20 world cup winning team. Romance !</text:p>
          </table:table-cell>
        </table:table-row>
        <table:table-row table:style-name="ro1">
          <table:table-cell office:value-type="string" calcext:value-type="string">
            <text:p>Romance - sou louco por você Ação - os mercenários / Nerve Terror - pesadelo /espelhos do mal Festas- Vizinhos, XOXO</text:p>
          </table:table-cell>
        </table:table-row>
        <table:table-row table:style-name="ro1">
          <table:table-cell office:value-type="string" calcext:value-type="string">
            <text:p>One woman alone on another planet with mercenaries , what's there to be afraid of? #amwriting #scifi #space #romance https:// goo.gl/NkXXdn</text:p>
          </table:table-cell>
        </table:table-row>
        <table:table-row table:style-name="ro1">
          <table:table-cell office:value-type="string" calcext:value-type="string">
            <text:p>O Guto colocou velozes e furiosos 7 p gnt assistir, agora tô chorando. Como vingança vou colocar um romance</text:p>
          </table:table-cell>
        </table:table-row>
        <table:table-row table:style-name="ro1">
          <table:table-cell office:value-type="string" calcext:value-type="string">
            <text:p>Esses filmes de romance tão mto chato, galera paia, vou por um velozes e furiosos aq pq vin diesel é sucesso</text:p>
          </table:table-cell>
        </table:table-row>
        <table:table-row table:style-name="ro1">
          <table:table-cell office:value-type="string" calcext:value-type="string">
            <text:p>Como vê romance agarrada se meu namorado quando vem pra cá só quer ver velozes e furiosos 7 e filme de guerra? Não dá né</text:p>
          </table:table-cell>
        </table:table-row>
        <table:table-row table:style-name="ro1">
          <table:table-cell office:value-type="string" calcext:value-type="string">
            <text:p>Add a little romance , add a little magic. #amwriting #romance pic.twitter.com/OaECoociN2</text:p>
          </table:table-cell>
        </table:table-row>
        <table:table-row table:style-name="ro1">
          <table:table-cell office:value-type="string" calcext:value-type="string">
            <text:p>Temptation for the imagination to inspire the muse this morning. #amwriting #romance pic.twitter.com/89VFPDDlxu</text:p>
          </table:table-cell>
        </table:table-row>
        <table:table-row table:style-name="ro1">
          <table:table-cell office:value-type="string" calcext:value-type="string">
            <text:p>Romance , and all the precious emotions of the heart, are at the core of my novels. #amwriting #romance pic.twitter.com/ZP4feXa3Ta</text:p>
          </table:table-cell>
        </table:table-row>
        <table:table-row table:style-name="ro1">
          <table:table-cell office:value-type="string" calcext:value-type="string">
            <text:p>A delightful retreat, tucked away in the beautiful countryside, with no other noise than a bird's song. #amwriting #romance pic.twitter.com/QTJsBdxnI9</text:p>
          </table:table-cell>
        </table:table-row>
        <table:table-row table:style-name="ro1">
          <table:table-cell office:value-type="string" calcext:value-type="string">
            <text:p>Part of the fun is found in the fashion. #amwriting #romance pic.twitter.com/TO4OtuUY6M</text:p>
          </table:table-cell>
        </table:table-row>
        <table:table-row table:style-name="ro1">
          <table:table-cell office:value-type="string" calcext:value-type="string">
            <text:p>Imagination is the garden of ideas, enchanted and otherwise unbelievable until you breath life into them. #amwriting #romance pic.twitter.com/ERTQ4cTigV</text:p>
          </table:table-cell>
        </table:table-row>
        <table:table-row table:style-name="ro1">
          <table:table-cell office:value-type="string" calcext:value-type="string">
            <text:p>ON SALE! Why not indulge in a wickedly delicious romance ? Bastards of London #series ! http:// amzn.to/2h5FK1c #Kindle #HistFic #goodreads pic.twitter.com/IbEbdkwK01</text:p>
          </table:table-cell>
        </table:table-row>
        <table:table-row table:style-name="ro1">
          <table:table-cell office:value-type="string" calcext:value-type="string">
            <text:p>A light and cheery invitation to the muse this morning. #amwriting #romance pic.twitter.com/yNVuYKUrpU</text:p>
          </table:table-cell>
        </table:table-row>
        <table:table-row table:style-name="ro1">
          <table:table-cell office:value-type="string" calcext:value-type="string">
            <text:p>Acbei de ver invocação do mal , nem parece q ja tinha visto, agora vou ver um de romance pra acabr cm clima de: me caguei tdddd</text:p>
          </table:table-cell>
        </table:table-row>
        <table:table-row table:style-name="ro1">
          <table:table-cell office:value-type="string" calcext:value-type="string">
            <text:p>29- romance : simplesmente acontece, suspense: hush a morte ouve, terror: invocação do mal 1</text:p>
          </table:table-cell>
        </table:table-row>
        <table:table-row table:style-name="ro1">
          <table:table-cell office:value-type="string" calcext:value-type="string">
            <text:p>a gente viu invocação do mal 2 quando as luzes se apagam esquadrão suicida e um filme de romance lá que toca Imagine Dragons</text:p>
          </table:table-cell>
        </table:table-row>
        <table:table-row table:style-name="ro1">
          <table:table-cell office:value-type="string" calcext:value-type="string">
            <text:p>Harrison Ford e Ryan Gosling: um romance melhor que Crepúsculo pic.twitter.com/FOxC0hAKSZ</text:p>
          </table:table-cell>
        </table:table-row>
        <table:table-row table:style-name="ro1">
          <table:table-cell office:value-type="string" calcext:value-type="string">
            <text:p>Uma história de romance mais bosta que crepúsculo</text:p>
          </table:table-cell>
        </table:table-row>
        <table:table-row table:style-name="ro1">
          <table:table-cell office:value-type="string" calcext:value-type="string">
            <text:p>kkkkk iludir não eu sou livre pae, quer romance compra um livro do crepúsculo kkkkk serenao</text:p>
          </table:table-cell>
        </table:table-row>
        <table:table-row table:style-name="ro1">
          <table:table-cell office:value-type="string" calcext:value-type="string">
            <text:p>Me ha gustado un vídeo de @YouTube ( http:// youtu.be/xZVQ86jj5fg?a - ᴴᴰ Películas de Thriller. Romance . Fantastic - Crepúsculo -</text:p>
          </table:table-cell>
        </table:table-row>
        <table:table-row table:style-name="ro1">
          <table:table-cell office:value-type="string" calcext:value-type="string">
            <text:p>Yo: we, está la de "del crepúsculo al amanecer" @karelyborbon : esas son de romance que hacen en terror??? No MMS</text:p>
          </table:table-cell>
        </table:table-row>
        <table:table-row table:style-name="ro1">
          <table:table-cell office:value-type="string" calcext:value-type="string">
            <text:p>Crepúsculo seria um bom romance se não fosse fadas e Ney Matogrosso</text:p>
          </table:table-cell>
        </table:table-row>
        <table:table-row table:style-name="ro1">
          <table:table-cell office:value-type="string" calcext:value-type="string">
            <text:p>A Hospedeira seria um livro 100% se não fosse o romance meloso e o triângulo amoroso, mas a autora não conseguiu se desprender de Crepúsculo</text:p>
          </table:table-cell>
        </table:table-row>
        <table:table-row table:style-name="ro1">
          <table:table-cell office:value-type="string" calcext:value-type="string">
            <text:p>quer romance ? ver crepúsculo rsrsrsrs</text:p>
          </table:table-cell>
        </table:table-row>
        <table:table-row table:style-name="ro1">
          <table:table-cell office:value-type="string" calcext:value-type="string">
            <text:p>Eu amo filmes clássicos de romance , tipo titanic, Romeu e Julieta, querido john e etc</text:p>
          </table:table-cell>
        </table:table-row>
        <table:table-row table:style-name="ro1">
          <table:table-cell office:value-type="string" calcext:value-type="string">
            <text:p>Querido John é o melhor filme de romance</text:p>
          </table:table-cell>
        </table:table-row>
        <table:table-row table:style-name="ro1">
          <table:table-cell office:value-type="string" calcext:value-type="string">
            <text:p>falei que nunca mais ia assistir nenhum filme de romance , e acabei de colocar " querido John " pra assistir.. q merda!!</text:p>
          </table:table-cell>
        </table:table-row>
        <table:table-row table:style-name="ro1">
          <table:table-cell office:value-type="string" calcext:value-type="string">
            <text:p>Pela primeira vez voltei a assistir filme de romance e estou vendo Querido John , eu não sei lidar com esse filme</text:p>
          </table:table-cell>
        </table:table-row>
        <table:table-row table:style-name="ro1">
          <table:table-cell office:value-type="string" calcext:value-type="string">
            <text:p>querido john e simplesmente acontece vão ser meus filmes de romance preferido pra sempre, sério</text:p>
          </table:table-cell>
        </table:table-row>
        <table:table-row table:style-name="ro1">
          <table:table-cell office:value-type="string" calcext:value-type="string">
            <text:p>Acho que Querido John é meu filme de romance preferido https:// twitter.com/_Filosofei/sta tus/884223148803194880 …</text:p>
          </table:table-cell>
        </table:table-row>
        <table:table-row table:style-name="ro1">
          <table:table-cell office:value-type="string" calcext:value-type="string">
            <text:p>eu kkkkk, meu livro fav é Harry Potter, mas de romance acho que é querido John e o seu?</text:p>
          </table:table-cell>
        </table:table-row>
        <table:table-row table:style-name="ro1">
          <table:table-cell office:value-type="string" calcext:value-type="string">
            <text:p>não. Mas olha romance tem "A culpa é das estrelas" " querido John " "simplesmente acontece" "cartas pra julieta" "como se fosse a primeira vez</text:p>
          </table:table-cell>
        </table:table-row>
        <table:table-row table:style-name="ro1">
          <table:table-cell office:value-type="string" calcext:value-type="string">
            <text:p>homem-aranha , mas só porque tem romance e ação nos filmes https:// twitter.com/opsbucky/statu s/887485534536441856 …</text:p>
          </table:table-cell>
        </table:table-row>
        <table:table-row table:style-name="ro1">
          <table:table-cell office:value-type="string" calcext:value-type="string">
            <text:p>Critica do meu pai ao novo filme do homem aranha : Gostei mais do primeiro Porque tinha mais romance . Até tu pai?</text:p>
          </table:table-cell>
        </table:table-row>
        <table:table-row table:style-name="ro1">
          <table:table-cell office:value-type="string" calcext:value-type="string">
            <text:p>Igor falou "amor, vamos ver de volta ao lar?" aí disse "claro". Cheguei lá e descobri q era homem aranha . Achei que era romance , fui trouxa.</text:p>
          </table:table-cell>
        </table:table-row>
        <table:table-row table:style-name="ro1">
          <table:table-cell office:value-type="string" calcext:value-type="string">
            <text:p>Antes de mãe ia no cinema pra ver filmes de romance , comédia, ação.... agora homem aranha ,… https://www. instagram.com/p/BWd3f7Ll7n7/</text:p>
          </table:table-cell>
        </table:table-row>
        <table:table-row table:style-name="ro1">
          <table:table-cell office:value-type="string" calcext:value-type="string">
            <text:p>KKKK ta tocando bad romance no fone e eu acabei de ver um gif do homem aranha dançando, parecia q ele tava dançando lady gaga</text:p>
          </table:table-cell>
        </table:table-row>
        <table:table-row table:style-name="ro1">
          <table:table-cell office:value-type="string" calcext:value-type="string">
            <text:p>/222222 só troca o romance por homem aranha *</text:p>
          </table:table-cell>
        </table:table-row>
        <table:table-row table:style-name="ro1">
          <table:table-cell office:value-type="string" calcext:value-type="string">
            <text:p>e eu que tava vendo homem-aranha achando q era romance teen?</text:p>
          </table:table-cell>
        </table:table-row>
        <table:table-row table:style-name="ro1">
          <table:table-cell office:value-type="string" calcext:value-type="string">
            <text:p>o bom desse homem aranha é que n teve romance forçado igual nos outros</text:p>
          </table:table-cell>
        </table:table-row>
        <table:table-row table:style-name="ro1">
          <table:table-cell office:value-type="string" calcext:value-type="string">
            <text:p>me falaram que no filme da mulher maravilha tem romance e eu achando que era só ela lutando contra tudo e tals</text:p>
          </table:table-cell>
        </table:table-row>
        <table:table-row table:style-name="ro1">
          <table:table-cell office:value-type="string" calcext:value-type="string">
            <text:p>"Ah mas se tem nos quadrinhos..." foda-se os quadrinhos! Mulher Maravilha é muito massa pra ser ofuscada por essa baboseira de romance</text:p>
          </table:table-cell>
        </table:table-row>
        <table:table-row table:style-name="ro1">
          <table:table-cell office:value-type="string" calcext:value-type="string">
            <text:p>Se Batman Vs Superman já foi confuso imagina explicar o romance do Aquaman com a mulher maravilha , explicar o Super man fracote e o BatPai</text:p>
          </table:table-cell>
        </table:table-row>
        <table:table-row table:style-name="ro1">
          <table:table-cell office:value-type="string" calcext:value-type="string">
            <text:p>Hj eu passei a tarde assistindo mulher maravilha e depois filme de romance , chorando horrores por sinal</text:p>
          </table:table-cell>
        </table:table-row>
        <table:table-row table:style-name="ro1">
          <table:table-cell office:value-type="string" calcext:value-type="string">
            <text:p>ela eh linda miss miss miss nosso lance daria um filme mas nao eh romance eh xis xis xis</text:p>
          </table:table-cell>
        </table:table-row>
        <table:table-row table:style-name="ro1">
          <table:table-cell office:value-type="string" calcext:value-type="string">
            <text:p>Mulher maravilha foi um filme ótimo Seria melhor sem o romance mas fora isso foi otimo</text:p>
          </table:table-cell>
        </table:table-row>
        <table:table-row table:style-name="ro1">
          <table:table-cell office:value-type="string" calcext:value-type="string">
            <text:p>um insuportável, mega sem graça. Espero que no filme Liga da Justiça não tenha muito foco no romance dele com a mulher maravilha</text:p>
          </table:table-cell>
        </table:table-row>
        <table:table-row table:style-name="ro1">
          <table:table-cell office:value-type="string" calcext:value-type="string">
            <text:p>Meu amigo dando pala deu revoltado com o romance forçado do filme da mulher maravilha</text:p>
          </table:table-cell>
        </table:table-row>
        <table:table-row table:style-name="ro1">
          <table:table-cell office:value-type="string" calcext:value-type="string">
            <text:p>zach galifianakis(gordo do se beber não case ) é o melhor tanto em drama, romance ou comedia,ja amava esse gordo,depois desse filme slc</text:p>
          </table:table-cell>
        </table:table-row>
        <table:table-row table:style-name="ro1">
          <table:table-cell office:value-type="string" calcext:value-type="string">
            <text:p>Cade nossa comedia misturada cm suspense e romance ? ( Se beber nao case é mt bãun)</text:p>
          </table:table-cell>
        </table:table-row>
        <table:table-row table:style-name="ro1">
          <table:table-cell office:value-type="string" calcext:value-type="string">
            <text:p>Os Defensores | Ator esclarece como série lidará com romance entre Luke Cage e Jessica Jones https:// goo.gl/Fc5gHu pic.twitter.com/PufApixSB9</text:p>
          </table:table-cell>
        </table:table-row>
        <table:table-row table:style-name="ro1">
          <table:table-cell office:value-type="string" calcext:value-type="string">
            <text:p>tem que ter romance ... Não afetando o plot dos defensores , tá ok. É o único que tô no aguardo.</text:p>
          </table:table-cell>
        </table:table-row>
        <table:table-row table:style-name="ro1">
          <table:table-cell office:value-type="string" calcext:value-type="string">
            <text:p>ROMANCE Teu Nome O espaço entre nós A amante do pastor COMÉDIA o poderoso chefinho como se torna o pior aluno da escola Férias frustadas</text:p>
          </table:table-cell>
        </table:table-row>
        <table:table-row table:style-name="ro1">
          <table:table-cell office:value-type="string" calcext:value-type="string">
            <text:p>50 first date itu romance Baywatch komedi Miracle worker kalo ini aku gatau genrenya apa Sing animasi The secret life of pets komedi</text:p>
          </table:table-cell>
        </table:table-row>
        <table:table-row table:style-name="ro1">
          <table:table-cell office:value-type="string" calcext:value-type="string">
            <text:p>#FREE on #KU . "Malibu Angel" is the paranormal Baywatch with lifeguards hotter than Zac Efron. #romance https://www. amazon.com/dp/B012U0Q93O/ ref=cm_sw_r_tw_dp_x_dbcyzbHTH5BNT … via @amazon</text:p>
          </table:table-cell>
        </table:table-row>
        <table:table-row table:style-name="ro1">
          <table:table-cell office:value-type="string" calcext:value-type="string">
            <text:p>Me gustó un video de @YouTube http:// youtu.be/b3HKK-DObSs?a Baywatch Season 3 Episode 13 Island Of Romance</text:p>
          </table:table-cell>
        </table:table-row>
        <table:table-row table:style-name="ro1">
          <table:table-cell office:value-type="string" calcext:value-type="string">
            <text:p>Alexandra Daddario addresses THOSE romance rumours with Baywatch co-star Zac Efron https://www. spiritfm.net/content/video/ 731/alexandra-daddario-addresses-those-romance-rumours-with-baywatch-co-star-zac-efron/#.WVTrLGX-hnc.twitter … FOR HIS FANGIRLS. OUCH.</text:p>
          </table:table-cell>
        </table:table-row>
        <table:table-row table:style-name="ro1">
          <table:table-cell office:value-type="string" calcext:value-type="string">
            <text:p>Alexandra Daddario addresses THOSE romance rumours with Baywatch co-star Zac Efron https://www. spiritfm.net/content/video/ 731/alexandra-daddario-addresses-those-romance-rumours-with-baywatch-co-star-zac-efron/ …</text:p>
          </table:table-cell>
        </table:table-row>
        <table:table-row table:style-name="ro1">
          <table:table-cell office:value-type="string" calcext:value-type="string">
            <text:p>Alexandra Daddario addresses THOSE romance rumours with Baywatch co-star Zac Efron https://www. yorkshirecoastradio.com/content/video/ 731/alexandra-daddario-addresses-those-romance-rumours-with-baywatch-co-star-zac-efron/ …</text:p>
          </table:table-cell>
        </table:table-row>
        <table:table-row table:style-name="ro1">
          <table:table-cell office:value-type="string" calcext:value-type="string">
            <text:p>Alexandra Daddario addresses THOSE romance rumours with Baywatch co-star Zac Efron https://www. piratefm.co.uk/content/video/ 731/alexandra-daddario-addresses-those-romance-rumours-with-baywatch-co-star-zac-efron/ …</text:p>
          </table:table-cell>
        </table:table-row>
        <table:table-row table:style-name="ro1">
          <table:table-cell office:value-type="string" calcext:value-type="string">
            <text:p>Muy entretenida, con el mismo espíritu de la serie, pura acción y romance : #Baywatch pic.twitter.com/S6AatUcz0x</text:p>
          </table:table-cell>
        </table:table-row>
        <table:table-row table:style-name="ro1">
          <table:table-cell office:value-type="string" calcext:value-type="string">
            <text:p>Meu Passado Me Condena 2 - Filmes de Romance /Comédia - Lançamentos 2017 http:// fb.me/6uyfd52qB</text:p>
          </table:table-cell>
        </table:table-row>
        <table:table-row table:style-name="ro1">
          <table:table-cell office:value-type="string" calcext:value-type="string">
            <text:p>من یک ویدیوی @YouTube http:// youtu.be/MYGQKj98N48?a Meu Passado Me Condena 2 - Filmes de Romance /Comédia - Lançamentos 2017 را</text:p>
          </table:table-cell>
        </table:table-row>
        <table:table-row table:style-name="ro1">
          <table:table-cell office:value-type="string" calcext:value-type="string">
            <text:p>“There is no poetry and very little romance in anything anymore, so it is really like the last phase of American Pie ."</text:p>
          </table:table-cell>
        </table:table-row>
        <table:table-row table:style-name="ro1">
          <table:table-cell office:value-type="string" calcext:value-type="string">
            <text:p>Sum41, My Chemical Romance , Blink182, The off Spring, etc parece que la gente en la chamba hubiese visto una maratón de American Pie .</text:p>
          </table:table-cell>
        </table:table-row>
        <table:table-row table:style-name="ro1">
          <table:table-cell office:value-type="string" calcext:value-type="string">
            <text:p>16. demolition lovers - my chemical romance , plastic taste - joji, england - jehst, halftime - nas, american pie - don mclean</text:p>
          </table:table-cell>
        </table:table-row>
        <table:table-row table:style-name="ro1">
          <table:table-cell office:value-type="string" calcext:value-type="string">
            <text:p>El odio es un buen negocio!! A los señores de la guerra les va cada día mejor con la venta de armas. A los sicarios y mercenarios tambien!!</text:p>
          </table:table-cell>
        </table:table-row>
        <table:table-row table:style-name="ro1">
          <table:table-cell office:value-type="string" calcext:value-type="string">
            <text:p>Es la guerra . Reconoce los mercenarios de la locucion. http:// mtr.cool/yhumgfa #voiceover#locutor</text:p>
          </table:table-cell>
        </table:table-row>
        <table:table-row table:style-name="ro1">
          <table:table-cell office:value-type="string" calcext:value-type="string">
            <text:p>Abusadores esbirros mercenarios de guerra https:// twitter.com/AlbertoRT51/st atus/889820110084550657 …</text:p>
          </table:table-cell>
        </table:table-row>
        <table:table-row table:style-name="ro1">
          <table:table-cell office:value-type="string" calcext:value-type="string">
            <text:p>#FelizMartes FFAA si no les costó matar menos robar. La República es su botín de guerra , el precio que cobraron estos mercenarios .</text:p>
          </table:table-cell>
        </table:table-row>
        <table:table-row table:style-name="ro1">
          <table:table-cell office:value-type="string" calcext:value-type="string">
            <text:p>#ADNHoy FFAA si no les costó matar menos robar. La República es su botín de guerra , el precio que cobraron estos mercenarios .</text:p>
          </table:table-cell>
        </table:table-row>
        <table:table-row table:style-name="ro1">
          <table:table-cell office:value-type="string" calcext:value-type="string">
            <text:p>Se preparam para uma GUERRA contra TORCIDA que paga o salário destes MERCENÁRIOS , mas não preparam uma guerra contra adversários medíocres! https:// twitter.com/alexandremogno n/status/889559463530778624 …</text:p>
          </table:table-cell>
        </table:table-row>
        <table:table-row table:style-name="ro1">
          <table:table-cell office:value-type="string" calcext:value-type="string">
            <text:p>La CIA pagó puntualmente los salarios de los mercenarios sirios el mes pasado . Desde hace al menos cuatro años... http:// fb.me/13KL357uB</text:p>
          </table:table-cell>
        </table:table-row>
        <table:table-row table:style-name="ro1">
          <table:table-cell office:value-type="string" calcext:value-type="string">
            <text:p>Cuando Bolívar decreto guerra a muerte fue a los Canarios y Españoles. Aquí es a los mercenarios extranjeros debemos de entender y YA.</text:p>
          </table:table-cell>
        </table:table-row>
        <table:table-row table:style-name="ro1">
          <table:table-cell office:value-type="string" calcext:value-type="string">
            <text:p>velozes e furiosos , melhores filmessss</text:p>
          </table:table-cell>
        </table:table-row>
        <table:table-row table:style-name="ro1">
          <table:table-cell office:value-type="string" calcext:value-type="string">
            <text:p>Piratas do Caribe 1,2,3,4, capitão América guerra civil, Batman vs Superman, velozes e furiosos (todos) etc : )</text:p>
          </table:table-cell>
        </table:table-row>
        <table:table-row table:style-name="ro1">
          <table:table-cell office:value-type="string" calcext:value-type="string">
            <text:p>Velozes e furiosos : guerra fria a corrida espacial https:// twitter.com/cinepop/status /884571344305876992 …</text:p>
          </table:table-cell>
        </table:table-row>
        <table:table-row table:style-name="ro1">
          <table:table-cell office:value-type="string" calcext:value-type="string">
            <text:p>Sdds velozes e furiosos , + velozes d mais furiosos e V&amp;F desafio em Tóquio. Quando o filme era de corrida e não de guerra ... https:// twitter.com/cinepop/status /884571344305876992 …</text:p>
          </table:table-cell>
        </table:table-row>
        <table:table-row table:style-name="ro1">
          <table:table-cell office:value-type="string" calcext:value-type="string">
            <text:p>o ano é 2054 o mundo está em guerra falta de recurso desigualdade social facismo velozes e furiosos 31 estreia</text:p>
          </table:table-cell>
        </table:table-row>
        <table:table-row table:style-name="ro1">
          <table:table-cell office:value-type="string" calcext:value-type="string">
            <text:p>Velozes e Furiosos : ̶G̶u̶e̶r̶r̶a̶ Corrida nas estrelas</text:p>
          </table:table-cell>
        </table:table-row>
        <table:table-row table:style-name="ro1">
          <table:table-cell office:value-type="string" calcext:value-type="string">
            <text:p>QUANDO VEJO ALGO DE VELOZES E FURIOSOS 8</text:p>
          </table:table-cell>
        </table:table-row>
        <table:table-row table:style-name="ro1">
          <table:table-cell office:value-type="string" calcext:value-type="string">
            <text:p>Velozes e furiosos operação abençoado https:// twitter.com/Irmao_Flash/st atus/883426256599097344 …</text:p>
          </table:table-cell>
        </table:table-row>
        <table:table-row table:style-name="ro1">
          <table:table-cell office:value-type="string" calcext:value-type="string">
            <text:p>Tava vendo vídeo dos dog recebendo os donos quando voltam da guerra e percebi que Anabelle me recebe daquele jeito toda vez q eu volto</text:p>
          </table:table-cell>
        </table:table-row>
        <table:table-row table:style-name="ro1">
          <table:table-cell office:value-type="string" calcext:value-type="string">
            <text:p>... Muy original coger la historia de la guerra de los Magi (FFVI) vamos a llamar a la magia "aether" y a los Ascian de FF XII ...</text:p>
          </table:table-cell>
        </table:table-row>
        <table:table-row table:style-name="ro1">
          <table:table-cell office:value-type="string" calcext:value-type="string">
            <text:p>Cuando me preguntan porque me pongo esta gorra los viernes, simple...RED (Remember Everyone Deployed) por esas amistades que están en guerra pic.twitter.com/RRMoc5gY1I</text:p>
          </table:table-cell>
        </table:table-row>
        <table:table-row table:style-name="ro1">
          <table:table-cell office:value-type="string" calcext:value-type="string">
            <text:p>Animais Fantásticos, Guerra Civil e Invocação do Mal 2 tb</text:p>
          </table:table-cell>
        </table:table-row>
        <table:table-row table:style-name="ro1">
          <table:table-cell office:value-type="string" calcext:value-type="string">
            <text:p>guerra dos tronos e crepúsculo é tudo a mesma merda todas treta só aconteceu por causa de um namorico adolescente</text:p>
          </table:table-cell>
        </table:table-row>
        <table:table-row table:style-name="ro1">
          <table:table-cell office:value-type="string" calcext:value-type="string">
            <text:p>Bruno Vigil, cabeção, parece que vai ser bem pior que Crepúsculo da Marvel ( Guerra Civil) mesmo... kkkkkk Juliana... http:// fb.me/1VxBmtBkf</text:p>
          </table:table-cell>
        </table:table-row>
        <table:table-row table:style-name="ro1">
          <table:table-cell office:value-type="string" calcext:value-type="string">
            <text:p>acabei de ver o último filme do crepúsculo e to chateado q a guerra final foi só uma visão</text:p>
          </table:table-cell>
        </table:table-row>
        <table:table-row table:style-name="ro1">
          <table:table-cell office:value-type="string" calcext:value-type="string">
            <text:p>JESUS! eu não lembro do final de crepúsculo , só lembro da guerra que ia ter mas a Alice mostrou pro cara que ele ia morrer</text:p>
          </table:table-cell>
        </table:table-row>
        <table:table-row table:style-name="ro1">
          <table:table-cell office:value-type="string" calcext:value-type="string">
            <text:p>Crepúsculo - poema de y por Hilda Guerra : http:// youtu.be/-5GU5MYnP3o?a vía @YouTube</text:p>
          </table:table-cell>
        </table:table-row>
        <table:table-row table:style-name="ro1">
          <table:table-cell office:value-type="string" calcext:value-type="string">
            <text:p>LEITURA "A Arte da Guerra " = MACHO Saga Crepúsculo = VEADO</text:p>
          </table:table-cell>
        </table:table-row>
        <table:table-row table:style-name="ro1">
          <table:table-cell office:value-type="string" calcext:value-type="string">
            <text:p>Imagina você voltando do Trabalho super cansado e do nada começa a tocar Guerra Sagrada e crepúsculo começa a ficar vermelho</text:p>
          </table:table-cell>
        </table:table-row>
        <table:table-row table:style-name="ro1">
          <table:table-cell office:value-type="string" calcext:value-type="string">
            <text:p>La guerra en Lotto Exo vs polis jajaja mejor que la de Crepúsculo we #EXO #kokobop #Thewarexo #Suho #BAMA2017_EXO #BAMA2017_EXO</text:p>
          </table:table-cell>
        </table:table-row>
        <table:table-row table:style-name="ro1">
          <table:table-cell office:value-type="string" calcext:value-type="string">
            <text:p>Fui com minha melhor amiga ver meu malvado favorito 03 e domingo vamos com os meninos ver transformes</text:p>
          </table:table-cell>
        </table:table-row>
        <table:table-row table:style-name="ro1">
          <table:table-cell office:value-type="string" calcext:value-type="string">
            <text:p>amor : Mussarela ou lanche? Maroco: Mussarela né amor Maroco: Sem dúvidas amor : Meu pai disse lanche aoxkoa Se quer guerra terá</text:p>
          </table:table-cell>
        </table:table-row>
        <table:table-row table:style-name="ro1">
          <table:table-cell office:value-type="string" calcext:value-type="string">
            <text:p>Vou ir ver meu malvado favorito 03 com minha melhor amiga amanhã</text:p>
          </table:table-cell>
        </table:table-row>
        <table:table-row table:style-name="ro1">
          <table:table-cell office:value-type="string" calcext:value-type="string">
            <text:p>Nossa é homem aranha carros meu malvado favorito vai lançar agora aquele no limite da fuga, vai lançar um de guerra também tanto filme</text:p>
          </table:table-cell>
        </table:table-row>
        <table:table-row table:style-name="ro1">
          <table:table-cell office:value-type="string" calcext:value-type="string">
            <text:p>Meu malvado favorito 3 é muito bom sissjsjsnsis</text:p>
          </table:table-cell>
        </table:table-row>
        <table:table-row table:style-name="ro1">
          <table:table-cell office:value-type="string" calcext:value-type="string">
            <text:p>começando uma guerra aqui em casa por motivos de spoilers de Meu Malvado Favorito 3</text:p>
          </table:table-cell>
        </table:table-row>
        <table:table-row table:style-name="ro1">
          <table:table-cell office:value-type="string" calcext:value-type="string">
            <text:p>Quero assistir meu malvado favorito kk</text:p>
          </table:table-cell>
        </table:table-row>
        <table:table-row table:style-name="ro1">
          <table:table-cell office:value-type="string" calcext:value-type="string">
            <text:p>Quero assistir Meu malvado favorito 3</text:p>
          </table:table-cell>
        </table:table-row>
        <table:table-row table:style-name="ro1">
          <table:table-cell office:value-type="string" calcext:value-type="string">
            <text:p>Hoje temos @channingtatum no especial Quintas Bipolares, com 'Stop-Loss - A Lei da Guerra ' e ' Querido John ' a partir das 20h! Não perca! pic.twitter.com/SPqLPKFiLC</text:p>
          </table:table-cell>
        </table:table-row>
        <table:table-row table:style-name="ro1">
          <table:table-cell office:value-type="string" calcext:value-type="string">
            <text:p>Estoy viendo querido john y odie cuando la mina lo deja en medio de la guerra te atreviste</text:p>
          </table:table-cell>
        </table:table-row>
        <table:table-row table:style-name="ro1">
          <table:table-cell office:value-type="string" calcext:value-type="string">
            <text:p>ligados pelo amor, cartas para julieta, querido john</text:p>
          </table:table-cell>
        </table:table-row>
        <table:table-row table:style-name="ro1">
          <table:table-cell office:value-type="string" calcext:value-type="string">
            <text:p>500 dias com ela, simplesmente acontece, okja, sniper americano, guerra mundial z, a ultima música, querido John , (to querendo q vc chore em</text:p>
          </table:table-cell>
        </table:table-row>
        <table:table-row table:style-name="ro1">
          <table:table-cell office:value-type="string" calcext:value-type="string">
            <text:p>Querido john , hsm, guerra mundial z, depois da terra, oblivion, os vingadores, tartarugas ninjas, x men https:// twitter.com/ask2perguntas/ status/878693515437514753 …</text:p>
          </table:table-cell>
        </table:table-row>
        <table:table-row table:style-name="ro1">
          <table:table-cell office:value-type="string" calcext:value-type="string">
            <text:p>Pensei que a primeira cena do Homem-aranha em Guerra Finita seria uma longa conversa do Peter com a Tia May.</text:p>
          </table:table-cell>
        </table:table-row>
        <table:table-row table:style-name="ro1">
          <table:table-cell office:value-type="string" calcext:value-type="string">
            <text:p>I liked a @YouTube video http:// youtu.be/oNu0TejupgU?a O que o Homem-Aranha deveria ter dito no trailer de Guerra Civil</text:p>
          </table:table-cell>
        </table:table-row>
        <table:table-row table:style-name="ro1">
          <table:table-cell office:value-type="string" calcext:value-type="string">
            <text:p>meu afilhado tinha pedido boneco do venom com língua pra fora eu dei e agora ele falou q quer o homem aranha da guerra civil</text:p>
          </table:table-cell>
        </table:table-row>
        <table:table-row table:style-name="ro1">
          <table:table-cell office:value-type="string" calcext:value-type="string">
            <text:p>Princesa Elsa &amp; Homem Aranha vs Power Rangers w/ Super heróis vs Palhaço Açao filme Nerf Guerra #19: http:// youtu.be/qAEYUiqvWGU?a via</text:p>
          </table:table-cell>
        </table:table-row>
        <table:table-row table:style-name="ro1">
          <table:table-cell office:value-type="string" calcext:value-type="string">
            <text:p>ainda existe o contexto. arco do guardiões tá em alta, esse é o 3º reboot do homem aranha , teve vingadores a pouco tempo, etc.</text:p>
          </table:table-cell>
        </table:table-row>
        <table:table-row table:style-name="ro1">
          <table:table-cell office:value-type="string" calcext:value-type="string">
            <text:p>Por que esse filme do homem aranha não hypou?</text:p>
          </table:table-cell>
        </table:table-row>
        <table:table-row table:style-name="ro1">
          <table:table-cell office:value-type="string" calcext:value-type="string">
            <text:p>meninos que ficam vendo a parte do Homem-Aranha no Guerra Civil no you tube</text:p>
          </table:table-cell>
        </table:table-row>
        <table:table-row table:style-name="ro1">
          <table:table-cell office:value-type="string" calcext:value-type="string">
            <text:p>TRAJE DE HOMEM ARANHA DE VOLTA AO LAR PARA GUERRA I NFINITA!!!!!!!!!!!!!!!!!!!!!!!! SPIDER MAN HOMECOMING pic.twitter.com/7X282Bd5Wc</text:p>
          </table:table-cell>
        </table:table-row>
        <table:table-row table:style-name="ro1">
          <table:table-cell office:value-type="string" calcext:value-type="string">
            <text:p>Eu desisti desses filmes desde guerra civil, so vi mulher Maravilha no cinema pq pra dar errado a Warner tinha que se superar</text:p>
          </table:table-cell>
        </table:table-row>
        <table:table-row table:style-name="ro1">
          <table:table-cell office:value-type="string" calcext:value-type="string">
            <text:p>Filme falando que guerra é ruim? Prefiro ver mulher maravilha de novo</text:p>
          </table:table-cell>
        </table:table-row>
        <table:table-row table:style-name="ro1">
          <table:table-cell office:value-type="string" calcext:value-type="string">
            <text:p>Mulher-Maravilha dizendo que a guerra acaba com amor, sendo que a mesma termina enfiando a porrada em todo mundo</text:p>
          </table:table-cell>
        </table:table-row>
        <table:table-row table:style-name="ro1">
          <table:table-cell office:value-type="string" calcext:value-type="string">
            <text:p>Se tiver a guerra entre a mulher maravilha e o aquaman eu morro do coração http:// fb.me/xP9iGN3z</text:p>
          </table:table-cell>
        </table:table-row>
        <table:table-row table:style-name="ro1">
          <table:table-cell office:value-type="string" calcext:value-type="string">
            <text:p>Ja podemos falar que o filme da Mulher Maravilha não era tão bom assim?</text:p>
          </table:table-cell>
        </table:table-row>
        <table:table-row table:style-name="ro1">
          <table:table-cell office:value-type="string" calcext:value-type="string">
            <text:p>Ah então foi a Mulher Maravilha que acabou com a segunda guerra mundial.</text:p>
          </table:table-cell>
        </table:table-row>
        <table:table-row table:style-name="ro1">
          <table:table-cell office:value-type="string" calcext:value-type="string">
            <text:p>so pode escolher um: deadpool 2 mulher maravilha 2 star wars the last jedi vingadores guerra infinita SO PODE UM</text:p>
          </table:table-cell>
        </table:table-row>
        <table:table-row table:style-name="ro1">
          <table:table-cell office:value-type="string" calcext:value-type="string">
            <text:p>agora não sei se vou de mulher maravilha ou guerra civil</text:p>
          </table:table-cell>
        </table:table-row>
        <table:table-row table:style-name="ro1">
          <table:table-cell office:value-type="string" calcext:value-type="string">
            <text:p>O hype tá só aumentando. @TheRealStanLee coloca OS DEFENSORES na Guerra Infinita, nunca te pedi nada! https:// twitter.com/NetflixBrasil/ status/888084482363936768 …</text:p>
          </table:table-cell>
        </table:table-row>
        <table:table-row table:style-name="ro1">
          <table:table-cell office:value-type="string" calcext:value-type="string">
            <text:p>Defensores de Derechos Humanos postulan candidato para trabajar con víctimas de guerra . #RecomendadoLimpal http:// fb.me/xmdibcLY</text:p>
          </table:table-cell>
        </table:table-row>
        <table:table-row table:style-name="ro1">
          <table:table-cell office:value-type="string" calcext:value-type="string">
            <text:p>Próximo programa que vai sair vai ser Guerra Defensores X Vingadores da salvat, daqueles bem grandes, com 30min</text:p>
          </table:table-cell>
        </table:table-row>
        <table:table-row table:style-name="ro1">
          <table:table-cell office:value-type="string" calcext:value-type="string">
            <text:p>Passar a madrugada assistindo filme de guerra só reforça a minha vontade de ser militar. Mas o Brasil não da valor aos seus defensores .</text:p>
          </table:table-cell>
        </table:table-row>
        <table:table-row table:style-name="ro1">
          <table:table-cell office:value-type="string" calcext:value-type="string">
            <text:p>Son los mismos que con la Antipolitica como bandera montaron a Chávez y ahora son los defensores de la guerra Verbigracia Patricia Poleo</text:p>
          </table:table-cell>
        </table:table-row>
        <table:table-row table:style-name="ro1">
          <table:table-cell office:value-type="string" calcext:value-type="string">
            <text:p>Cuando se exige cárcel para guerrilleros, estos defensores de la guerra salen con descalificaciones como éstas! Que nivel de debate!! https:// twitter.com/JUANCAELBROKY/ status/889542017004560384 …</text:p>
          </table:table-cell>
        </table:table-row>
        <table:table-row table:style-name="ro1">
          <table:table-cell office:value-type="string" calcext:value-type="string">
            <text:p>Pese a salida de las Farc, en el Catatumbo la guerra sigue - Según defensores de derechos humanos, por la perma... http:// ow.ly/MELe50d0iF5</text:p>
          </table:table-cell>
        </table:table-row>
        <table:table-row table:style-name="ro1">
          <table:table-cell office:value-type="string" calcext:value-type="string">
            <text:p>Buenos hohombres guerreros combatientes onestos, compañeros d guerra defensores d sus tropas 23 años conociendo de sus valores y principios</text:p>
          </table:table-cell>
        </table:table-row>
        <table:table-row table:style-name="ro1">
          <table:table-cell office:value-type="string" calcext:value-type="string">
            <text:p>Que filme? — Baywatch https:// curiouscat.me/biaguerra/post /184605371?t=1501020739 …</text:p>
          </table:table-cell>
        </table:table-row>
        <table:table-row table:style-name="ro1">
          <table:table-cell office:value-type="string" calcext:value-type="string">
            <text:p>Christopher Nolan regressa com um filme de guerra e “ Baywatch ” ganha uma nova versão. http:// fb.me/6HF5po3zY</text:p>
          </table:table-cell>
        </table:table-row>
        <table:table-row table:style-name="ro1">
          <table:table-cell office:value-type="string" calcext:value-type="string">
            <text:p>Já vi todos os que me interessavam.. Estou a espera que saia : " Baywatch ", " Planeta dos macacos : a guerra " e " Homem-Aranha" https:// twitter.com/swghumor/statu s/882625343240237058 …</text:p>
          </table:table-cell>
        </table:table-row>
        <table:table-row table:style-name="ro1">
          <table:table-cell office:value-type="string" calcext:value-type="string">
            <text:p>Belinda haciendo el ridiculo en Baywatch y Eiza Gonzalez haciendo un buen papel en Baby Driver... GUERRA DE PLASTICAS!!</text:p>
          </table:table-cell>
        </table:table-row>
        <table:table-row table:style-name="ro1">
          <table:table-cell office:value-type="string" calcext:value-type="string">
            <text:p>Trilogia #AmericanPie en @Paramount_TV ni Guerra de las galaxias ni leches!! Estas son las buenas!! Buena opción veraniega Joder que coño</text:p>
          </table:table-cell>
        </table:table-row>
        <table:table-row table:style-name="ro1">
          <table:table-cell office:value-type="string" calcext:value-type="string">
            <text:p>Americanpie ..la trilogia......ni la Guerra de las galaxias ni ostias!!!estas son las buenas!!!ajajaja!!</text:p>
          </table:table-cell>
        </table:table-row>
        <table:table-row table:style-name="ro1">
          <table:table-cell office:value-type="string" calcext:value-type="string">
            <text:p>#americanpie Americanpie ..la trilogia......ni la Guerra de las galaxias ni ostias!!!estas son las buenas!!!</text:p>
          </table:table-cell>
        </table:table-row>
        <table:table-row table:style-name="ro1">
          <table:table-cell office:value-type="string" calcext:value-type="string">
            <text:p>- Guerra mundial z - Harry potter - We are your friends - American pie #4PeliculasQuePuedoVerMilVeces</text:p>
          </table:table-cell>
        </table:table-row>
        <table:table-row table:style-name="ro1">
          <table:table-cell office:value-type="string" calcext:value-type="string">
            <text:p>Que emocionante , con eso van ganar un premio bola de ineptos usen este medio d una manera más productiva déjenlo ser amarillos y mercenarios https:// twitter.com/plumasatomicas /status/884457354753953792 …</text:p>
          </table:table-cell>
        </table:table-row>
        <table:table-row table:style-name="ro1">
          <table:table-cell office:value-type="string" calcext:value-type="string">
            <text:p>É mais emocionante ir no cinema ver velozes e furiosos do que Zé e seus maridos</text:p>
          </table:table-cell>
        </table:table-row>
        <table:table-row table:style-name="ro1">
          <table:table-cell office:value-type="string" calcext:value-type="string">
            <text:p>Assisti velozes e furiosos 8 agr e QUE FILME! Final emocionante</text:p>
          </table:table-cell>
        </table:table-row>
        <table:table-row table:style-name="ro1">
          <table:table-cell office:value-type="string" calcext:value-type="string">
            <text:p>É sempre emocionante assistir velozes e furiosos 7</text:p>
          </table:table-cell>
        </table:table-row>
        <table:table-row table:style-name="ro1">
          <table:table-cell office:value-type="string" calcext:value-type="string">
            <text:p>achei carros 3 mais emocionante que velozes e furiosos 8</text:p>
          </table:table-cell>
        </table:table-row>
        <table:table-row table:style-name="ro1">
          <table:table-cell office:value-type="string" calcext:value-type="string">
            <text:p>Essa música da trilha de velozes e furiosos é muito emocionante . pic.twitter.com/p6BaxKyZiZ</text:p>
          </table:table-cell>
        </table:table-row>
        <table:table-row table:style-name="ro1">
          <table:table-cell office:value-type="string" calcext:value-type="string">
            <text:p>Ainda estão pra fazer cena mais emocionante que a cena final de Velozes e Furiosos 7.</text:p>
          </table:table-cell>
        </table:table-row>
        <table:table-row table:style-name="ro1">
          <table:table-cell office:value-type="string" calcext:value-type="string">
            <text:p>Agr eu tô só o Vin Diesel e o banho é o Paul Walker naquela emocionante cena final de Velozes e Furiosos em que cada um segue pra um lado</text:p>
          </table:table-cell>
        </table:table-row>
        <table:table-row table:style-name="ro1">
          <table:table-cell office:value-type="string" calcext:value-type="string">
            <text:p>cena mais emocionante de velozes e furiosos pic.twitter.com/jiUHCpYzSR&lt;SEP&gt;2017-05-27</text:p>
          </table:table-cell>
        </table:table-row>
        <table:table-row table:style-name="ro1">
          <table:table-cell office:value-type="string" calcext:value-type="string">
            <text:p>Assiste Anabelle no cinema pra você ver hauahuaahua mais emocionante que a barca do hopi hari, coração para umas 10 vezes</text:p>
          </table:table-cell>
        </table:table-row>
        <table:table-row table:style-name="ro1">
          <table:table-cell office:value-type="string" calcext:value-type="string">
            <text:p>EunHae é mais emocionante que crepúsculo HASUHASUHA</text:p>
          </table:table-cell>
        </table:table-row>
        <table:table-row table:style-name="ro1">
          <table:table-cell office:value-type="string" calcext:value-type="string">
            <text:p>Jogo tá mais emocionante do que o final de crepúsculo</text:p>
          </table:table-cell>
        </table:table-row>
        <table:table-row table:style-name="ro1">
          <table:table-cell office:value-type="string" calcext:value-type="string">
            <text:p>Estoy viendome la batalla de crepusculo en la última película. Jamás la había visto y se puso emocionante lpm ahre aunque es visión</text:p>
          </table:table-cell>
        </table:table-row>
        <table:table-row table:style-name="ro1">
          <table:table-cell office:value-type="string" calcext:value-type="string">
            <text:p>Final do " meu malvado favorito 2 " emocionante</text:p>
          </table:table-cell>
        </table:table-row>
        <table:table-row table:style-name="ro1">
          <table:table-cell office:value-type="string" calcext:value-type="string">
            <text:p>Cineminha? A volta de Meu Malvado Favorito , um filme francês emocionante e cinema na Netflix #ConteUmCauso http:// blogs.jovempan.uol.com.br/paulacarvalho/ tips/cineminha-a-volta-de-meu-malvado-favorito-um-filme-frances-emocionante-e-cinema-na-netflix/ …</text:p>
          </table:table-cell>
        </table:table-row>
        <table:table-row table:style-name="ro1">
          <table:table-cell office:value-type="string" calcext:value-type="string">
            <text:p>Homem-Aranha foi um excelente filme, porém Carros 3 conseuiu ser bem mais emocionante !</text:p>
          </table:table-cell>
        </table:table-row>
        <table:table-row table:style-name="ro1">
          <table:table-cell office:value-type="string" calcext:value-type="string">
            <text:p>Lanterna cerde (Hal Jordan) e Homem aranha são meus heróis favoritos e ter os dois em adaptações decentes seria emocionante demais</text:p>
          </table:table-cell>
        </table:table-row>
        <table:table-row table:style-name="ro1">
          <table:table-cell office:value-type="string" calcext:value-type="string">
            <text:p>ver a abertura da marvel tocando a música tema do homem aranha no cinema foi muito emocionante</text:p>
          </table:table-cell>
        </table:table-row>
        <table:table-row table:style-name="ro1">
          <table:table-cell office:value-type="string" calcext:value-type="string">
            <text:p>Homem aranha era mais legal e emocionante no tempo do GIBI quem é desta época vai lembrar. Hoje é muito fajuta as histórias,</text:p>
          </table:table-cell>
        </table:table-row>
        <table:table-row table:style-name="ro1">
          <table:table-cell office:value-type="string" calcext:value-type="string">
            <text:p>O filme é foda, é beirando a perfeição, é engraçado, tem ação, é emocionante , é O HOMEM-ARANHA !</text:p>
          </table:table-cell>
        </table:table-row>
        <table:table-row table:style-name="ro1">
          <table:table-cell office:value-type="string" calcext:value-type="string">
            <text:p>E o começo do filme com a música do homem aranha ? NOSSAAAAAAAAA... já tinha visto aqui mas no cinema é.. EMOCIONANTE !!</text:p>
          </table:table-cell>
        </table:table-row>
        <table:table-row table:style-name="ro1">
          <table:table-cell office:value-type="string" calcext:value-type="string">
            <text:p>Amei demais Spider Man Homecoming! Filme divertido, emocionante , bem escrito, o Homem-Aranha mais verdadeiro que já vi no cinema!</text:p>
          </table:table-cell>
        </table:table-row>
        <table:table-row table:style-name="ro1">
          <table:table-cell office:value-type="string" calcext:value-type="string">
            <text:p>Hoje foi a segunda vez que eu vi homem aranha , não foi tão emocionante como na primeira vez</text:p>
          </table:table-cell>
        </table:table-row>
        <table:table-row table:style-name="ro1">
          <table:table-cell office:value-type="string" calcext:value-type="string">
            <text:p>Vim aqui dizer o quanto o filme da Mulher Maravilha é maravilhoso, perfeito, lindo, emocionante , e me deixou sem palavras depois #chorei</text:p>
          </table:table-cell>
        </table:table-row>
        <table:table-row table:style-name="ro1">
          <table:table-cell office:value-type="string" calcext:value-type="string">
            <text:p>#GalGadot tem momento emocionante com fã da #MulherMaravilha https:// goo.gl/Atsvky pic.twitter.com/wblbbeHJxF</text:p>
          </table:table-cell>
        </table:table-row>
        <table:table-row table:style-name="ro1">
          <table:table-cell office:value-type="string" calcext:value-type="string">
            <text:p>Gal Gadot tem momento emocionante com fã da Mulher Maravilha https:// vistolivre.com/noticias/famos os/9581417/gal-gadot-tem-momento-emocionante-com-fa-da-mulher-maravilha.html … pic.twitter.com/akDNfjUZqS</text:p>
          </table:table-cell>
        </table:table-row>
        <table:table-row table:style-name="ro1">
          <table:table-cell office:value-type="string" calcext:value-type="string">
            <text:p>Gal Gadot tem momento emocionante com fã da Mulher Maravilha - https:// goo.gl/cg4g25</text:p>
          </table:table-cell>
        </table:table-row>
        <table:table-row table:style-name="ro1">
          <table:table-cell office:value-type="string" calcext:value-type="string">
            <text:p>Gal Gadot tem momento emocionante com fã da Mulher Maravilha http:// bit.ly/2uqhlZn pic.twitter.com/kLxtR3VAjN</text:p>
          </table:table-cell>
        </table:table-row>
        <table:table-row table:style-name="ro1">
          <table:table-cell office:value-type="string" calcext:value-type="string">
            <text:p>Via @estadao : Gal Gadot tem momento emocionante com fã da Mulher Maravilha - http:// emais.estadao.com.br/noticias/gente ,gal-gadot-tem-momento-emocionante-com-fa-da-mulher-maravilha,70001902209 …</text:p>
          </table:table-cell>
        </table:table-row>
        <table:table-row table:style-name="ro1">
          <table:table-cell office:value-type="string" calcext:value-type="string">
            <text:p>Retweeted http:// Band.com.br ( @portaldaband ): Gal Gadot tem momento emocionante com fã da Mulher Maravilha ... http:// fb.me/PDOqJ7WX</text:p>
          </table:table-cell>
        </table:table-row>
        <table:table-row table:style-name="ro1">
          <table:table-cell office:value-type="string" calcext:value-type="string">
            <text:p>Gal Gadot tem momento emocionante com fã da Mulher Maravilha http:// bit.ly/2v0ZIRB pic.twitter.com/WCrjYOHAl4</text:p>
          </table:table-cell>
        </table:table-row>
        <table:table-row table:style-name="ro1">
          <table:table-cell office:value-type="string" calcext:value-type="string">
            <text:p>Vídeo emocionante de uma menina narrando um bebê abortado. Curtam - Católicos Defensores da Fé http:// fb.me/6AAHNuAo5</text:p>
          </table:table-cell>
        </table:table-row>
        <table:table-row table:style-name="ro1">
          <table:table-cell office:value-type="string" calcext:value-type="string">
            <text:p>Defensores - veja o emocionante teaser legendado narrado por Stan Lee ea a confirmação do Justiceiro na série. http:// bit.ly/2udd7Cw pic.twitter.com/cEueMs09xw</text:p>
          </table:table-cell>
        </table:table-row>
        <table:table-row table:style-name="ro1">
          <table:table-cell office:value-type="string" calcext:value-type="string">
            <text:p>MENINA NARRA UM BEBÊ ABORTADO. página Facebook- Católicos Defensores da Fé O Brasil interio precisa ver esse video↓ #AbortoNão #Emocionante pic.twitter.com/LxHRqDBCmc</text:p>
          </table:table-cell>
        </table:table-row>
        <table:table-row table:style-name="ro1">
          <table:table-cell office:value-type="string" calcext:value-type="string">
            <text:p>Emocionante ! Mais uma vez a @DefensoriaBahia se destaca! Muito sucesso na carreira dos novos defensores ! Espero integrar esse time em breve. https:// twitter.com/CursoCEI/statu s/880601314945884161 …</text:p>
          </table:table-cell>
        </table:table-row>
        <table:table-row table:style-name="ro1">
          <table:table-cell office:value-type="string" calcext:value-type="string">
            <text:p>HOY: Baywatch !! Te esperamos en Tu Cine con este emocionante estreno!! http:// fb.me/wH8RRhxz</text:p>
          </table:table-cell>
        </table:table-row>
        <table:table-row table:style-name="ro1">
          <table:table-cell office:value-type="string" calcext:value-type="string">
            <text:p>HOY: Baywatch !! Te esperamos en Tu Cine con este emocionante estreno!! http:// fb.me/2aHVTdGDU</text:p>
          </table:table-cell>
        </table:table-row>
        <table:table-row table:style-name="ro1">
          <table:table-cell office:value-type="string" calcext:value-type="string">
            <text:p>Mercenários suspeitos de assalto em Tancos http:// twib.in/l/gegAxgdoX94e pic.twitter.com/mx03LcYKb9</text:p>
          </table:table-cell>
        </table:table-row>
        <table:table-row table:style-name="ro1">
          <table:table-cell office:value-type="string" calcext:value-type="string">
            <text:p>Mercenários suspeitos de assalto em Tancos http:// expresso.sapo.pt/sociedade/2017 -07-11-Mercenarios-suspeitos-de-assalto-em-Tancos … pic.twitter.com/N9gpSPWCn7</text:p>
          </table:table-cell>
        </table:table-row>
        <table:table-row table:style-name="ro1">
          <table:table-cell office:value-type="string" calcext:value-type="string">
            <text:p>RT @dntwit : ASSALTO A TANCOS: Suspeitas recaem sobre mercenários portugueses http:// dlvr.it/PT74YJ</text:p>
          </table:table-cell>
        </table:table-row>
        <table:table-row table:style-name="ro1">
          <table:table-cell office:value-type="string" calcext:value-type="string">
            <text:p>Autoridades suspeitam de grupo de mercenários no assalto a Tancos. Lindo</text:p>
          </table:table-cell>
        </table:table-row>
        <table:table-row table:style-name="ro1">
          <table:table-cell office:value-type="string" calcext:value-type="string">
            <text:p>Assalto de Tancos - Mercenários portugueses - Soldados da Fortuna A Team pic.twitter.com/PN3DoXYQb8</text:p>
          </table:table-cell>
        </table:table-row>
        <table:table-row table:style-name="ro1">
          <table:table-cell office:value-type="string" calcext:value-type="string">
            <text:p>Mercenários portugueses suspeitos do assalto a Tancos http:// sicnoticias.sapo.pt/especiais/assa lto-em-tancos/2017-07-08-Mercenarios-portugueses-suspeitos-do-assalto-a-Tancos … via @sicnoticias</text:p>
          </table:table-cell>
        </table:table-row>
        <table:table-row table:style-name="ro1">
          <table:table-cell office:value-type="string" calcext:value-type="string">
            <text:p>Investigação do assalto a Tancos segue pista de mercenários - País - RTP Notícias https://www. rtp.pt/noticias/pais/ investigacao-do-assalto-a-tancos-segue-pista-de-mercenarios_v1013439#undefined.uxfs …</text:p>
          </table:table-cell>
        </table:table-row>
        <table:table-row table:style-name="ro1">
          <table:table-cell office:value-type="string" calcext:value-type="string">
            <text:p>Investigação do assalto a Tancos segue pista de mercenários - RTP Notícias https:// shar.es/1BFVOi</text:p>
          </table:table-cell>
        </table:table-row>
        <table:table-row table:style-name="ro1">
          <table:table-cell office:value-type="string" calcext:value-type="string">
            <text:p>Sonhei que eu tava no meio de um assalto e dai depois eu tava dentro do velozes e furiosos</text:p>
          </table:table-cell>
        </table:table-row>
        <table:table-row table:style-name="ro1">
          <table:table-cell office:value-type="string" calcext:value-type="string">
            <text:p>Lojas americanas e assalto : uma história melhor que crepúsculo . Tá tenso</text:p>
          </table:table-cell>
        </table:table-row>
        <table:table-row table:style-name="ro1">
          <table:table-cell office:value-type="string" calcext:value-type="string">
            <text:p>só queria assistir meu malvado favorito 3 mas é um assalto</text:p>
          </table:table-cell>
        </table:table-row>
        <table:table-row table:style-name="ro1">
          <table:table-cell office:value-type="string" calcext:value-type="string">
            <text:p>kkjakjak a cena do assalto ao banco que o Peter sae correndo pra se vestir de homem aranha e deixa a tia may sozinha, e ela fica..</text:p>
          </table:table-cell>
        </table:table-row>
        <table:table-row table:style-name="ro1">
          <table:table-cell office:value-type="string" calcext:value-type="string">
            <text:p>Gostei de um vídeo @YouTube http:// youtu.be/Kp7uOTj-W_A?aS pider-Man … 2 PC - Homem-Aranha vs Assalto ao Banco #2</text:p>
          </table:table-cell>
        </table:table-row>
        <table:table-row table:style-name="ro1">
          <table:table-cell office:value-type="string" calcext:value-type="string">
            <text:p>Spider-Man 2 PC - Homem-Aranha vs Assalto ao Banco #2: http:// youtu.be/Q-7Ky-cvTDw?a via @YouTube</text:p>
          </table:table-cell>
        </table:table-row>
        <table:table-row table:style-name="ro1">
          <table:table-cell office:value-type="string" calcext:value-type="string">
            <text:p>30 conto pra ver " homem aranha ", isso é um assalto</text:p>
          </table:table-cell>
        </table:table-row>
        <table:table-row table:style-name="ro1">
          <table:table-cell office:value-type="string" calcext:value-type="string">
            <text:p>Acabei de assistir o filme do homem aranha e me vem a notícia do assalto , mó raiva</text:p>
          </table:table-cell>
        </table:table-row>
        <table:table-row table:style-name="ro1">
          <table:table-cell office:value-type="string" calcext:value-type="string">
            <text:p>O cara que tava me reservando os livros do homem aranha fechou a banca de vez por conta de assalto :(</text:p>
          </table:table-cell>
        </table:table-row>
        <table:table-row table:style-name="ro1">
          <table:table-cell office:value-type="string" calcext:value-type="string">
            <text:p>Gostei de um vídeo @YouTube http:// youtu.be/-mvu70CKy3c?aM INECRAFT … - O ASSALTO - VIREI O HOMEM-ARANHA ?! #4</text:p>
          </table:table-cell>
        </table:table-row>
        <table:table-row table:style-name="ro1">
          <table:table-cell office:value-type="string" calcext:value-type="string">
            <text:p>Adicionei um vídeo a uma playlist @YouTube http:// youtu.be/UYixyDOUx1M?aM inecraft … : HOMEM ARANHA BRANCO 2 Ep.15 DUENDE VERDE ASSALTO AO</text:p>
          </table:table-cell>
        </table:table-row>
        <table:table-row table:style-name="ro1">
          <table:table-cell office:value-type="string" calcext:value-type="string">
            <text:p>As cenas iniciais da Mulher-Maravilha impedindo assalto a banco, tiraram do trailer do filme dela. E mudaram o fundo.</text:p>
          </table:table-cell>
        </table:table-row>
        <table:table-row table:style-name="ro1">
          <table:table-cell office:value-type="string" calcext:value-type="string">
            <text:p>Começa com a Mulher Maravilha impedindo um assalto a banco.</text:p>
          </table:table-cell>
        </table:table-row>
        <table:table-row table:style-name="ro1">
          <table:table-cell office:value-type="string" calcext:value-type="string">
            <text:p>Aí a desgraçada vem se achar no direito de julgar e condenar quem fugiu do assalto . Só pode ser a mulher maravilha , não é mesmo?!</text:p>
          </table:table-cell>
        </table:table-row>
        <table:table-row table:style-name="ro1">
          <table:table-cell office:value-type="string" calcext:value-type="string">
            <text:p>n sejam o tipo de pessoa q reage a um assalto , pois eu fiz isso e agr mnh mãe tá engraçadona me chamando de " mulher maravilha da quebrada"</text:p>
          </table:table-cell>
        </table:table-row>
        <table:table-row table:style-name="ro1">
          <table:table-cell office:value-type="string" calcext:value-type="string">
            <text:p>Até agora não estou acreditando que reagi ao meu primeiro assalto meu deus do céu eu não sou a mulher maravilha pq eu fiz isso</text:p>
          </table:table-cell>
        </table:table-row>
        <table:table-row table:style-name="ro1">
          <table:table-cell office:value-type="string" calcext:value-type="string">
            <text:p>Potker não atrapalhou os defensores da Luverdense no lance? Se sim , impedido, eu pelo menos vi isso. Assalto .</text:p>
          </table:table-cell>
        </table:table-row>
        <table:table-row table:style-name="ro1">
          <table:table-cell office:value-type="string" calcext:value-type="string">
            <text:p>Vicia td o procedimento. Agora eu digo: que os militares tomem de assalto o poder destes que se diz m defensores da pátria.</text:p>
          </table:table-cell>
        </table:table-row>
        <table:table-row table:style-name="ro1">
          <table:table-cell office:value-type="string" calcext:value-type="string">
            <text:p>Mataram o Guilherme em assalto ou vingança. Vingança porque ele bateu no bandido que o roubou. E aí, defensores de bandidos vão se foder! #JN</text:p>
          </table:table-cell>
        </table:table-row>
        <table:table-row table:style-name="ro1">
          <table:table-cell office:value-type="string" calcext:value-type="string">
            <text:p>Imagem do policial que morreu no assalto só não chocou aos defensores de vagabundo e ladrão!</text:p>
          </table:table-cell>
        </table:table-row>
        <table:table-row table:style-name="ro1">
          <table:table-cell office:value-type="string" calcext:value-type="string">
            <text:p>Aí depois os DEFENSORES DE BANDIDOS vem falar NOSSA MAS ISSO É TORTURA Pois é colega e o que eles fazem no assalto é cafuné ??????</text:p>
          </table:table-cell>
        </table:table-row>
        <table:table-row table:style-name="ro1">
          <table:table-cell office:value-type="string" calcext:value-type="string">
            <text:p>Thethelo reagiu ao assalto e eu não posso falar nada pq né meu passado me condena</text:p>
          </table:table-cell>
        </table:table-row>
        <table:table-row table:style-name="ro1">
          <table:table-cell office:value-type="string" calcext:value-type="string">
            <text:p>@SCInternacional @medeirosinter jogar que é bom nada!!! Mas pra quê né??ir pra praia tirar fotinho é bem melhor!!! Bando de FDP mercenários pic.twitter.com/sDpP0yE8Wy</text:p>
          </table:table-cell>
        </table:table-row>
        <table:table-row table:style-name="ro1">
          <table:table-cell office:value-type="string" calcext:value-type="string">
            <text:p>Vão pra praia tira fotinho mercenários</text:p>
          </table:table-cell>
        </table:table-row>
        <table:table-row table:style-name="ro1">
          <table:table-cell office:value-type="string" calcext:value-type="string">
            <text:p>Dei um cavalo de pau na praia mt brabo, pique velozes e furiosos</text:p>
          </table:table-cell>
        </table:table-row>
        <table:table-row table:style-name="ro1">
          <table:table-cell office:value-type="string" calcext:value-type="string">
            <text:p>@Gal Galdot eu nunca ri de você naquela cena na praia em velozes e furiosos nunca critiquei</text:p>
          </table:table-cell>
        </table:table-row>
        <table:table-row table:style-name="ro1">
          <table:table-cell office:value-type="string" calcext:value-type="string">
            <text:p>Cheguei da praia e agora to assistindo velozes e furiosos</text:p>
          </table:table-cell>
        </table:table-row>
        <table:table-row table:style-name="ro1">
          <table:table-cell office:value-type="string" calcext:value-type="string">
            <text:p>@ericf1henri tua avó fichinhas praia "babona" anabelle dog sabrina</text:p>
          </table:table-cell>
        </table:table-row>
        <table:table-row table:style-name="ro1">
          <table:table-cell office:value-type="string" calcext:value-type="string">
            <text:p>eu preciso mt de uma Praia</text:p>
          </table:table-cell>
        </table:table-row>
        <table:table-row table:style-name="ro1">
          <table:table-cell office:value-type="string" calcext:value-type="string">
            <text:p>bateu uma vontade de assistir crepúsculo , mas acho melhor n</text:p>
          </table:table-cell>
        </table:table-row>
        <table:table-row table:style-name="ro1">
          <table:table-cell office:value-type="string" calcext:value-type="string">
            <text:p>Crepúsculo #landscape #sky #bcbeach @Balneário Camboriú - Praia https://www. instagram.com/p/BW51yVFBijFR zNI-PnGLswj-ypKEGtMkttmMZI0/ …</text:p>
          </table:table-cell>
        </table:table-row>
        <table:table-row table:style-name="ro1">
          <table:table-cell office:value-type="string" calcext:value-type="string">
            <text:p>Preciso de uns 5 dia de praia , mas cadê o sol</text:p>
          </table:table-cell>
        </table:table-row>
        <table:table-row table:style-name="ro1">
          <table:table-cell office:value-type="string" calcext:value-type="string">
            <text:p>Imagem perfeita do crepúsculo solar, praia do pacato e encantador distrito de Aranaú, (ACARAÙ, CEARÀ, BRASIL). Vejam que linda!!!! pic.twitter.com/5pFxc2BTlf</text:p>
          </table:table-cell>
        </table:table-row>
        <table:table-row table:style-name="ro1">
          <table:table-cell office:value-type="string" calcext:value-type="string">
            <text:p>Vou pegar uma praia amanhã, tô parecendo o Edward do crepúsculo de tão branco ..</text:p>
          </table:table-cell>
        </table:table-row>
        <table:table-row table:style-name="ro1">
          <table:table-cell office:value-type="string" calcext:value-type="string">
            <text:p>Crepúsculo . #fotografia #nikon #registro #praia #litoral #horizonte #ceu #cor #sunset #degrade … https://www. instagram.com/p/BWppsarjx08/</text:p>
          </table:table-cell>
        </table:table-row>
        <table:table-row table:style-name="ro1">
          <table:table-cell office:value-type="string" calcext:value-type="string">
            <text:p>tô me sentindo em Crepúsculo indo p praia no frio</text:p>
          </table:table-cell>
        </table:table-row>
        <table:table-row table:style-name="ro1">
          <table:table-cell office:value-type="string" calcext:value-type="string">
            <text:p>NA PRAIA DE SÃO JOÃO (fragmento) "Deste lado, a outra margem do infinito onde o crepúsculo saúda o regresso de... http:// fb.me/66VXqDgF3</text:p>
          </table:table-cell>
        </table:table-row>
        <table:table-row table:style-name="ro1">
          <table:table-cell office:value-type="string" calcext:value-type="string">
            <text:p>Noite com elas .... #familia #amor — assistindo Meu Malvado Favorito 3 em Plaza Shopping Praia Grande http:// fb.me/8Kfe5RvKJ</text:p>
          </table:table-cell>
        </table:table-row>
        <table:table-row table:style-name="ro1">
          <table:table-cell office:value-type="string" calcext:value-type="string">
            <text:p>Queria ter visto Meu Malvado favorito com a minha mãe e o Caio, mas cheguei tarde da praia</text:p>
          </table:table-cell>
        </table:table-row>
        <table:table-row table:style-name="ro1">
          <table:table-cell office:value-type="string" calcext:value-type="string">
            <text:p>Fui no praia assistir meu malvado favorito 3 c direito a muita pipoca, risada e a família toda reunida qro mas o que?!</text:p>
          </table:table-cell>
        </table:table-row>
        <table:table-row table:style-name="ro1">
          <table:table-cell office:value-type="string" calcext:value-type="string">
            <text:p>acabei de chegar, fui numa festa na praia e depois tava vindo p casa, mas o will resolveu ir no cine ver meu malvado favorito cmg</text:p>
          </table:table-cell>
        </table:table-row>
        <table:table-row table:style-name="ro1">
          <table:table-cell office:value-type="string" calcext:value-type="string">
            <text:p>Meu malvado Favorito 3 (@Botafogo Praia Shopping in Rio de Janeiro, RJ) https://www. swarmapp.com/c/8Xdox3PPn4s</text:p>
          </table:table-cell>
        </table:table-row>
        <table:table-row table:style-name="ro1">
          <table:table-cell office:value-type="string" calcext:value-type="string">
            <text:p>Estamos — assistindo Meu Malvado Favorito 3 em Cinema - Shopping Praia De Belas, Porto Alegre http:// fb.me/6P4oWvoW4</text:p>
          </table:table-cell>
        </table:table-row>
        <table:table-row table:style-name="ro1">
          <table:table-cell office:value-type="string" calcext:value-type="string">
            <text:p>Fui ao cinema no Botafogo Praia Shopping só pq lá é Cinemark e tem o balde de pipoca do Meu Malvado Favorito ... não tenho maturidade</text:p>
          </table:table-cell>
        </table:table-row>
        <table:table-row table:style-name="ro1">
          <table:table-cell office:value-type="string" calcext:value-type="string">
            <text:p>Tô aqui no praia , vim trazer meus amores p olhar meu malvado favorito 3</text:p>
          </table:table-cell>
        </table:table-row>
        <table:table-row table:style-name="ro1">
          <table:table-cell office:value-type="string" calcext:value-type="string">
            <text:p>Queria está na Praia</text:p>
          </table:table-cell>
        </table:table-row>
        <table:table-row table:style-name="ro1">
          <table:table-cell office:value-type="string" calcext:value-type="string">
            <text:p>Sulista adora tirar onda de europeu por causa do frio, mas pegar uma praia com calor de 35º/40º em Copa não pega</text:p>
          </table:table-cell>
        </table:table-row>
        <table:table-row table:style-name="ro1">
          <table:table-cell office:value-type="string" calcext:value-type="string">
            <text:p>Navegantes: “ Homem Aranha Trapalhão” cai do sexto andar quando tentava furtar apartamento na praia do Gravatá http:// aquarelafm.com.br/radio/navegant es-homem-aranha-trapalhao-cai-do-sexto-andar-quando-tentava-furtar-apartamento-na-praia-do-gravata/ …</text:p>
          </table:table-cell>
        </table:table-row>
        <table:table-row table:style-name="ro1">
          <table:table-cell office:value-type="string" calcext:value-type="string">
            <text:p>Quero ir pra praia , quero assistir Homem Aranha , hoje quero tudo</text:p>
          </table:table-cell>
        </table:table-row>
        <table:table-row table:style-name="ro1">
          <table:table-cell office:value-type="string" calcext:value-type="string">
            <text:p>Fui no Praia da Costa toda ansiosa pra ver Homem Aranha e a fila do cinema estava parecendo fila pra arrumar emprego.</text:p>
          </table:table-cell>
        </table:table-row>
        <table:table-row table:style-name="ro1">
          <table:table-cell office:value-type="string" calcext:value-type="string">
            <text:p>fui andar na praia e encontrei um homem aranha vendendo algodão doce, to realizada</text:p>
          </table:table-cell>
        </table:table-row>
        <table:table-row table:style-name="ro1">
          <table:table-cell office:value-type="string" calcext:value-type="string">
            <text:p>Venho pra praia e o que faço? Isso mesmo, vou ao cinema rever Homem-Aranha .</text:p>
          </table:table-cell>
        </table:table-row>
        <table:table-row table:style-name="ro1">
          <table:table-cell office:value-type="string" calcext:value-type="string">
            <text:p>Se está ruim pra mim , imagina pro Homem Aranha @Praia Grande… https://www. instagram.com/p/BW0aW0thrZWy OjNcsG6vInlQ0DyUqTN05_pQ6U0/ …</text:p>
          </table:table-cell>
        </table:table-row>
        <table:table-row table:style-name="ro1">
          <table:table-cell office:value-type="string" calcext:value-type="string">
            <text:p>nessa última semana de férias, eu quero assistir homem aranha e ir p praia</text:p>
          </table:table-cell>
        </table:table-row>
        <table:table-row table:style-name="ro1">
          <table:table-cell office:value-type="string" calcext:value-type="string">
            <text:p>Cineminha #HomemAranha @Shopping Praia de Belas https://www. instagram.com/p/BWywx4PBVzF/</text:p>
          </table:table-cell>
        </table:table-row>
        <table:table-row table:style-name="ro1">
          <table:table-cell office:value-type="string" calcext:value-type="string">
            <text:p>Eu vivi um final de semana na mesma praia que meus desafetos e não os encontrei, amém aleluia</text:p>
          </table:table-cell>
        </table:table-row>
        <table:table-row table:style-name="ro1">
          <table:table-cell office:value-type="string" calcext:value-type="string">
            <text:p>@Praia Atalaia - Salinas https://www. instagram.com/p/BW5Vih6gL2oZ 4M8EO2hfafjn6Z_3Uae0XLWnmA0/ …</text:p>
          </table:table-cell>
        </table:table-row>
        <table:table-row table:style-name="ro1">
          <table:table-cell office:value-type="string" calcext:value-type="string">
            <text:p>Gente, vi o filme de mulher maravilha e puta que pariu, representatividade importa pra caralho, chorei na cena da praia , mulheres fodas!</text:p>
          </table:table-cell>
        </table:table-row>
        <table:table-row table:style-name="ro1">
          <table:table-cell office:value-type="string" calcext:value-type="string">
            <text:p>Filme de super heroi não é muito minha praia entao fui esperando nada de mulher maravilha e meus amigos, ganhou meu core</text:p>
          </table:table-cell>
        </table:table-row>
        <table:table-row table:style-name="ro1">
          <table:table-cell office:value-type="string" calcext:value-type="string">
            <text:p>Foi visto mais cedo a mini mulher maravilha turistando na praia do Caripi... @Samauma Park Hotel https://www. instagram.com/p/BW3Ch7XD7Id/</text:p>
          </table:table-cell>
        </table:table-row>
        <table:table-row table:style-name="ro1">
          <table:table-cell office:value-type="string" calcext:value-type="string">
            <text:p>E não haviam toalhas de praia ...e portanto ainda n tenho toalha de praia</text:p>
          </table:table-cell>
        </table:table-row>
        <table:table-row table:style-name="ro1">
          <table:table-cell office:value-type="string" calcext:value-type="string">
            <text:p>Quero marquinha, quero sol, quero praia , é pedir muito Deus?</text:p>
          </table:table-cell>
        </table:table-row>
        <table:table-row table:style-name="ro1">
          <table:table-cell office:value-type="string" calcext:value-type="string">
            <text:p>Sonhei que a gente se casava, lá na praia brava, você me beijava e jurava ser pra sempre</text:p>
          </table:table-cell>
        </table:table-row>
        <table:table-row table:style-name="ro1">
          <table:table-cell office:value-type="string" calcext:value-type="string">
            <text:p>Praia : foi estilo se beber não case Kakakaka</text:p>
          </table:table-cell>
        </table:table-row>
        <table:table-row table:style-name="ro1">
          <table:table-cell office:value-type="string" calcext:value-type="string">
            <text:p>Tem tanta areia no gramado do Defensores Del Chaco que daria pra fazer uma partida de vôlei de praia logo depois da Liberta.</text:p>
          </table:table-cell>
        </table:table-row>
        <table:table-row table:style-name="ro1">
          <table:table-cell office:value-type="string" calcext:value-type="string">
            <text:p>Hoje é um daqueles dia que só quero pegar o carro, colocar um som e só parar na praia , ficar observando o mar Mas aí eu acordei</text:p>
          </table:table-cell>
        </table:table-row>
        <table:table-row table:style-name="ro1">
          <table:table-cell office:value-type="string" calcext:value-type="string">
            <text:p>Com.meu babys — watching O Poderoso Chefinho at Praia Grande - Guilhermina http:// fb.me/3mvedGndh</text:p>
          </table:table-cell>
        </table:table-row>
        <table:table-row table:style-name="ro1">
          <table:table-cell office:value-type="string" calcext:value-type="string">
            <text:p>Quem foi à praia neste fim-de-semana? E Baywatch , quem foi ver? É que para as duas situações, há regras a cumprir http://www. cinemacity.pt/movie/baywatch/ pic.twitter.com/xzGY3qV0Nm</text:p>
          </table:table-cell>
        </table:table-row>
        <table:table-row table:style-name="ro1">
          <table:table-cell office:value-type="string" calcext:value-type="string">
            <text:p>Baywatch , o filme que os críticos deixam a morrer na praia http://www. publico.pt/2017/07/20/cul turaipsilon/noticia/baywatch-1779838 …</text:p>
          </table:table-cell>
        </table:table-row>
        <table:table-row table:style-name="ro1">
          <table:table-cell office:value-type="string" calcext:value-type="string">
            <text:p>Baywatch , o filme que os críticos deixam a morrer na praia (publico.pt) http://www. 1001portails.com/zzhmgejmlh pic.twitter.com/FJ0kesk0Jx</text:p>
          </table:table-cell>
        </table:table-row>
        <table:table-row table:style-name="ro1">
          <table:table-cell office:value-type="string" calcext:value-type="string">
            <text:p>Baywatch , o filme que os críticos deixam a morrer na praia http:// publico.pt/1779838</text:p>
          </table:table-cell>
        </table:table-row>
        <table:table-row table:style-name="ro1">
          <table:table-cell office:value-type="string" calcext:value-type="string">
            <text:p>Baywatch , o filme que os críticos deixam a morrer na praia http:// publico.pt/1779838</text:p>
          </table:table-cell>
        </table:table-row>
        <table:table-row table:style-name="ro1">
          <table:table-cell office:value-type="string" calcext:value-type="string">
            <text:p>#Baywatch @SPOT3 Beach Bar - Praia de Esmoriz https://www. instagram.com/p/BWuqZ4-F4jpi PyRmBTQ33EFPUd__EK9Y2XBdi80/ …</text:p>
          </table:table-cell>
        </table:table-row>
        <table:table-row table:style-name="ro1">
          <table:table-cell office:value-type="string" calcext:value-type="string">
            <text:p>Tá parecendo #Baywatch da série Friends hahahah pessoas correndo na praia #surfenaespn @espn</text:p>
          </table:table-cell>
        </table:table-row>
        <table:table-row table:style-name="ro1">
          <table:table-cell office:value-type="string" calcext:value-type="string">
            <text:p>S.O.S. Malibu #baywatch #monday #Beach #errejota @Praia da… https://www. instagram.com/p/BWqTrghDwt9U VDBmRhHO6J8uizC5vpW-pk0Zlw0/ …</text:p>
          </table:table-cell>
        </table:table-row>
        <table:table-row table:style-name="ro1">
          <table:table-cell office:value-type="string" calcext:value-type="string">
            <text:p>Quero acabar de ver American Pie mas também quero ir correr e ir para a praia</text:p>
          </table:table-cell>
        </table:table-row>
        <table:table-row table:style-name="ro1">
          <table:table-cell office:value-type="string" calcext:value-type="string">
            <text:p>e agora American Pie . tá demais o bar da praia .</text:p>
          </table:table-cell>
        </table:table-row>
        <table:table-row table:style-name="ro1">
          <table:table-cell office:value-type="string" calcext:value-type="string">
            <text:p>Há 4 anos. O GALO tinha homens vestindo o uniforme, dirigindo o clube e treinando a equipe . Hj há mercenários imprestáveis descompromissados pic.twitter.com/2eMSluWjDA</text:p>
          </table:table-cell>
        </table:table-row>
        <table:table-row table:style-name="ro1">
          <table:table-cell office:value-type="string" calcext:value-type="string">
            <text:p>Equipe Os Mercenários #Sao jose da boa vista Pr #http://www. portalminas.com/news/equipe-os -mercenarios-sao-jose-da-boa-vista-pr?uid=44129 … pic.twitter.com/ucIRSizajz</text:p>
          </table:table-cell>
        </table:table-row>
        <table:table-row table:style-name="ro1">
          <table:table-cell office:value-type="string" calcext:value-type="string">
            <text:p>EQUIPE DE MERCENARIOS</text:p>
          </table:table-cell>
        </table:table-row>
        <table:table-row table:style-name="ro1">
          <table:table-cell office:value-type="string" calcext:value-type="string">
            <text:p>Eu pensei que eu tinha amigos... Mas na verdade os caras são igual uma equipe do velozes e furiosos</text:p>
          </table:table-cell>
        </table:table-row>
        <table:table-row table:style-name="ro1">
          <table:table-cell office:value-type="string" calcext:value-type="string">
            <text:p>a equipe do dom de velozes e furiosos virou tipo vingadores que sabem dirigir carros jdkskaksos</text:p>
          </table:table-cell>
        </table:table-row>
        <table:table-row table:style-name="ro1">
          <table:table-cell office:value-type="string" calcext:value-type="string">
            <text:p>Velozes e Furiosos 9: Durante uma corrida a equipe atinge uma velocidade tão grande que abrem um buraco de minhoca e voltam ao passado.</text:p>
          </table:table-cell>
        </table:table-row>
        <table:table-row table:style-name="ro1">
          <table:table-cell office:value-type="string" calcext:value-type="string">
            <text:p>Tu es sur que l' équipe du tournage ton pas mis Anabelle dans la chambre si tu la voix sur la chaise demain tu peux crié</text:p>
          </table:table-cell>
        </table:table-row>
        <table:table-row table:style-name="ro1">
          <table:table-cell office:value-type="string" calcext:value-type="string">
            <text:p>Ce matin l' équipe de Lamballe accompagnée par Anabelle pic.twitter.com/mDubXQBhap</text:p>
          </table:table-cell>
        </table:table-row>
        <table:table-row table:style-name="ro1">
          <table:table-cell office:value-type="string" calcext:value-type="string">
            <text:p>Eu to no hospital com minha mãe. A equipe médica parece ter saído sim filme de terror. Juro que vi a freira do invocação do mal no corredor</text:p>
          </table:table-cell>
        </table:table-row>
        <table:table-row table:style-name="ro1">
          <table:table-cell office:value-type="string" calcext:value-type="string">
            <text:p>É isso mesmo, agora você pode fazer parte da equipe A Saga Crepúsculo Brasil. Para entrar, mande a ficha abaixo... http:// fb.me/A8C9XeO1</text:p>
          </table:table-cell>
        </table:table-row>
        <table:table-row table:style-name="ro1">
          <table:table-cell office:value-type="string" calcext:value-type="string">
            <text:p>Olha lá o cenário montado pela #equipe #2a1 , inspirado no filme Meu Malvado Favorito 3, como destaque no Portal... http:// fb.me/6S9zQQNXX</text:p>
          </table:table-cell>
        </table:table-row>
        <table:table-row table:style-name="ro1">
          <table:table-cell office:value-type="string" calcext:value-type="string">
            <text:p>Sessão Cinema Meu Malvado Favorito 3 Cei Marlene Antunes Obrigado Todos Alunos e Equipe Gestora</text:p>
          </table:table-cell>
        </table:table-row>
        <table:table-row table:style-name="ro1">
          <table:table-cell office:value-type="string" calcext:value-type="string">
            <text:p>Sessão Cinema Meu Malvado Favorito 3 Núcleo Municipal Antonieta Farias de Souza de Palmeira Obrigado todos Alunos e Equipe Gestora</text:p>
          </table:table-cell>
        </table:table-row>
        <table:table-row table:style-name="ro1">
          <table:table-cell office:value-type="string" calcext:value-type="string">
            <text:p>É hora de #sessaoazul filme de hoje meu malvado favorito 3 , parte da equipe já aqui preparando… https://www. instagram.com/p/BWkWiXSDQ_a/</text:p>
          </table:table-cell>
        </table:table-row>
        <table:table-row table:style-name="ro1">
          <table:table-cell office:value-type="string" calcext:value-type="string">
            <text:p>A nossa equipe da Wizard Perus já foi conhecer os personagens do Filme Meu Malvado Favorito 3. E você vai ficar... http:// fb.me/1yst0FbUJ</text:p>
          </table:table-cell>
        </table:table-row>
        <table:table-row table:style-name="ro1">
          <table:table-cell office:value-type="string" calcext:value-type="string">
            <text:p>Meu Malvado Favorito 3: Equipe de dubladores https:// cinemagia.wordpress.com/2017/06/26/meu -malvado-favorito-3-equipe-de-dubladores/ … pic.twitter.com/NAPl7Eiu0i</text:p>
          </table:table-cell>
        </table:table-row>
        <table:table-row table:style-name="ro1">
          <table:table-cell office:value-type="string" calcext:value-type="string">
            <text:p>Peter-Park recusa participar da Equipe dos Vingadores ! Cenas pos creditos mostra o Tal Escorpião vilão dos Quadrinhos em Homem-aranha !</text:p>
          </table:table-cell>
        </table:table-row>
        <table:table-row table:style-name="ro1">
          <table:table-cell office:value-type="string" calcext:value-type="string">
            <text:p>Vingadores Guerra Infinita : Homem-Aranha e equipe são vistos em trecho de teaser vazado http:// imperioaracnideo.com/vingadores-gue rra-infinita-homem-aranha-e-equipe-sao-vistos-em-trecho-de-teaser-vazado/ …</text:p>
          </table:table-cell>
        </table:table-row>
        <table:table-row table:style-name="ro1">
          <table:table-cell office:value-type="string" calcext:value-type="string">
            <text:p>Cara, ver essa galera lutando em equipe , o homem-aranha junto, caraca, é tudo muito surreal</text:p>
          </table:table-cell>
        </table:table-row>
        <table:table-row table:style-name="ro1">
          <table:table-cell office:value-type="string" calcext:value-type="string">
            <text:p>Nova animação do Homem-Aranha contou com consultoria da equipe de quadrinhos http:// bit.ly/2ujk3Qe #SDCC pic.twitter.com/MlGRTNahjl</text:p>
          </table:table-cell>
        </table:table-row>
        <table:table-row table:style-name="ro1">
          <table:table-cell office:value-type="string" calcext:value-type="string">
            <text:p>omelete: Nova animação do Homem-Aranha contou com consultoria da equipe de quadrinhos http:// bit.ly/2ujk3Qe #SDCC …</text:p>
          </table:table-cell>
        </table:table-row>
        <table:table-row table:style-name="ro1">
          <table:table-cell office:value-type="string" calcext:value-type="string">
            <text:p>Nova animação do Homem-Aranha contou com consultoria da equipe de quadrinhos http:// bit.ly/2ujk3Qe #SDCC pic.twitter.com/dsqQQfW8Nz</text:p>
          </table:table-cell>
        </table:table-row>
        <table:table-row table:style-name="ro1">
          <table:table-cell office:value-type="string" calcext:value-type="string">
            <text:p>Homem-Aranha | Nova animação contou com consultoria da equipe de quadrinhos http:// ift.tt/2ujxtfh</text:p>
          </table:table-cell>
        </table:table-row>
        <table:table-row table:style-name="ro1">
          <table:table-cell office:value-type="string" calcext:value-type="string">
            <text:p>felypenery: omelete: Nova animação do Homem-Aranha contou com consultoria da equipe de quadrinhos http:// bit.ly/2ujk3Qe #SDCC …</text:p>
          </table:table-cell>
        </table:table-row>
        <table:table-row table:style-name="ro1">
          <table:table-cell office:value-type="string" calcext:value-type="string">
            <text:p>Ryan Reynolds parabeniza equipe de Mulher-Maravilha https:// goo.gl/7uA6WZ</text:p>
          </table:table-cell>
        </table:table-row>
        <table:table-row table:style-name="ro1">
          <table:table-cell office:value-type="string" calcext:value-type="string">
            <text:p>Check out a great #article Ryan Reynolds parabeniza equipe de Mulher-Maravilha http:// ift.tt/2tMHIqx</text:p>
          </table:table-cell>
        </table:table-row>
        <table:table-row table:style-name="ro1">
          <table:table-cell office:value-type="string" calcext:value-type="string">
            <text:p>Participei do @vismaismente sobre Mulher Maravilha , juntamente com a equipe e @Sailor_Pizza do @collantsdecote https:// soundcloud.com/visualmente/vm -72-mulher-maravilha …</text:p>
          </table:table-cell>
        </table:table-row>
        <table:table-row table:style-name="ro1">
          <table:table-cell office:value-type="string" calcext:value-type="string">
            <text:p>. @vismaismente sobre Mulher Maravilha com a equipe + @iwittmann do @FeitoPorElas_ e @Sailor_Pizza do @collantsdecote https:// soundcloud.com/visualmente/vm -72-mulher-maravilha …</text:p>
          </table:table-cell>
        </table:table-row>
        <table:table-row table:style-name="ro1">
          <table:table-cell office:value-type="string" calcext:value-type="string">
            <text:p>Esse mês, claro, foi da Mulher-Maravilha , mas a equipe conheceu e fez um monte de coisa bacanuda! http:// fb.me/22Urk4bBe</text:p>
          </table:table-cell>
        </table:table-row>
        <table:table-row table:style-name="ro1">
          <table:table-cell office:value-type="string" calcext:value-type="string">
            <text:p>Mulher Maravilha ta a cara da Jesse da Equipe Rocket</text:p>
          </table:table-cell>
        </table:table-row>
        <table:table-row table:style-name="ro1">
          <table:table-cell office:value-type="string" calcext:value-type="string">
            <text:p>Equipe A vencedora: Premiação no cinema, filme escolhido: Mulher Maravilha , parabéns a todos da equipe !!!!... http:// fb.me/vBQa5xVL</text:p>
          </table:table-cell>
        </table:table-row>
        <table:table-row table:style-name="ro1">
          <table:table-cell office:value-type="string" calcext:value-type="string">
            <text:p>Mulher Maravilha , a listinha esperta! - Equipe da Ladys Comics tá fazendo uma série muito legal com um... https:// tmblr.co/ZQ38eg2NKCbmI</text:p>
          </table:table-cell>
        </table:table-row>
        <table:table-row table:style-name="ro1">
          <table:table-cell office:value-type="string" calcext:value-type="string">
            <text:p>Não cheguei a ler. Lembro dos antigos Defensores , que eram uma equipe superpoderosa de ~Vingadores dissidentes~</text:p>
          </table:table-cell>
        </table:table-row>
        <table:table-row table:style-name="ro1">
          <table:table-cell office:value-type="string" calcext:value-type="string">
            <text:p>Saiba por qual motivo o #Justiceiro não faz parte da equipe dos #Defensores Acesse: http:// bit.ly/2vFe1Iz #vouprocinema pic.twitter.com/NICelfTZAQ</text:p>
          </table:table-cell>
        </table:table-row>
        <table:table-row table:style-name="ro1">
          <table:table-cell office:value-type="string" calcext:value-type="string">
            <text:p>Só queria dizer que amo os Defensores demais e to surtando com o novo trailer! QUE EQUIPE DA PORRAAA</text:p>
          </table:table-cell>
        </table:table-row>
        <table:table-row table:style-name="ro1">
          <table:table-cell office:value-type="string" calcext:value-type="string">
            <text:p>Melhor equipe de 2017 Defensores &gt;&gt;&gt; Liga</text:p>
          </table:table-cell>
        </table:table-row>
        <table:table-row table:style-name="ro1">
          <table:table-cell office:value-type="string" calcext:value-type="string">
            <text:p>Os defensores do Zé Estagiário dizem q tem q dar tempo pra ele. O cara q está ha mais de ano no comando da equipe , vcs tão de sacanagem.</text:p>
          </table:table-cell>
        </table:table-row>
        <table:table-row table:style-name="ro1">
          <table:table-cell office:value-type="string" calcext:value-type="string">
            <text:p>Os Defensores - Nova imagem mostra a equipe pronta para o combate! http:// fb.me/MJmQldpl</text:p>
          </table:table-cell>
        </table:table-row>
        <table:table-row table:style-name="ro1">
          <table:table-cell office:value-type="string" calcext:value-type="string">
            <text:p>O ex-presidente precisa arrumar uma equipe de defensores mais eficientes e parar de se insubordinar publicamente contra sentença judicial.</text:p>
          </table:table-cell>
        </table:table-row>
        <table:table-row table:style-name="ro1">
          <table:table-cell office:value-type="string" calcext:value-type="string">
            <text:p>#CoxinhaNews DEFENSORES | A equipe não terá uma vilã, e sim uma adversária! http:// dlvr.it/PVcz06 pic.twitter.com/DlEniyifGx</text:p>
          </table:table-cell>
        </table:table-row>
        <table:table-row table:style-name="ro1">
          <table:table-cell office:value-type="string" calcext:value-type="string">
            <text:p>@SkyrockFM @Mrik #Baywatch Merci à l' équipe skyrock on va penser à vous à la plage pic.twitter.com/igbkhpCszb</text:p>
          </table:table-cell>
        </table:table-row>
        <table:table-row table:style-name="ro1">
          <table:table-cell office:value-type="string" calcext:value-type="string">
            <text:p>Encore une mission pour l' équipe BayWatch</text:p>
          </table:table-cell>
        </table:table-row>
        <table:table-row table:style-name="ro1">
          <table:table-cell office:value-type="string" calcext:value-type="string">
            <text:p>Un samedi de juillet comme les autres, pour l' équipe de Paris Baywatch ...</text:p>
          </table:table-cell>
        </table:table-row>
        <table:table-row table:style-name="ro1">
          <table:table-cell office:value-type="string" calcext:value-type="string">
            <text:p>" Pour intégrer cette équipe One Direction, faut le mériter " ;) #Baywatch</text:p>
          </table:table-cell>
        </table:table-row>
        <table:table-row table:style-name="ro1">
          <table:table-cell office:value-type="string" calcext:value-type="string">
            <text:p>" Pour intégrer cette équipe One Direction, faut le mériter " #Baywatch merci</text:p>
          </table:table-cell>
        </table:table-row>
        <table:table-row table:style-name="ro1">
          <table:table-cell office:value-type="string" calcext:value-type="string">
            <text:p>"Pour intégrer cette équipe One Direction faut le mériter " #Baywatch</text:p>
          </table:table-cell>
        </table:table-row>
        <table:table-row table:style-name="ro1">
          <table:table-cell office:value-type="string" calcext:value-type="string">
            <text:p>"Pour intégrer cette équipe One Direction, faut le mériter" #Baywatch</text:p>
          </table:table-cell>
        </table:table-row>
        <table:table-row table:style-name="ro1">
          <table:table-cell office:value-type="string" calcext:value-type="string">
            <text:p>"Pour intégrer cette équipe One Direction... faut le mériter" #Baywatch</text:p>
          </table:table-cell>
        </table:table-row>
        <table:table-row table:style-name="ro1">
          <table:table-cell office:value-type="string" calcext:value-type="string">
            <text:p>Imagine um evento que você pode cometer todas as loucuras desejadas?Então, em setembro vem com a nossa equipe curtir American Pie #conexão05</text:p>
          </table:table-cell>
        </table:table-row>
        <table:table-row table:style-name="ro1">
          <table:table-cell office:value-type="string" calcext:value-type="string">
            <text:p>Vou encontrar a rapaziada, do Equipe , depois de 6 anos... tipo American pie o reencontro kk botar pra fuder hoje</text:p>
          </table:table-cell>
        </table:table-row>
        <table:table-row table:style-name="ro1">
          <table:table-cell office:value-type="string" calcext:value-type="string">
            <text:p>Les bails de american pie c archi vrai y'a une intendante du club de foot us du lycée de mon zinc d'Atlanta elle a sucé 10 boug de l' équipe</text:p>
          </table:table-cell>
        </table:table-row>
        <table:table-row table:style-name="ro1">
          <table:table-cell office:value-type="string" calcext:value-type="string">
            <text:p>Esse filme Equipe Caça Fantasma, é uma versão pior de American Pie e Pânico/Todo Mundo em Pânico</text:p>
          </table:table-cell>
        </table:table-row>
        <table:table-row table:style-name="ro1">
          <table:table-cell office:value-type="string" calcext:value-type="string">
            <text:p>o que a tenten usa de arma ninja em uma luta os mercenarios nao usam de bala em todos filmes</text:p>
          </table:table-cell>
        </table:table-row>
        <table:table-row table:style-name="ro1">
          <table:table-cell office:value-type="string" calcext:value-type="string">
            <text:p>Fast and Furious 8 Fight Scene Prison / Luta na Prisão Velozes e Furiosos 8 Legendado: http:// youtu.be/5zXNlO2zEIk?a via @YouTube</text:p>
          </table:table-cell>
        </table:table-row>
        <table:table-row table:style-name="ro1">
          <table:table-cell office:value-type="string" calcext:value-type="string">
            <text:p>ontem eu assisti o velozes e furiosos em english ta lgd mas porra ali é só luta e pa e tinha mais explosão q dialogo então tava suave</text:p>
          </table:table-cell>
        </table:table-row>
        <table:table-row table:style-name="ro1">
          <table:table-cell office:value-type="string" calcext:value-type="string">
            <text:p>lembro dela fazendo Velozes e Furiosos e apanhando aqui naquela luta contra a brasileira</text:p>
          </table:table-cell>
        </table:table-row>
        <table:table-row table:style-name="ro1">
          <table:table-cell office:value-type="string" calcext:value-type="string">
            <text:p>Sempre fui guerreira mas foi de primeira, me vi indefesa, coração perdeu a luta simmmm</text:p>
          </table:table-cell>
        </table:table-row>
        <table:table-row table:style-name="ro1">
          <table:table-cell office:value-type="string" calcext:value-type="string">
            <text:p>- clube da luta - 500 dias com ela - melancholia - a árvore da vida - qualquer filme do woody allen - the before trilogy - invocação do mal https:// twitter.com/siaht/status/8 78301506998611968 …</text:p>
          </table:table-cell>
        </table:table-row>
        <table:table-row table:style-name="ro1">
          <table:table-cell office:value-type="string" calcext:value-type="string">
            <text:p>Seria que nem a cena de luta do crepúsculo , me decepcionaria, mas por outro lado seria mt bom tem o flanguinho de volta</text:p>
          </table:table-cell>
        </table:table-row>
        <table:table-row table:style-name="ro1">
          <table:table-cell office:value-type="string" calcext:value-type="string">
            <text:p>Tipo sem gastar só que nesse filme de Crepusculo a mina mostra uma visao da luta e ai os caras não lutam pq eles perdem na visão da mina kkk</text:p>
          </table:table-cell>
        </table:table-row>
        <table:table-row table:style-name="ro1">
          <table:table-cell office:value-type="string" calcext:value-type="string">
            <text:p>Crepúsculo pode ser até meio tosco, mas eu AMO a cena da luta em amanhecer parte2 nossa senhora choro e os caralho</text:p>
          </table:table-cell>
        </table:table-row>
        <table:table-row table:style-name="ro1">
          <table:table-cell office:value-type="string" calcext:value-type="string">
            <text:p>Minha lista: - O guarda-costas - Lagoa Azul - Clube da Luta - Crepúsculo (e adjacências) https:// twitter.com/creyto_/status /882504812255956996 …</text:p>
          </table:table-cell>
        </table:table-row>
        <table:table-row table:style-name="ro1">
          <table:table-cell office:value-type="string" calcext:value-type="string">
            <text:p>Meu Malvado Favorito https:// twitter.com/tongorocho/sta tus/888847991318228992 …</text:p>
          </table:table-cell>
        </table:table-row>
        <table:table-row table:style-name="ro1">
          <table:table-cell office:value-type="string" calcext:value-type="string">
            <text:p>Nossa luta deveria ser UNANIME, deveria ser pelo Brasil! Mas enquanto houver esta coisa boba de ' meu malvado favorito ', vamos ficando assim.</text:p>
          </table:table-cell>
        </table:table-row>
        <table:table-row table:style-name="ro1">
          <table:table-cell office:value-type="string" calcext:value-type="string">
            <text:p>"Só tenho três palavras para você: Luta de Dança " Meu Malvado Favorito 3 @Cine Gracher… https://www. instagram.com/p/BWECDasn_yg/</text:p>
          </table:table-cell>
        </table:table-row>
        <table:table-row table:style-name="ro1">
          <table:table-cell office:value-type="string" calcext:value-type="string">
            <text:p>Aquele que não luta pelo futuro que quer, deve aceitar o futuro que vier.</text:p>
          </table:table-cell>
        </table:table-row>
        <table:table-row table:style-name="ro1">
          <table:table-cell office:value-type="string" calcext:value-type="string">
            <text:p>amiga eu achei o homem aranha desse filme idêntico o das HQs. Na hora das luta , aquele comecinho, os movimento dele, o deboche 10/10</text:p>
          </table:table-cell>
        </table:table-row>
        <table:table-row table:style-name="ro1">
          <table:table-cell office:value-type="string" calcext:value-type="string">
            <text:p>Minecraft: HOMEM ARANHA - O DIA QUE LUTEI NA LUTA LIVRE ! #02: http:// youtu.be/EW-aKeLe-Uo?a via @YouTube</text:p>
          </table:table-cell>
        </table:table-row>
        <table:table-row table:style-name="ro1">
          <table:table-cell office:value-type="string" calcext:value-type="string">
            <text:p>explosão de tnts, era jurassica, encantando coisas, minerando, caindo na lava, parkour, luta , batman vs coringa, homem aranha vs venom</text:p>
          </table:table-cell>
        </table:table-row>
        <table:table-row table:style-name="ro1">
          <table:table-cell office:value-type="string" calcext:value-type="string">
            <text:p>Td vez q assisto Capitão América 3 eu sinto a msm emoção de sempre! Vey, me explica Stark Steve e o homem aranha em uma msm luta ! Aguento ñ</text:p>
          </table:table-cell>
        </table:table-row>
        <table:table-row table:style-name="ro1">
          <table:table-cell office:value-type="string" calcext:value-type="string">
            <text:p>gente nem amostrou nada aí, diferente dakele trailer do homem aranha q amostrou a luta do abutre</text:p>
          </table:table-cell>
        </table:table-row>
        <table:table-row table:style-name="ro1">
          <table:table-cell office:value-type="string" calcext:value-type="string">
            <text:p>Discordo. Luta demais deixa a série enfadonha. Mas tinha que ser lutas maiores e mais bem feitas, igual o demolidor contra o japones lá</text:p>
          </table:table-cell>
        </table:table-row>
        <table:table-row table:style-name="ro1">
          <table:table-cell office:value-type="string" calcext:value-type="string">
            <text:p>Teve drama, teve humor, teve luta , teve o clássico e moderno ao mesmo tempo homem aranha FOI UMA EXPERIÊNCIA ÚNICA</text:p>
          </table:table-cell>
        </table:table-row>
        <table:table-row table:style-name="ro1">
          <table:table-cell office:value-type="string" calcext:value-type="string">
            <text:p>A mulher maravilha é a única da liga da justiça que luta no estilo break dance</text:p>
          </table:table-cell>
        </table:table-row>
        <table:table-row table:style-name="ro1">
          <table:table-cell office:value-type="string" calcext:value-type="string">
            <text:p>já assistiu aquele que luta todas contra a mulher maravilha ? é o melhor bicho</text:p>
          </table:table-cell>
        </table:table-row>
        <table:table-row table:style-name="ro1">
          <table:table-cell office:value-type="string" calcext:value-type="string">
            <text:p>MULHER-MARAVILHA : FALAS DE PROVOCAÇÃO DURANTE A LUTA [INJUSTICE 2]: http:// youtu.be/gwKjt70TCsI?a via @YouTube</text:p>
          </table:table-cell>
        </table:table-row>
        <table:table-row table:style-name="ro1">
          <table:table-cell office:value-type="string" calcext:value-type="string">
            <text:p>Essa mulher maravilha é muito maravilhosa mesmo! Luta , luta , luta e o cabelo continua ali, impecável!</text:p>
          </table:table-cell>
        </table:table-row>
        <table:table-row table:style-name="ro1">
          <table:table-cell office:value-type="string" calcext:value-type="string">
            <text:p>Bvss: mulher maravilha brota no meio da batalha final e plateia aplaude JL: lanterna verde brota no meio da luta final e plateia aplaude</text:p>
          </table:table-cell>
        </table:table-row>
        <table:table-row table:style-name="ro1">
          <table:table-cell office:value-type="string" calcext:value-type="string">
            <text:p>Medo que as cenas de luta da Liga da Justiça seja apenas aquelas que tava no trailer tipo o que fizeram da Mulher Maravilha .</text:p>
          </table:table-cell>
        </table:table-row>
        <table:table-row table:style-name="ro1">
          <table:table-cell office:value-type="string" calcext:value-type="string">
            <text:p>2017 e tem gente que ainda acha que o hulk ganharia da mulher maravilha numa luta kkkkk</text:p>
          </table:table-cell>
        </table:table-row>
        <table:table-row table:style-name="ro1">
          <table:table-cell office:value-type="string" calcext:value-type="string">
            <text:p>gente, eu preciso de poder fodastico nesses treiler, quero falar vendo uma cena: q foda meu, q luta da porrraaa, tipo em mulher-maravilha !</text:p>
          </table:table-cell>
        </table:table-row>
        <table:table-row table:style-name="ro1">
          <table:table-cell office:value-type="string" calcext:value-type="string">
            <text:p>Parece que Os Defensores vão defender a sua luta contra o sono</text:p>
          </table:table-cell>
        </table:table-row>
        <table:table-row table:style-name="ro1">
          <table:table-cell office:value-type="string" calcext:value-type="string">
            <text:p>Por razões óbvias, sou um dos maiores defensores da segurança pública e valorizo muito luta do Bolsonaro nisso. Tem importância fundamental.</text:p>
          </table:table-cell>
        </table:table-row>
        <table:table-row table:style-name="ro1">
          <table:table-cell office:value-type="string" calcext:value-type="string">
            <text:p>iSSO ME ABATE, EM SABER QUE OS DEFENSORES DE BANDIDOS SÃO MAIS UNIDOS QUE NÓS, O POVO DA LUTA</text:p>
          </table:table-cell>
        </table:table-row>
        <table:table-row table:style-name="ro1">
          <table:table-cell office:value-type="string" calcext:value-type="string">
            <text:p>Jogador N° 1: surpreendente, promissor Westworld: nada demais, apenas relances da nova temporada Defensores : excelente, apresentação e luta</text:p>
          </table:table-cell>
        </table:table-row>
        <table:table-row table:style-name="ro1">
          <table:table-cell office:value-type="string" calcext:value-type="string">
            <text:p>Tomara que as cenas de luta do Finn Jones em Os Defensores sejam melhores do que no Iron Fist.</text:p>
          </table:table-cell>
        </table:table-row>
        <table:table-row table:style-name="ro1">
          <table:table-cell office:value-type="string" calcext:value-type="string">
            <text:p>As cenas de luta são ótimas, temos muita ação. Mas acho que os humanos e os dilemas dos personagens e que faz Defensores bom #Defenders pic.twitter.com/HIawqb4TLZ</text:p>
          </table:table-cell>
        </table:table-row>
        <table:table-row table:style-name="ro1">
          <table:table-cell office:value-type="string" calcext:value-type="string">
            <text:p>sobre o novo trailler de DEFENSORES , apenas o demolidor terá boas cenas de luta , luke, jessica e punho de ferro ainda ta genérico demais</text:p>
          </table:table-cell>
        </table:table-row>
        <table:table-row table:style-name="ro1">
          <table:table-cell office:value-type="string" calcext:value-type="string">
            <text:p>Porém, acho que os Defensores pode ter uma pegada muito melhor, porque além de ter mais tempo não precisa focar só na luta principal</text:p>
          </table:table-cell>
        </table:table-row>
        <table:table-row table:style-name="ro1">
          <table:table-cell office:value-type="string" calcext:value-type="string">
            <text:p>todavía no ven lo que ocurre jeje yo hago periodismo estos son mercenarios pic.twitter.com/idXxPIYiGA</text:p>
          </table:table-cell>
        </table:table-row>
        <table:table-row table:style-name="ro1">
          <table:table-cell office:value-type="string" calcext:value-type="string">
            <text:p>... mercenaries like Bebe . It's produced such fuck-ups that years later you find yourselves buying your own "home grown" players back</text:p>
          </table:table-cell>
        </table:table-row>
        <table:table-row table:style-name="ro1">
          <table:table-cell office:value-type="string" calcext:value-type="string">
            <text:p>E não pense em passar a perna que em terra De mercenários se ganha quem paga o preço mais alto rs</text:p>
          </table:table-cell>
        </table:table-row>
        <table:table-row table:style-name="ro1">
          <table:table-cell office:value-type="string" calcext:value-type="string">
            <text:p>Decir que Casemiro es un paquete esde bobo pero decir que en el Valencia solo hay mercenarios del murcielago es faltar el respeto.</text:p>
          </table:table-cell>
        </table:table-row>
        <table:table-row table:style-name="ro1">
          <table:table-cell office:value-type="string" calcext:value-type="string">
            <text:p>En el Valencia hay más que mercenarios del murcielago.</text:p>
          </table:table-cell>
        </table:table-row>
        <table:table-row table:style-name="ro1">
          <table:table-cell office:value-type="string" calcext:value-type="string">
            <text:p>Los mercenarios están mejor en los equipos del petrodólar y en el Real de Madrizzzz-ese equipo en el que todo bebé soñó jugar-.</text:p>
          </table:table-cell>
        </table:table-row>
        <table:table-row table:style-name="ro1">
          <table:table-cell office:value-type="string" calcext:value-type="string">
            <text:p>Depois do nascimento desse bebê , podemos garantir que terá Velozes e Furiosos até 2050 pic.twitter.com/v1TmjKVHqo</text:p>
          </table:table-cell>
        </table:table-row>
        <table:table-row table:style-name="ro1">
          <table:table-cell office:value-type="string" calcext:value-type="string">
            <text:p>Depois do nascimento desse bebê , podemos garantir que terá Velozes e Furiosos até 2050 pic.twitter.com/556anxuLYm</text:p>
          </table:table-cell>
        </table:table-row>
        <table:table-row table:style-name="ro1">
          <table:table-cell office:value-type="string" calcext:value-type="string">
            <text:p>Depois do nascimento desse bebê , podemos garantir que terá Velozes e Furiosos até 2050 pic.twitter.com/5ifC5SDV33</text:p>
          </table:table-cell>
        </table:table-row>
        <table:table-row table:style-name="ro1">
          <table:table-cell office:value-type="string" calcext:value-type="string">
            <text:p>Depois do nascimento desse bebê , podemos garantir que terá Velozes e Furiosos até 2050 pic.twitter.com/ZFfxqd2iix</text:p>
          </table:table-cell>
        </table:table-row>
        <table:table-row table:style-name="ro1">
          <table:table-cell office:value-type="string" calcext:value-type="string">
            <text:p>Velozes e Furiosos 9 vai ser tão veloz, q o vin diesel vai dar uma ré e voltar a ser bebê pic.twitter.com/ZPJ7EKnSXQ</text:p>
          </table:table-cell>
        </table:table-row>
        <table:table-row table:style-name="ro1">
          <table:table-cell office:value-type="string" calcext:value-type="string">
            <text:p>Nasceu o bebê que garante que a franquia Velozes e Furiosos poderá se estender tranquilamente até 2055 #informei pic.twitter.com/zfwOsSosSu</text:p>
          </table:table-cell>
        </table:table-row>
        <table:table-row table:style-name="ro1">
          <table:table-cell office:value-type="string" calcext:value-type="string">
            <text:p>Depois do nascimento desse bebê , podemos garantir que terá Velozes e Furiosos até 2050 pic.twitter.com/dNhnOyJE4U</text:p>
          </table:table-cell>
        </table:table-row>
        <table:table-row table:style-name="ro1">
          <table:table-cell office:value-type="string" calcext:value-type="string">
            <text:p>Depois do nascimento desse bebê , podemos garantir que terá Velozes e Furiosos até 2050 pic.twitter.com/hSl0niNy6q</text:p>
          </table:table-cell>
        </table:table-row>
        <table:table-row table:style-name="ro1">
          <table:table-cell office:value-type="string" calcext:value-type="string">
            <text:p>Que rico es dormir abrazada de mi bebé Lunita #mipeluche</text:p>
          </table:table-cell>
        </table:table-row>
        <table:table-row table:style-name="ro1">
          <table:table-cell office:value-type="string" calcext:value-type="string">
            <text:p>cê bebe ? — bebo mta água https:// curiouscat.me/Nabis/post/181 556508?t=1500511774 …</text:p>
          </table:table-cell>
        </table:table-row>
        <table:table-row table:style-name="ro1">
          <table:table-cell office:value-type="string" calcext:value-type="string">
            <text:p>Cizañero bebe</text:p>
          </table:table-cell>
        </table:table-row>
        <table:table-row table:style-name="ro1">
          <table:table-cell office:value-type="string" calcext:value-type="string">
            <text:p>#CazadorDeMitosMV Anabelle es la peli d 'terror'+mala q he visto,un intento de "El bebe de Rosemary"pero hedionda e mala,aun cuando fue real</text:p>
          </table:table-cell>
        </table:table-row>
        <table:table-row table:style-name="ro1">
          <table:table-cell office:value-type="string" calcext:value-type="string">
            <text:p>@BebeRexha the latin rexhars loves you bebe !</text:p>
          </table:table-cell>
        </table:table-row>
        <table:table-row table:style-name="ro1">
          <table:table-cell office:value-type="string" calcext:value-type="string">
            <text:p>@BebeRexha follow me bebe please</text:p>
          </table:table-cell>
        </table:table-row>
        <table:table-row table:style-name="ro1">
          <table:table-cell office:value-type="string" calcext:value-type="string">
            <text:p>Que perra mi amiga! Te quiero Anabelle bebé .</text:p>
          </table:table-cell>
        </table:table-row>
        <table:table-row table:style-name="ro1">
          <table:table-cell office:value-type="string" calcext:value-type="string">
            <text:p>Até qnd vi anabelle tinha criança, e ainda por cima bebê</text:p>
          </table:table-cell>
        </table:table-row>
        <table:table-row table:style-name="ro1">
          <table:table-cell office:value-type="string" calcext:value-type="string">
            <text:p>A hora do pesadelo invocação do mal o bebê de rosemary O exorcista O iluminado pic.twitter.com/7UTDRcfu1w</text:p>
          </table:table-cell>
        </table:table-row>
        <table:table-row table:style-name="ro1">
          <table:table-cell office:value-type="string" calcext:value-type="string">
            <text:p>o exorcista, bebe de rosicleide, a chave mestra, goodnight mommy, invocação do mal 2, o chamado 1, o iluminado, o exorcismo de emily rose</text:p>
          </table:table-cell>
        </table:table-row>
        <table:table-row table:style-name="ro1">
          <table:table-cell office:value-type="string" calcext:value-type="string">
            <text:p>Humor: se bebe não case 1,2 ou três escolhe ai. Ação: Doutor estranho ou tartarugas ninjas 2. Terror: Ana Bele ou invocação do mal .</text:p>
          </table:table-cell>
        </table:table-row>
        <table:table-row table:style-name="ro1">
          <table:table-cell office:value-type="string" calcext:value-type="string">
            <text:p>no crepúsculo não tem um lance do bebê comer a mãe por dentro e-</text:p>
          </table:table-cell>
        </table:table-row>
        <table:table-row table:style-name="ro1">
          <table:table-cell office:value-type="string" calcext:value-type="string">
            <text:p>¿que dices bebé ojos de botón? ¿quieres que vea crepúsculo ?</text:p>
          </table:table-cell>
        </table:table-row>
        <table:table-row table:style-name="ro1">
          <table:table-cell office:value-type="string" calcext:value-type="string">
            <text:p>meu professor de física é um bebê , mas nao aguento ele dizendo que pareço uma personagem do crepúsculo</text:p>
          </table:table-cell>
        </table:table-row>
        <table:table-row table:style-name="ro1">
          <table:table-cell office:value-type="string" calcext:value-type="string">
            <text:p>Isa, este meme es del bebé de Crepúsculo ?</text:p>
          </table:table-cell>
        </table:table-row>
        <table:table-row table:style-name="ro1">
          <table:table-cell office:value-type="string" calcext:value-type="string">
            <text:p>Bebê devidamente protegido do frio de Brasília DF. Durante o dia é sossegado, mas ao crepúsculo ,… https://www. instagram.com/p/BWTKSB3Fya7/</text:p>
          </table:table-cell>
        </table:table-row>
        <table:table-row table:style-name="ro1">
          <table:table-cell office:value-type="string" calcext:value-type="string">
            <text:p>Con lo que dice parece que se IMPRIMO con la bebé tipo como los lobos de crepúsculo sbdjdbdk</text:p>
          </table:table-cell>
        </table:table-row>
        <table:table-row table:style-name="ro1">
          <table:table-cell office:value-type="string" calcext:value-type="string">
            <text:p>socorro qué bebé bxdblgxwvkucst. También me da la sensación de que estaba leyendo Crepúsculo antes de sacarse la foto. pic.twitter.com/AQk0JTmTq2</text:p>
          </table:table-cell>
        </table:table-row>
        <table:table-row table:style-name="ro1">
          <table:table-cell office:value-type="string" calcext:value-type="string">
            <text:p>a Bela do crepúsculo fica horrenda quando vai ter bebê , mds</text:p>
          </table:table-cell>
        </table:table-row>
        <table:table-row table:style-name="ro1">
          <table:table-cell office:value-type="string" calcext:value-type="string">
            <text:p>Aí mano, quero ver meu malvado favorito 3</text:p>
          </table:table-cell>
        </table:table-row>
        <table:table-row table:style-name="ro1">
          <table:table-cell office:value-type="string" calcext:value-type="string">
            <text:p>Gostei de um vídeo @YouTube http:// youtu.be/_-0Ib-mWnRo?aM inecraft … : WHO'S YOUR FAMILY? BEBÊ DO MEU MALVADO FAVORITO E SUA MÃE</text:p>
          </table:table-cell>
        </table:table-row>
        <table:table-row table:style-name="ro1">
          <table:table-cell office:value-type="string" calcext:value-type="string">
            <text:p>Recebo um sapo do meu pai e ele "vamos ao cinema hoje, assistir meu malvado favorito " realmente sou um bebê pra ele</text:p>
          </table:table-cell>
        </table:table-row>
        <table:table-row table:style-name="ro1">
          <table:table-cell office:value-type="string" calcext:value-type="string">
            <text:p>meu bebê me levou para ver meu malvado favorito , nem gostei</text:p>
          </table:table-cell>
        </table:table-row>
        <table:table-row table:style-name="ro1">
          <table:table-cell office:value-type="string" calcext:value-type="string">
            <text:p>Ir no cinema com o bebê ? Pode sim! O CineMaterna desta quinta trás o filme " Meu malvado favorito 3" e acontece às 14h! Te esperamos, hein? pic.twitter.com/vdJBpVToWg</text:p>
          </table:table-cell>
        </table:table-row>
        <table:table-row table:style-name="ro1">
          <table:table-cell office:value-type="string" calcext:value-type="string">
            <text:p>Alguém me leva no cinema assistir meu malvado favorito 3</text:p>
          </table:table-cell>
        </table:table-row>
        <table:table-row table:style-name="ro1">
          <table:table-cell office:value-type="string" calcext:value-type="string">
            <text:p>Primeiro filme q o Peter assistiu no cinema foi meu Malvado Favorito 3 daí assisti Homem Aranha esses dias e tinha um bebê atrás da gente</text:p>
          </table:table-cell>
        </table:table-row>
        <table:table-row table:style-name="ro1">
          <table:table-cell office:value-type="string" calcext:value-type="string">
            <text:p>Fui assistir meu malvado favorito com meu bebê</text:p>
          </table:table-cell>
        </table:table-row>
        <table:table-row table:style-name="ro1">
          <table:table-cell office:value-type="string" calcext:value-type="string">
            <text:p>Assistindo querido john chorando igual um bebe nessa parte que o pai dele tá no hospital</text:p>
          </table:table-cell>
        </table:table-row>
        <table:table-row table:style-name="ro1">
          <table:table-cell office:value-type="string" calcext:value-type="string">
            <text:p>Nós bebe , comemora, mas por dentro tá tristão</text:p>
          </table:table-cell>
        </table:table-row>
        <table:table-row table:style-name="ro1">
          <table:table-cell office:value-type="string" calcext:value-type="string">
            <text:p>ustedes han querido garantizar que solamente unas partes en pacto accedan a condiciones de uso fiscal representando una dictadura planeada</text:p>
          </table:table-cell>
        </table:table-row>
        <table:table-row table:style-name="ro1">
          <table:table-cell office:value-type="string" calcext:value-type="string">
            <text:p>Pff alguém adora esse bebê !! Machinho 3-4 meses, um amorzinho de querido pff compartilhem até achar uma casa p ele!!! pic.twitter.com/2fqHAoJeza</text:p>
          </table:table-cell>
        </table:table-row>
        <table:table-row table:style-name="ro1">
          <table:table-cell office:value-type="string" calcext:value-type="string">
            <text:p>Se sentir dividida é usar uma touca do Homem- Aranha enquanto bebe suco em um copo do Batman</text:p>
          </table:table-cell>
        </table:table-row>
        <table:table-row table:style-name="ro1">
          <table:table-cell office:value-type="string" calcext:value-type="string">
            <text:p>Gostei de um vídeo @YouTube http:// youtu.be/F2ZN8rWkhns?aM inecraft … : WHO'S YOUR FAMILY? - BEBE HOMEM ARANHA BEIJOU A SUPER GIRL (Baby</text:p>
          </table:table-cell>
        </table:table-row>
        <table:table-row table:style-name="ro1">
          <table:table-cell office:value-type="string" calcext:value-type="string">
            <text:p>Gostei de um vídeo @YouTube http:// youtu.be/nYr9w8e1aRc?aM inecraft … : WHO'S YOUR LOVE? - BEBÊ HOMEM ARANHA BEIJOU A LADYBUG! Miraculous as</text:p>
          </table:table-cell>
        </table:table-row>
        <table:table-row table:style-name="ro1">
          <table:table-cell office:value-type="string" calcext:value-type="string">
            <text:p>Gostei de um vídeo @YouTube http:// youtu.be/kqkfP98RxiA?aM inecraft … : WHO'S YOUR FAMILY? - O BEBÊ DO HOMEM ARANHA BRANCO! (Spider-Man</text:p>
          </table:table-cell>
        </table:table-row>
        <table:table-row table:style-name="ro1">
          <table:table-cell office:value-type="string" calcext:value-type="string">
            <text:p>Gostei de um vídeo @YouTube http:// youtu.be/A8n_2qUhYwc?aM inecraft … Mods: Who's Your Family?! - O BEBÊ HOMEM ARANHA BEIJOU A MARY JANE</text:p>
          </table:table-cell>
        </table:table-row>
        <table:table-row table:style-name="ro1">
          <table:table-cell office:value-type="string" calcext:value-type="string">
            <text:p>oi bebe me da um beijo pea cada vez que a globo passou homem aranha</text:p>
          </table:table-cell>
        </table:table-row>
        <table:table-row table:style-name="ro1">
          <table:table-cell office:value-type="string" calcext:value-type="string">
            <text:p>meu bebê chamou p ir no cinema amanhã assistir homem aranha</text:p>
          </table:table-cell>
        </table:table-row>
        <table:table-row table:style-name="ro1">
          <table:table-cell office:value-type="string" calcext:value-type="string">
            <text:p>Ir ver homem aranha sozinho ou ir bebe sozinho eis a questão</text:p>
          </table:table-cell>
        </table:table-row>
        <table:table-row table:style-name="ro1">
          <table:table-cell office:value-type="string" calcext:value-type="string">
            <text:p>Tem uma que tá eu, as meninas de mulher maravilha e o Heitor no meio de super man, To apaixonada por esta foto</text:p>
          </table:table-cell>
        </table:table-row>
        <table:table-row table:style-name="ro1">
          <table:table-cell office:value-type="string" calcext:value-type="string">
            <text:p>Mulher maravilha https:// twitter.com/Surveys4You/st atus/889596714834956288 …</text:p>
          </table:table-cell>
        </table:table-row>
        <table:table-row table:style-name="ro1">
          <table:table-cell office:value-type="string" calcext:value-type="string">
            <text:p>Chá de bebê do Lucca (@Jardim Tropical in Nova Iguaçu, RJ, Rio de Janeiro) https://www. swarmapp.com/c/55rAiw209n9</text:p>
          </table:table-cell>
        </table:table-row>
        <table:table-row table:style-name="ro1">
          <table:table-cell office:value-type="string" calcext:value-type="string">
            <text:p>Tem pessoas que bebê só pra falar que bebeu, não porque gosta !</text:p>
          </table:table-cell>
        </table:table-row>
        <table:table-row table:style-name="ro1">
          <table:table-cell office:value-type="string" calcext:value-type="string">
            <text:p>bebe não tem nem sexo mas já vai ser fã da mulher maravilha sim</text:p>
          </table:table-cell>
        </table:table-row>
        <table:table-row table:style-name="ro1">
          <table:table-cell office:value-type="string" calcext:value-type="string">
            <text:p>Parabéns pra essa mulher maravilha , te amo e amanhã ninguém segura nois bebê @Fran_belieber_d pic.twitter.com/pzfk5DE8vk</text:p>
          </table:table-cell>
        </table:table-row>
        <table:table-row table:style-name="ro1">
          <table:table-cell office:value-type="string" calcext:value-type="string">
            <text:p>Isso ai meu bebê</text:p>
          </table:table-cell>
        </table:table-row>
        <table:table-row table:style-name="ro1">
          <table:table-cell office:value-type="string" calcext:value-type="string">
            <text:p>Claro bebe</text:p>
          </table:table-cell>
        </table:table-row>
        <table:table-row table:style-name="ro1">
          <table:table-cell office:value-type="string" calcext:value-type="string">
            <text:p>Eu e o bebe Carlos diretamente do se beber não case . pic.twitter.com/rVz8Pd3Bn8</text:p>
          </table:table-cell>
        </table:table-row>
        <table:table-row table:style-name="ro1">
          <table:table-cell office:value-type="string" calcext:value-type="string">
            <text:p>Assistindo se beber não case e lembrando que eu e minhas amigas passamos por uma noitada quase igual KKKKKKKKKKKK só não teve bebê nem tigre</text:p>
          </table:table-cell>
        </table:table-row>
        <table:table-row table:style-name="ro1">
          <table:table-cell office:value-type="string" calcext:value-type="string">
            <text:p>Vídeo emocionante de uma menina narrando um bebê abortado. Curtam - Católicos Defensores da Fé http:// fb.me/6AAHNuAo5</text:p>
          </table:table-cell>
        </table:table-row>
        <table:table-row table:style-name="ro1">
          <table:table-cell office:value-type="string" calcext:value-type="string">
            <text:p>#23Jl Hoy se cumplen 40 meses de la muerte de Adriana Urquiola y su bebé . No la olvidemos. . pic.twitter.com/0w4TtaYx1e</text:p>
          </table:table-cell>
        </table:table-row>
        <table:table-row table:style-name="ro1">
          <table:table-cell office:value-type="string" calcext:value-type="string">
            <text:p>#23Jl Hoy se cumplen 40 meses de la muerte de Adriana Urquiola y su bebé . No la olvidemos. . http:// pbs.twimg.com/media/CDRq7JwW 8AAg1lT.jpg …</text:p>
          </table:table-cell>
        </table:table-row>
        <table:table-row table:style-name="ro1">
          <table:table-cell office:value-type="string" calcext:value-type="string">
            <text:p>Se hacen los defensores de la vida queriendo que ese bebe nazca, y les chupa un huevo después como vaya a vivir la criatura https:// twitter.com/JuliFelitti/st atus/886820750589644800 …</text:p>
          </table:table-cell>
        </table:table-row>
        <table:table-row table:style-name="ro1">
          <table:table-cell office:value-type="string" calcext:value-type="string">
            <text:p>Q harían los defensores d Daniel Samper si alguien utilizará y se burlara d sus hijos como el lo hizo con esta bebé d 4 meses</text:p>
          </table:table-cell>
        </table:table-row>
        <table:table-row table:style-name="ro1">
          <table:table-cell office:value-type="string" calcext:value-type="string">
            <text:p>felizmente maiores fãs defensores da bebe pic.twitter.com/R56RWg0ldn</text:p>
          </table:table-cell>
        </table:table-row>
        <table:table-row table:style-name="ro1">
          <table:table-cell office:value-type="string" calcext:value-type="string">
            <text:p>Q harían estos indignados defensores d Daniel Samper si alguien utilizará y se burlara d sus hijos como el lo hizo con esta bebé d 4 meses</text:p>
          </table:table-cell>
        </table:table-row>
        <table:table-row table:style-name="ro1">
          <table:table-cell office:value-type="string" calcext:value-type="string">
            <text:p>Q harían estos indignados defensores d Daniel Samper si alguien utilizará y se burlara d sus hijos como este idiota lo hizo con esta bebé</text:p>
          </table:table-cell>
        </table:table-row>
        <table:table-row table:style-name="ro1">
          <table:table-cell office:value-type="string" calcext:value-type="string">
            <text:p>Sobre o filme O Poderoso Chefinho : Eu sou o bebe grandão que tanka e come biscoito. HAHAEHAUEHEA foda !</text:p>
          </table:table-cell>
        </table:table-row>
        <table:table-row table:style-name="ro1">
          <table:table-cell office:value-type="string" calcext:value-type="string">
            <text:p>Assisti ontem o Boss Baby/ Poderoso Chefinho e pelo que entendi é que [SPOILER] o primeiro bebê morre, dai o outro é um segundo irmãozinho+</text:p>
          </table:table-cell>
        </table:table-row>
        <table:table-row table:style-name="ro1">
          <table:table-cell office:value-type="string" calcext:value-type="string">
            <text:p>"Biscoito é para quem vende". Divertido e inteligente! O Poderoso Chefinho - DVD Um bebê falante que usa terno... http:// fb.me/7awp8R0Hm</text:p>
          </table:table-cell>
        </table:table-row>
        <table:table-row table:style-name="ro1">
          <table:table-cell office:value-type="string" calcext:value-type="string">
            <text:p>- o poderoso chefinho (ok) - casamento grego 2 (ok) - o bebê de Bridget Jones (ok) - eu, você e a garota que vai morrer (assistindo)</text:p>
          </table:table-cell>
        </table:table-row>
        <table:table-row table:style-name="ro1">
          <table:table-cell office:value-type="string" calcext:value-type="string">
            <text:p>Eu fui assistir o poderoso chefinho , isso quer dizer que eu sou o bebê mandão?</text:p>
          </table:table-cell>
        </table:table-row>
        <table:table-row table:style-name="ro1">
          <table:table-cell office:value-type="string" calcext:value-type="string">
            <text:p>O PODEROSO CHEFINHO Disponível para locação na Planeta DVD Livraria. Um bebê falante que usa…... http:// fb.me/2UHNbhTam</text:p>
          </table:table-cell>
        </table:table-row>
        <table:table-row table:style-name="ro1">
          <table:table-cell office:value-type="string" calcext:value-type="string">
            <text:p>O PODEROSO CHEFINHO Disponível para locação na Planeta DVD Livraria. Um bebê falante que usa terno e carrega... http:// fb.me/74ADCnqfa</text:p>
          </table:table-cell>
        </table:table-row>
        <table:table-row table:style-name="ro1">
          <table:table-cell office:value-type="string" calcext:value-type="string">
            <text:p>O PODEROSO CHEFINHO Disponível para locação na Planeta DVD Livraria. Um bebê falante que usa… https://www. instagram.com/p/BWiaDSNDYe7/</text:p>
          </table:table-cell>
        </table:table-row>
        <table:table-row table:style-name="ro1">
          <table:table-cell office:value-type="string" calcext:value-type="string">
            <text:p>Ni baywatch tenía esas curvas!!! Muy guapa bebé !!!</text:p>
          </table:table-cell>
        </table:table-row>
        <table:table-row table:style-name="ro1">
          <table:table-cell office:value-type="string" calcext:value-type="string">
            <text:p>NW: Baywatch . Bebe Zac</text:p>
          </table:table-cell>
        </table:table-row>
        <table:table-row table:style-name="ro1">
          <table:table-cell office:value-type="string" calcext:value-type="string">
            <text:p>Lo que me gustó de Baywatch es que sales tu bebé @ZacEfron</text:p>
          </table:table-cell>
        </table:table-row>
        <table:table-row table:style-name="ro1">
          <table:table-cell office:value-type="string" calcext:value-type="string">
            <text:p>je vais voir baywatch avec bébé zac</text:p>
          </table:table-cell>
        </table:table-row>
        <table:table-row table:style-name="ro1">
          <table:table-cell office:value-type="string" calcext:value-type="string">
            <text:p>BAYWATCH BEBE APZNEKZLRKENKDZ https:// twitter.com/lrhemmlngs/sta tus/882599340824567808 …</text:p>
          </table:table-cell>
        </table:table-row>
        <table:table-row table:style-name="ro1">
          <table:table-cell office:value-type="string" calcext:value-type="string">
            <text:p>Acabo de ver la de baywatch y la vdd esta súper equis lo único por lo que no me quede dormida fue por el papucho de Zac bebé</text:p>
          </table:table-cell>
        </table:table-row>
        <table:table-row table:style-name="ro1">
          <table:table-cell office:value-type="string" calcext:value-type="string">
            <text:p>TOP10 1-WONDER WOMAN 2-SEÑOR PACIENCIA 3-CALZONCILLOS 4-MOMIA 5-PIRATAS 6- BAYWATCH 7-CASA ESPERANZA 8- BEBE JEFAZO 9-DEJAME SALIR 10-H.VIENTO</text:p>
          </table:table-cell>
        </table:table-row>
        <table:table-row table:style-name="ro1">
          <table:table-cell office:value-type="string" calcext:value-type="string">
            <text:p>TOP 10 PROV 1-WONDER WOMAN 2-SEÑOR PACIENCIA 3-CALZONCILLOS 4-MOMIA 5-PIRATAS 6- BAYWATCH 7-CASA ESPERANZA 8- BEBE JEFAZO 9-PARIS 10-MAUDIE</text:p>
          </table:table-cell>
        </table:table-row>
        <table:table-row table:style-name="ro1">
          <table:table-cell office:value-type="string" calcext:value-type="string">
            <text:p>[7/11, 21:45] carly: tô veno american pie [7/11, 21:52] mamis: Ta na hora de bebê dormir! [7/11, 21:52] carly: sou um bebê que faz bebê flor</text:p>
          </table:table-cell>
        </table:table-row>
        <table:table-row table:style-name="ro1">
          <table:table-cell office:value-type="string" calcext:value-type="string">
            <text:p>Na vida eu sou aquele cara do american pie q é certinho e bonitinho, mas quando bebe vai parar la no haiti e volta c uma criança</text:p>
          </table:table-cell>
        </table:table-row>
        <table:table-row table:style-name="ro1">
          <table:table-cell office:value-type="string" calcext:value-type="string">
            <text:p>Pior é os caras dizendo que o filme era horrível ...não tem capacidade mental de entender Velozes e furiosos e querem dar opinião sobre esse</text:p>
          </table:table-cell>
        </table:table-row>
        <table:table-row table:style-name="ro1">
          <table:table-cell office:value-type="string" calcext:value-type="string">
            <text:p>achei o teaser de jogador Nº 1 tão horrível . serei muito criticado, mas que bosta é uma mistura de velozes e furiosos com transformes, tchau</text:p>
          </table:table-cell>
        </table:table-row>
        <table:table-row table:style-name="ro1">
          <table:table-cell office:value-type="string" calcext:value-type="string">
            <text:p>tentando ver velozes e furiosos 7 pelo tel, horrivel kk</text:p>
          </table:table-cell>
        </table:table-row>
        <table:table-row table:style-name="ro1">
          <table:table-cell office:value-type="string" calcext:value-type="string">
            <text:p>E também faz essa coisa horrível chamada Ivã que assiste Velozes e Furiosos sempre que sai no cinema. https:// twitter.com/nataliecamis/s tatus/887852530163646465 …</text:p>
          </table:table-cell>
        </table:table-row>
        <table:table-row table:style-name="ro1">
          <table:table-cell office:value-type="string" calcext:value-type="string">
            <text:p>TWD é igual Velozes e Furiosos : é horrível , ninguém gosta mas tem 95 continuações/temporadas</text:p>
          </table:table-cell>
        </table:table-row>
        <table:table-row table:style-name="ro1">
          <table:table-cell office:value-type="string" calcext:value-type="string">
            <text:p>minha mãe tá num velozes e furiosos sem óculos e caindo uma chuva horrível É nois se eu sair viva</text:p>
          </table:table-cell>
        </table:table-row>
        <table:table-row table:style-name="ro1">
          <table:table-cell office:value-type="string" calcext:value-type="string">
            <text:p>seria melhor se fosse ele, eu acho, porque foi aquela música horrível de chata a primeira ouvida de Velozes e Furiosos</text:p>
          </table:table-cell>
        </table:table-row>
        <table:table-row table:style-name="ro1">
          <table:table-cell office:value-type="string" calcext:value-type="string">
            <text:p>+ ( velozes e furiosos ), como tem pouca sessão pra muito filme, um ou outro não passa aqui mas tirando o 3D que é horrível e isso aí é 10/10</text:p>
          </table:table-cell>
        </table:table-row>
        <table:table-row table:style-name="ro1">
          <table:table-cell office:value-type="string" calcext:value-type="string">
            <text:p>Cara tive um sonho horrível com a anabelle</text:p>
          </table:table-cell>
        </table:table-row>
        <table:table-row table:style-name="ro1">
          <table:table-cell office:value-type="string" calcext:value-type="string">
            <text:p>POR QUE EU IA TE RECOMENDAR ANABELLE ? AQUELE FILME É HORRIVEL https:// twitter.com/93DAYDREAM/sta tus/887218205202186240 …</text:p>
          </table:table-cell>
        </table:table-row>
        <table:table-row table:style-name="ro1">
          <table:table-cell office:value-type="string" calcext:value-type="string">
            <text:p>só pq eu tomo susto não quer dizer q seja bom KKKKKKKKKKKKKK invocação do mal é horrível , tanto o 1 quanto o 2</text:p>
          </table:table-cell>
        </table:table-row>
        <table:table-row table:style-name="ro1">
          <table:table-cell office:value-type="string" calcext:value-type="string">
            <text:p>Dia horrível pra escolher assistir invocação do mal 2</text:p>
          </table:table-cell>
        </table:table-row>
        <table:table-row table:style-name="ro1">
          <table:table-cell office:value-type="string" calcext:value-type="string">
            <text:p>O boneco do mal (da medo pra krl) Invocação do mal 2 (da só uns sustinhos) NAO ASSISTE OUIJA, O FINAL É HORRÍVEL (pelo menos eu achei)</text:p>
          </table:table-cell>
        </table:table-row>
        <table:table-row table:style-name="ro1">
          <table:table-cell office:value-type="string" calcext:value-type="string">
            <text:p>Eu assisti esse filme e achei horrível . KKDSKS Falaram que é baseado em fatos reais? Eu gosto de invocação do mal também, os dois!!</text:p>
          </table:table-cell>
        </table:table-row>
        <table:table-row table:style-name="ro1">
          <table:table-cell office:value-type="string" calcext:value-type="string">
            <text:p>eu sonhei todo o filme invocação do mal cmo se eu tivesse vivendo ele ou vendo dnv e foi horrível</text:p>
          </table:table-cell>
        </table:table-row>
        <table:table-row table:style-name="ro1">
          <table:table-cell office:value-type="string" calcext:value-type="string">
            <text:p>O amor de Zé Ricardo pelo Márcio Araújo dava uma trilogia horrível , estilo Crepúsculo</text:p>
          </table:table-cell>
        </table:table-row>
        <table:table-row table:style-name="ro1">
          <table:table-cell office:value-type="string" calcext:value-type="string">
            <text:p>Crepúsculo é horrível , aquilo não é um vampiro, é uma fada é isso! https:// twitter.com/pp_retoo/statu s/886780800070561792 …</text:p>
          </table:table-cell>
        </table:table-row>
        <table:table-row table:style-name="ro1">
          <table:table-cell office:value-type="string" calcext:value-type="string">
            <text:p>Que filme horrível , vou chamar de Crepúsculo</text:p>
          </table:table-cell>
        </table:table-row>
        <table:table-row table:style-name="ro1">
          <table:table-cell office:value-type="string" calcext:value-type="string">
            <text:p>Esse tempo melancólico chuvoso é horrível , parece que tô preso no filme Crepúsculo</text:p>
          </table:table-cell>
        </table:table-row>
        <table:table-row table:style-name="ro1">
          <table:table-cell office:value-type="string" calcext:value-type="string">
            <text:p>esse cara é horrivel mano nao tem expressao nao tem nada parece a kristen stewart em crepusculo</text:p>
          </table:table-cell>
        </table:table-row>
        <table:table-row table:style-name="ro1">
          <table:table-cell office:value-type="string" calcext:value-type="string">
            <text:p>gente desculpa eu to rindo de vcs falando que choraram assistindo crepusculo eu so uma pessoa horrivel eu sei</text:p>
          </table:table-cell>
        </table:table-row>
        <table:table-row table:style-name="ro1">
          <table:table-cell office:value-type="string" calcext:value-type="string">
            <text:p>"Ai crepúsculo é horrivel " "Ai é de menininha" Ta achando ruim n lê Eu vou continuar gostando Vai toma no cu Obrigada</text:p>
          </table:table-cell>
        </table:table-row>
        <table:table-row table:style-name="ro1">
          <table:table-cell office:value-type="string" calcext:value-type="string">
            <text:p>Como eu já gostei de crepúsculo gente?? Q saga mais horrível</text:p>
          </table:table-cell>
        </table:table-row>
        <table:table-row table:style-name="ro1">
          <table:table-cell office:value-type="string" calcext:value-type="string">
            <text:p>Que morte horrível . Filme podre — assistindo Meu Malvado Favorito 3</text:p>
          </table:table-cell>
        </table:table-row>
        <table:table-row table:style-name="ro1">
          <table:table-cell office:value-type="string" calcext:value-type="string">
            <text:p>mano, é horrível ! o novo meu malvado favorito também, tudo uma bosta! só homem-aranha que é legalzinho</text:p>
          </table:table-cell>
        </table:table-row>
        <table:table-row table:style-name="ro1">
          <table:table-cell office:value-type="string" calcext:value-type="string">
            <text:p>Não faz isso, o filme é horrível , assiste meu malvado favorito 3</text:p>
          </table:table-cell>
        </table:table-row>
        <table:table-row table:style-name="ro1">
          <table:table-cell office:value-type="string" calcext:value-type="string">
            <text:p>Não sei se sou uma pessoa horrível por isso mas eu não gostei muito de meu malvado favorito 3 não</text:p>
          </table:table-cell>
        </table:table-row>
        <table:table-row table:style-name="ro1">
          <table:table-cell office:value-type="string" calcext:value-type="string">
            <text:p>Eu vi com a Letícia sábado, achei horrível kkkkkkk é melhor tu ver carros ou meu malvado favorito</text:p>
          </table:table-cell>
        </table:table-row>
        <table:table-row table:style-name="ro1">
          <table:table-cell office:value-type="string" calcext:value-type="string">
            <text:p>Meu Malvado Favorito 3 é horrível , Jesus!!!!!</text:p>
          </table:table-cell>
        </table:table-row>
        <table:table-row table:style-name="ro1">
          <table:table-cell office:value-type="string" calcext:value-type="string">
            <text:p>Meu malvado favorito é horrível ... Morte aos Minions</text:p>
          </table:table-cell>
        </table:table-row>
        <table:table-row table:style-name="ro1">
          <table:table-cell office:value-type="string" calcext:value-type="string">
            <text:p>Aquela dúvida horrível em assistir Meu malvado favorito 3 ou Carros 3... mds qual eu escolho rindo de nervoso</text:p>
          </table:table-cell>
        </table:table-row>
        <table:table-row table:style-name="ro1">
          <table:table-cell office:value-type="string" calcext:value-type="string">
            <text:p>E se faz merda na primeira vez fica o horrível pra sempre</text:p>
          </table:table-cell>
        </table:table-row>
        <table:table-row table:style-name="ro1">
          <table:table-cell office:value-type="string" calcext:value-type="string">
            <text:p>Horrível ter que ler isto. O cara cantava com a alma</text:p>
          </table:table-cell>
        </table:table-row>
        <table:table-row table:style-name="ro1">
          <table:table-cell office:value-type="string" calcext:value-type="string">
            <text:p>John volta pro 169 , s2 Amor — Pretendo .. Motivos, notas horrível . https:// curiouscat.me/MafiaPreta/pos t/179633837?t=1500401316 …</text:p>
          </table:table-cell>
        </table:table-row>
        <table:table-row table:style-name="ro1">
          <table:table-cell office:value-type="string" calcext:value-type="string">
            <text:p>A adaptação de Querido John ficou horrível .... sorry not sorry</text:p>
          </table:table-cell>
        </table:table-row>
        <table:table-row table:style-name="ro1">
          <table:table-cell office:value-type="string" calcext:value-type="string">
            <text:p>Homem aranha é muito bom, mas que dublagem horrível irmãozinho</text:p>
          </table:table-cell>
        </table:table-row>
        <table:table-row table:style-name="ro1">
          <table:table-cell office:value-type="string" calcext:value-type="string">
            <text:p>homem aranha que final horrível</text:p>
          </table:table-cell>
        </table:table-row>
        <table:table-row table:style-name="ro1">
          <table:table-cell office:value-type="string" calcext:value-type="string">
            <text:p>Meu deus, quem disse que o novo filme do Homem-Aranha é bom? Que filme horrível !!!!</text:p>
          </table:table-cell>
        </table:table-row>
        <table:table-row table:style-name="ro1">
          <table:table-cell office:value-type="string" calcext:value-type="string">
            <text:p>Vocês vão me desculpar, mas Homem Aranha 3 é horrível</text:p>
          </table:table-cell>
        </table:table-row>
        <table:table-row table:style-name="ro1">
          <table:table-cell office:value-type="string" calcext:value-type="string">
            <text:p>Esse jogo do Homem Aranha novo parece muito legal, tirando o fato de q parece que é horrível voar com as teias. Então, não parece tão legal</text:p>
          </table:table-cell>
        </table:table-row>
        <table:table-row table:style-name="ro1">
          <table:table-cell office:value-type="string" calcext:value-type="string">
            <text:p>Ontem fui assistir homem aranha em 3D sai com uma dor de cabeça horrível</text:p>
          </table:table-cell>
        </table:table-row>
        <table:table-row table:style-name="ro1">
          <table:table-cell office:value-type="string" calcext:value-type="string">
            <text:p>Homem aranha tá horrível</text:p>
          </table:table-cell>
        </table:table-row>
        <table:table-row table:style-name="ro1">
          <table:table-cell office:value-type="string" calcext:value-type="string">
            <text:p>Homem aranha lesadão, ficw com uma camera gravando tudo, com umq fantasia horrivel</text:p>
          </table:table-cell>
        </table:table-row>
        <table:table-row table:style-name="ro1">
          <table:table-cell office:value-type="string" calcext:value-type="string">
            <text:p>Tu é horrível — Se apresenta aí então, mulher Maravilha https:// curiouscat.me/Chaianeramoss/ post/184504191?t=1501004009 …</text:p>
          </table:table-cell>
        </table:table-row>
        <table:table-row table:style-name="ro1">
          <table:table-cell office:value-type="string" calcext:value-type="string">
            <text:p>sim é horrível lutar contra ele bicho sempre perco só consigo ganhar dele com a mulher maravilha pic.twitter.com/zGa4Xf3uKo</text:p>
          </table:table-cell>
        </table:table-row>
        <table:table-row table:style-name="ro1">
          <table:table-cell office:value-type="string" calcext:value-type="string">
            <text:p>Definitivamente, nunca vou gostar de filmes de super heróis, com exceção da trilogia Batman do Nolan. " Mulher Maravilha " é HORRÍVEL .</text:p>
          </table:table-cell>
        </table:table-row>
        <table:table-row table:style-name="ro1">
          <table:table-cell office:value-type="string" calcext:value-type="string">
            <text:p>Os únicos filmes da DC que prestaram foram Batman (a série de Cavaleiro das Trevas) e Mulher Maravilha . A DC é horrível pra fazer filme. ^^</text:p>
          </table:table-cell>
        </table:table-row>
        <table:table-row table:style-name="ro1">
          <table:table-cell office:value-type="string" calcext:value-type="string">
            <text:p>eu tenho, te entendo é horrível , ruim mesmo é qnd da falta de ar</text:p>
          </table:table-cell>
        </table:table-row>
        <table:table-row table:style-name="ro1">
          <table:table-cell office:value-type="string" calcext:value-type="string">
            <text:p>É horrível não ter fotos p postar hahahaha</text:p>
          </table:table-cell>
        </table:table-row>
        <table:table-row table:style-name="ro1">
          <table:table-cell office:value-type="string" calcext:value-type="string">
            <text:p>O tipo de homem representado por esse marido da Lília Cabral é horrível . Fazer que é para agradar burros, não é bom. #AForcadoQuerer</text:p>
          </table:table-cell>
        </table:table-row>
        <table:table-row table:style-name="ro1">
          <table:table-cell office:value-type="string" calcext:value-type="string">
            <text:p>Também não quero Mulher Maravilha mudando, nem Lara Croft, muito menos Black Mamba de Kill Bill. Descaracterizar personagem é horrível</text:p>
          </table:table-cell>
        </table:table-row>
        <table:table-row table:style-name="ro1">
          <table:table-cell office:value-type="string" calcext:value-type="string">
            <text:p>Eu ficava indignado com os defensores do Mancini, o Jandrei é o maior exemplo de como ele era horrível</text:p>
          </table:table-cell>
        </table:table-row>
        <table:table-row table:style-name="ro1">
          <table:table-cell office:value-type="string" calcext:value-type="string">
            <text:p>3-5-2 nessa rodada, ta horrível escalar defensores</text:p>
          </table:table-cell>
        </table:table-row>
        <table:table-row table:style-name="ro1">
          <table:table-cell office:value-type="string" calcext:value-type="string">
            <text:p>E horrivel saber qual e o verdadeiro objetivo de alguns defensores do aquecimento global... #tojuntocomoRicardoFelício</text:p>
          </table:table-cell>
        </table:table-row>
        <table:table-row table:style-name="ro1">
          <table:table-cell office:value-type="string" calcext:value-type="string">
            <text:p>Tá legal que eu sou um dos defensores de que a Diana precisa de um uniforme melhor , mas esse do Straza e horrível de tudo</text:p>
          </table:table-cell>
        </table:table-row>
        <table:table-row table:style-name="ro1">
          <table:table-cell office:value-type="string" calcext:value-type="string">
            <text:p>Que partida horrível do Atlético MG. Atlético GO é soberano no jogo, Walter engolindo os defensores do CAM.</text:p>
          </table:table-cell>
        </table:table-row>
        <table:table-row table:style-name="ro1">
          <table:table-cell office:value-type="string" calcext:value-type="string">
            <text:p>FLAMENGO passando vergonha no brasileiro, e vejo os defensores de jogadores atuando por aqui, time horrível , lampejos de jogos bons.</text:p>
          </table:table-cell>
        </table:table-row>
        <table:table-row table:style-name="ro1">
          <table:table-cell office:value-type="string" calcext:value-type="string">
            <text:p>Só imagino como será os defensores com esse punho de ferro horrível</text:p>
          </table:table-cell>
        </table:table-row>
        <table:table-row table:style-name="ro1">
          <table:table-cell office:value-type="string" calcext:value-type="string">
            <text:p>eu achei horrível dormi em quase todos os ep mano vi td só por causa de defensores</text:p>
          </table:table-cell>
        </table:table-row>
        <table:table-row table:style-name="ro1">
          <table:table-cell office:value-type="string" calcext:value-type="string">
            <text:p>Comecei a assitir esse filme Poderoso Chefinho e não conseguir terminar de assistir porque o começo já é horrível</text:p>
          </table:table-cell>
        </table:table-row>
        <table:table-row table:style-name="ro1">
          <table:table-cell office:value-type="string" calcext:value-type="string">
            <text:p>meu deus eu vi a atuação dessa mulher em baywatch e foi horrível https:// twitter.com/jewelssandria/ status/885359884895625216 …</text:p>
          </table:table-cell>
        </table:table-row>
        <table:table-row table:style-name="ro1">
          <table:table-cell office:value-type="string" calcext:value-type="string">
            <text:p>Você me condena pelo meu passado horrível , e me julga pelas atitudes do presente.</text:p>
          </table:table-cell>
        </table:table-row>
        <table:table-row table:style-name="ro1">
          <table:table-cell office:value-type="string" calcext:value-type="string">
            <text:p>Campari é igual filme ruim ótimo tipo Mercenarios</text:p>
          </table:table-cell>
        </table:table-row>
        <table:table-row table:style-name="ro1">
          <table:table-cell office:value-type="string" calcext:value-type="string">
            <text:p>É um filme ruim ruim, Breno, não é um filme ruim foda de ótimo como, por exemplo, Mercenários .</text:p>
          </table:table-cell>
        </table:table-row>
        <table:table-row table:style-name="ro1">
          <table:table-cell office:value-type="string" calcext:value-type="string">
            <text:p>opaaaaa, eai gente pra quem curti tbm um otimo programa pra hoje os mercenários !!!! https:// twitter.com/megapix/status /884532901710352386 …</text:p>
          </table:table-cell>
        </table:table-row>
        <table:table-row table:style-name="ro1">
          <table:table-cell office:value-type="string" calcext:value-type="string">
            <text:p>ah não vou precisar vir com o carro igual velozes e furiosos otimo sem multas pra mim, espero que esses ´problemas´ não sejam graves bj</text:p>
          </table:table-cell>
        </table:table-row>
        <table:table-row table:style-name="ro1">
          <table:table-cell office:value-type="string" calcext:value-type="string">
            <text:p>Gostei do filme Velozes e furiosos 8, é otimo .</text:p>
          </table:table-cell>
        </table:table-row>
        <table:table-row table:style-name="ro1">
          <table:table-cell office:value-type="string" calcext:value-type="string">
            <text:p>acho velozes e furiosos ótimo mas tá na hora de acabar https:// twitter.com/cinepop/status /884571344305876992 …</text:p>
          </table:table-cell>
        </table:table-row>
        <table:table-row table:style-name="ro1">
          <table:table-cell office:value-type="string" calcext:value-type="string">
            <text:p>Cá estou eu vendo Velozes e Furiosos 8 logo depois de ter visto Orphan Black tudo ótimo pra um domingo</text:p>
          </table:table-cell>
        </table:table-row>
        <table:table-row table:style-name="ro1">
          <table:table-cell office:value-type="string" calcext:value-type="string">
            <text:p>VELOZES E FURIOSOS 8 EH ÓTIMO</text:p>
          </table:table-cell>
        </table:table-row>
        <table:table-row table:style-name="ro1">
          <table:table-cell office:value-type="string" calcext:value-type="string">
            <text:p>Quando vejo alguém falando que velozes e furiosos é um ótimo filme</text:p>
          </table:table-cell>
        </table:table-row>
        <table:table-row table:style-name="ro1">
          <table:table-cell office:value-type="string" calcext:value-type="string">
            <text:p>Que filmão da porra velozes e furiosos 8, bem surreal, mas continua ótimo kk</text:p>
          </table:table-cell>
        </table:table-row>
        <table:table-row table:style-name="ro1">
          <table:table-cell office:value-type="string" calcext:value-type="string">
            <text:p>E se Velozes e Furiosos fosse no Brasil? Seria Velozes e arretados.. Confira mais um ótimo vídeo do Canal E se... http:// fb.me/1qoXrXvWO</text:p>
          </table:table-cell>
        </table:table-row>
        <table:table-row table:style-name="ro1">
          <table:table-cell office:value-type="string" calcext:value-type="string">
            <text:p>Ótimo diretor que escolheram pro Shazam. Quando as Luzes se apagam é foda e Anabelle 2 parece ser bem bom.</text:p>
          </table:table-cell>
        </table:table-row>
        <table:table-row table:style-name="ro1">
          <table:table-cell office:value-type="string" calcext:value-type="string">
            <text:p>Annabelle: A Criação do Mal tá mais pra Invocação do Mal 1 e 2 q pro primeiro Annabelle, o q é ótimo . Parada tensa. #ScareDiego #Annabelle</text:p>
          </table:table-cell>
        </table:table-row>
        <table:table-row table:style-name="ro1">
          <table:table-cell office:value-type="string" calcext:value-type="string">
            <text:p>invocação do mal eh ótimo</text:p>
          </table:table-cell>
        </table:table-row>
        <table:table-row table:style-name="ro1">
          <table:table-cell office:value-type="string" calcext:value-type="string">
            <text:p>invocação do mal nd barra, esse filme é ótimo https:// twitter.com/cryingkth/stat us/885157548999004160 …</text:p>
          </table:table-cell>
        </table:table-row>
        <table:table-row table:style-name="ro1">
          <table:table-cell office:value-type="string" calcext:value-type="string">
            <text:p>Invocação do mal é ótimo , filme de terror é maravilhoso</text:p>
          </table:table-cell>
        </table:table-row>
        <table:table-row table:style-name="ro1">
          <table:table-cell office:value-type="string" calcext:value-type="string">
            <text:p>Invocação do mal 3 eh confirmado. GENTE PARA DE TENTAR FAZER FILME SOBRE INVOCAÇÃO DO MAL O 1 FOI ÓTIMO E CHEGA PARA INDÚSTRIA CAPITALISTA</text:p>
          </table:table-cell>
        </table:table-row>
        <table:table-row table:style-name="ro1">
          <table:table-cell office:value-type="string" calcext:value-type="string">
            <text:p>Tô vendo filme sem saída ótimo tem aquele ator faz o lobo do crepúsculo ele é mara</text:p>
          </table:table-cell>
        </table:table-row>
        <table:table-row table:style-name="ro1">
          <table:table-cell office:value-type="string" calcext:value-type="string">
            <text:p>Ouvindo uns soundtrack do crepúsculo do game of thrones da Amelie Poulain do Mozart, meu estado ta ótimo pra chorar e ficar mto trsite</text:p>
          </table:table-cell>
        </table:table-row>
        <table:table-row table:style-name="ro1">
          <table:table-cell office:value-type="string" calcext:value-type="string">
            <text:p>Hoje é um ótimo dia pra zoar babacas fãs de Crepúsculo</text:p>
          </table:table-cell>
        </table:table-row>
        <table:table-row table:style-name="ro1">
          <table:table-cell office:value-type="string" calcext:value-type="string">
            <text:p>eu gostei nenê &lt;3 ficou bem delícia. As vezes corre um pouquinho mas tá ótimo yay. É trilha da saga de Crepúsculo ?</text:p>
          </table:table-cell>
        </table:table-row>
        <table:table-row table:style-name="ro1">
          <table:table-cell office:value-type="string" calcext:value-type="string">
            <text:p>felipe neto podia ter continuado fazendo video falando mal de crepúsculo que tava otimo , mas olha que bosta que deu</text:p>
          </table:table-cell>
        </table:table-row>
        <table:table-row table:style-name="ro1">
          <table:table-cell office:value-type="string" calcext:value-type="string">
            <text:p>Eu juro que eu não influencio, ela só é fã da Kristen, ama crepúsculo e adora assitir Grey's anatomy. Ela tem um ótimo gosto aos 7 anos.</text:p>
          </table:table-cell>
        </table:table-row>
        <table:table-row table:style-name="ro1">
          <table:table-cell office:value-type="string" calcext:value-type="string">
            <text:p>Meu Malvado Favorito ! Ótimo filme! E na vida real, algumas siglas tem o seu!</text:p>
          </table:table-cell>
        </table:table-row>
        <table:table-row table:style-name="ro1">
          <table:table-cell office:value-type="string" calcext:value-type="string">
            <text:p>Meu malvado favorito 3 tmb é ótimo</text:p>
          </table:table-cell>
        </table:table-row>
        <table:table-row table:style-name="ro1">
          <table:table-cell office:value-type="string" calcext:value-type="string">
            <text:p>kkkkk foi ótimo ver meu malvado favorito</text:p>
          </table:table-cell>
        </table:table-row>
        <table:table-row table:style-name="ro1">
          <table:table-cell office:value-type="string" calcext:value-type="string">
            <text:p>Meu malvado favorito 3 é ótimo</text:p>
          </table:table-cell>
        </table:table-row>
        <table:table-row table:style-name="ro1">
          <table:table-cell office:value-type="string" calcext:value-type="string">
            <text:p>espero que minha mãe chegue de viagem com um ótimo humor e me leve pra ver meu malvado favorito 3 rsrsrs</text:p>
          </table:table-cell>
        </table:table-row>
        <table:table-row table:style-name="ro1">
          <table:table-cell office:value-type="string" calcext:value-type="string">
            <text:p>Meu malvado favorito 3 é um ótimo filme, pelo menos as partes que eu vi</text:p>
          </table:table-cell>
        </table:table-row>
        <table:table-row table:style-name="ro1">
          <table:table-cell office:value-type="string" calcext:value-type="string">
            <text:p>Parabéns pra quem fez a história de Meu Malvado Favorito 3, mto bom,mas semana q vem vou ver Spider Man Home Coming e acho q vai estar ótimo</text:p>
          </table:table-cell>
        </table:table-row>
        <table:table-row table:style-name="ro1">
          <table:table-cell office:value-type="string" calcext:value-type="string">
            <text:p>Fui assistir Meu Malvado Favorito 3 vestida de unicórnio. Foi Ótimo +</text:p>
          </table:table-cell>
        </table:table-row>
        <table:table-row table:style-name="ro1">
          <table:table-cell office:value-type="string" calcext:value-type="string">
            <text:p>Querido John é ótimo chorei pacas</text:p>
          </table:table-cell>
        </table:table-row>
        <table:table-row table:style-name="ro1">
          <table:table-cell office:value-type="string" calcext:value-type="string">
            <text:p>ótimo momento p assistir querido john</text:p>
          </table:table-cell>
        </table:table-row>
        <table:table-row table:style-name="ro1">
          <table:table-cell office:value-type="string" calcext:value-type="string">
            <text:p>Assistir Querido John só pq o dia tá ótimo pra sofrer</text:p>
          </table:table-cell>
        </table:table-row>
        <table:table-row table:style-name="ro1">
          <table:table-cell office:value-type="string" calcext:value-type="string">
            <text:p>Um otimo homem aranha GAUAHAN</text:p>
          </table:table-cell>
        </table:table-row>
        <table:table-row table:style-name="ro1">
          <table:table-cell office:value-type="string" calcext:value-type="string">
            <text:p>to indo assistir homem aranha quer ser minha mary j... — Aaaa é ótimo o filme Claro https:// curiouscat.me/Sofzani/post/1 84567750?t=1501007335 …</text:p>
          </table:table-cell>
        </table:table-row>
        <table:table-row table:style-name="ro1">
          <table:table-cell office:value-type="string" calcext:value-type="string">
            <text:p>Ótimo filme #homem_aranha _3 pic.twitter.com/3yDDT8JAO1</text:p>
          </table:table-cell>
        </table:table-row>
        <table:table-row table:style-name="ro1">
          <table:table-cell office:value-type="string" calcext:value-type="string">
            <text:p>Cara homem aranha ia ser ótimo , melhor filme em cartaz</text:p>
          </table:table-cell>
        </table:table-row>
        <table:table-row table:style-name="ro1">
          <table:table-cell office:value-type="string" calcext:value-type="string">
            <text:p>Esse homem aranha com kauany foi ótimo kkk</text:p>
          </table:table-cell>
        </table:table-row>
        <table:table-row table:style-name="ro1">
          <table:table-cell office:value-type="string" calcext:value-type="string">
            <text:p>ótimo dia pra ser fã de homem aranha mores</text:p>
          </table:table-cell>
        </table:table-row>
        <table:table-row table:style-name="ro1">
          <table:table-cell office:value-type="string" calcext:value-type="string">
            <text:p>sobre o homem-aranha : o filme é ótimo mas eu certamente odeio o personagem agora</text:p>
          </table:table-cell>
        </table:table-row>
        <table:table-row table:style-name="ro1">
          <table:table-cell office:value-type="string" calcext:value-type="string">
            <text:p>Já assistiu o novo filme do homem aranha ? Qual a s... — Assisti. Um ótimo filme, gostei da ligação com o fi... https:// curiouscat.me/Femiyake/post/ 184184144?t=1500944976 …</text:p>
          </table:table-cell>
        </table:table-row>
        <table:table-row table:style-name="ro1">
          <table:table-cell office:value-type="string" calcext:value-type="string">
            <text:p>Ontem fui assistir " Mulher-Maravilha ", e que filme ótimo , roteiro, desenvolvimento da trama é muito bem feito! #WonderWoman #DCComics</text:p>
          </table:table-cell>
        </table:table-row>
        <table:table-row table:style-name="ro1">
          <table:table-cell office:value-type="string" calcext:value-type="string">
            <text:p>Ana é otimo pra queimar kcal viu</text:p>
          </table:table-cell>
        </table:table-row>
        <table:table-row table:style-name="ro1">
          <table:table-cell office:value-type="string" calcext:value-type="string">
            <text:p>Eu achei Mulher Maravilha ótimo . Mas sou suspeita pq minhas expectativas tavam altissimas. Assisti 3x ja. Vc viu Homem Aranha?</text:p>
          </table:table-cell>
        </table:table-row>
        <table:table-row table:style-name="ro1">
          <table:table-cell office:value-type="string" calcext:value-type="string">
            <text:p>Gal gadot é linda O filme mulher maravilha é bom demais Mas a romantizaram. Tirando isso o filme é ótimo</text:p>
          </table:table-cell>
        </table:table-row>
        <table:table-row table:style-name="ro1">
          <table:table-cell office:value-type="string" calcext:value-type="string">
            <text:p>Fora a parte da minha amiguinha não ter bunda e ficar rebolando, foi otimo</text:p>
          </table:table-cell>
        </table:table-row>
        <table:table-row table:style-name="ro1">
          <table:table-cell office:value-type="string" calcext:value-type="string">
            <text:p>gente, mulher maravilha é otimo . porem BVS continua melhor.</text:p>
          </table:table-cell>
        </table:table-row>
        <table:table-row table:style-name="ro1">
          <table:table-cell office:value-type="string" calcext:value-type="string">
            <text:p>eu vou assistir mulher maravilha amanhã todo mundo fala q é ótimo fiquei curiosa</text:p>
          </table:table-cell>
        </table:table-row>
        <table:table-row table:style-name="ro1">
          <table:table-cell office:value-type="string" calcext:value-type="string">
            <text:p>hm não sei, talvez a DC esteja abusando um pouco dos efeitos, mulher maravilha foi um ótimo filme, porem os efeitos não foram mt bem</text:p>
          </table:table-cell>
        </table:table-row>
        <table:table-row table:style-name="ro1">
          <table:table-cell office:value-type="string" calcext:value-type="string">
            <text:p>@MichelleKiyo Deixa pra lá, aqueles defensores de chupa rola de ladrão! Não vale a pena discutir com esquerdistas! Ótimo fds pra vc!</text:p>
          </table:table-cell>
        </table:table-row>
        <table:table-row table:style-name="ro1">
          <table:table-cell office:value-type="string" calcext:value-type="string">
            <text:p>OU digo: Marvel TV mandou bem. Trailer de Defensores é ótimo . Não li nada de Gifted. Nem de Legion .__. Mas ambas séries prometem. #SDCC2017</text:p>
          </table:table-cell>
        </table:table-row>
        <table:table-row table:style-name="ro1">
          <table:table-cell office:value-type="string" calcext:value-type="string">
            <text:p>Vamos começar o dia vendo esse ótimo trailer de OS DEFENSORES https:// twitter.com/NetflixBrasil/ status/888588263832920065 …</text:p>
          </table:table-cell>
        </table:table-row>
        <table:table-row table:style-name="ro1">
          <table:table-cell office:value-type="string" calcext:value-type="string">
            <text:p>06:50 da manhã ótimo horário pra mandar os defensores do Roger Machado tomar no cu</text:p>
          </table:table-cell>
        </table:table-row>
        <table:table-row table:style-name="ro1">
          <table:table-cell office:value-type="string" calcext:value-type="string">
            <text:p>Ótimo , mas não iria com três defensores do Corinthians, apenas dois.</text:p>
          </table:table-cell>
        </table:table-row>
        <table:table-row table:style-name="ro1">
          <table:table-cell office:value-type="string" calcext:value-type="string">
            <text:p>Ótimo jogo no segundo tempo. Flamengo com 7 atacantes e o grêmio com 10 defensores</text:p>
          </table:table-cell>
        </table:table-row>
        <table:table-row table:style-name="ro1">
          <table:table-cell office:value-type="string" calcext:value-type="string">
            <text:p>não que o Marcelo seja ótimo , mas obviamente a análise dele foi muito manipulada pela mídia e pelos defensores do moderno.</text:p>
          </table:table-cell>
        </table:table-row>
        <table:table-row table:style-name="ro1">
          <table:table-cell office:value-type="string" calcext:value-type="string">
            <text:p>Otimo saber, já não tinha a menor vontade de ler esses Defensores de 2 divisão msm.</text:p>
          </table:table-cell>
        </table:table-row>
        <table:table-row table:style-name="ro1">
          <table:table-cell office:value-type="string" calcext:value-type="string">
            <text:p>Gnt O poderoso chefinho é ótimo kkkkkkkkkkkkkk mtu bom</text:p>
          </table:table-cell>
        </table:table-row>
        <table:table-row table:style-name="ro1">
          <table:table-cell office:value-type="string" calcext:value-type="string">
            <text:p>" O poderoso chefinho " é ótimo !!! Mas tem muita piada pra adultos mds.</text:p>
          </table:table-cell>
        </table:table-row>
        <table:table-row table:style-name="ro1">
          <table:table-cell office:value-type="string" calcext:value-type="string">
            <text:p>o poderoso chefinho otimo</text:p>
          </table:table-cell>
        </table:table-row>
        <table:table-row table:style-name="ro1">
          <table:table-cell office:value-type="string" calcext:value-type="string">
            <text:p>Este filme o meu passado me condena e ótimo ainda mais com estes dois atores e muito bom mesmo nota 10</text:p>
          </table:table-cell>
        </table:table-row>
        <table:table-row table:style-name="ro1">
          <table:table-cell office:value-type="string" calcext:value-type="string">
            <text:p>Kkkkkkk adorei ele qnd foi levar a gente p festa , pique velozes e furiosos</text:p>
          </table:table-cell>
        </table:table-row>
        <table:table-row table:style-name="ro1">
          <table:table-cell office:value-type="string" calcext:value-type="string">
            <text:p>queria estar: me arrumando p festa do estudante estou: na fábrica olhando velozes e furiosos c minha prima</text:p>
          </table:table-cell>
        </table:table-row>
        <table:table-row table:style-name="ro1">
          <table:table-cell office:value-type="string" calcext:value-type="string">
            <text:p>#TBT : Gal Gadot na festa de Velozes e Furiosos , em Israel (2009). http:// ift.tt/2vhRm3R pic.twitter.com/r4HNBwJlyT</text:p>
          </table:table-cell>
        </table:table-row>
        <table:table-row table:style-name="ro1">
          <table:table-cell office:value-type="string" calcext:value-type="string">
            <text:p>*chego na festa e me aproximo da anabelle e sua amiga* OI!!</text:p>
          </table:table-cell>
        </table:table-row>
        <table:table-row table:style-name="ro1">
          <table:table-cell office:value-type="string" calcext:value-type="string">
            <text:p>vamos! *puxo ela para a festa *</text:p>
          </table:table-cell>
        </table:table-row>
        <table:table-row table:style-name="ro1">
          <table:table-cell office:value-type="string" calcext:value-type="string">
            <text:p>vou me começar a me arrumar p festa *entro no banheiro e faço minhas necessidades e logo depois seco meu cabelo e saio do banheiro*+</text:p>
          </table:table-cell>
        </table:table-row>
        <table:table-row table:style-name="ro1">
          <table:table-cell office:value-type="string" calcext:value-type="string">
            <text:p>"Amiga tem alguém que você não goste ou ache feio pra eu não correr o risco de pegar na festa ?" Dominico, Anabelle</text:p>
          </table:table-cell>
        </table:table-row>
        <table:table-row table:style-name="ro1">
          <table:table-cell office:value-type="string" calcext:value-type="string">
            <text:p>alguém aq já assistiu anabelle ???? vou ter q assistir numa festa do pijama hoje e n tô preparada q medooo aaaaaa</text:p>
          </table:table-cell>
        </table:table-row>
        <table:table-row table:style-name="ro1">
          <table:table-cell office:value-type="string" calcext:value-type="string">
            <text:p>Minha prima quis ver anabelle ontem. To plenissima dormindo dps da festa e ela me acorda gritando com medo, ficou gritando uns 15 minutos</text:p>
          </table:table-cell>
        </table:table-row>
        <table:table-row table:style-name="ro1">
          <table:table-cell office:value-type="string" calcext:value-type="string">
            <text:p>a anabelle em festa parece foragida da polícia, toda hora correndo pra alguém não ver ela</text:p>
          </table:table-cell>
        </table:table-row>
        <table:table-row table:style-name="ro1">
          <table:table-cell office:value-type="string" calcext:value-type="string">
            <text:p>a choppada de sexta será especial, pois será minha primeira festa universitária na companhia de @anabelle _bueno</text:p>
          </table:table-cell>
        </table:table-row>
        <table:table-row table:style-name="ro1">
          <table:table-cell office:value-type="string" calcext:value-type="string">
            <text:p>@KatyussiaO invocação do mal 2 confepi emi festa junina LINDAAAAA</text:p>
          </table:table-cell>
        </table:table-row>
        <table:table-row table:style-name="ro1">
          <table:table-cell office:value-type="string" calcext:value-type="string">
            <text:p>meeeeee ou eu assistia invocação do mal ou assistia a festa da salsicha nunca mais vou comer cachorro quente</text:p>
          </table:table-cell>
        </table:table-row>
        <table:table-row table:style-name="ro1">
          <table:table-cell office:value-type="string" calcext:value-type="string">
            <text:p>A diferença é que invocação do mal é um filmão bom, já a festa da salsicha....</text:p>
          </table:table-cell>
        </table:table-row>
        <table:table-row table:style-name="ro1">
          <table:table-cell office:value-type="string" calcext:value-type="string">
            <text:p>Eu falando da festa julina "a freira do invocação do mal é legal" Glória: freira não pq tu é piranha</text:p>
          </table:table-cell>
        </table:table-row>
        <table:table-row table:style-name="ro1">
          <table:table-cell office:value-type="string" calcext:value-type="string">
            <text:p>Amor, podemos fazer a primeira festa da criança de Crepúsculo ? Em homenagem ao pai delas... Só que de 1 ano</text:p>
          </table:table-cell>
        </table:table-row>
        <table:table-row table:style-name="ro1">
          <table:table-cell office:value-type="string" calcext:value-type="string">
            <text:p>na Alpha FM tá tocando a música do Crepúsculo kkkk eu sei porque fui a uma festa de 15 anos em 2016</text:p>
          </table:table-cell>
        </table:table-row>
        <table:table-row table:style-name="ro1">
          <table:table-cell office:value-type="string" calcext:value-type="string">
            <text:p>POIS VAI SER A FESTA DO EDUARDO CULLEN CREPÚSCULO SANGUE P TD LADO AGR ME AGUARDEM SEUS PUTO</text:p>
          </table:table-cell>
        </table:table-row>
        <table:table-row table:style-name="ro1">
          <table:table-cell office:value-type="string" calcext:value-type="string">
            <text:p>Festa na casa da Ana vamos fazer uma saga de crepúsculo UAU QUE EMOÇÃO RADICAL</text:p>
          </table:table-cell>
        </table:table-row>
        <table:table-row table:style-name="ro1">
          <table:table-cell office:value-type="string" calcext:value-type="string">
            <text:p>ontem na festa eu vi um menino igualzinho o edward de crepúsculo bicho, ele era super pálido e o hair e o rosto viado do céu não tô brincanc</text:p>
          </table:table-cell>
        </table:table-row>
        <table:table-row table:style-name="ro1">
          <table:table-cell office:value-type="string" calcext:value-type="string">
            <text:p>E ontem nossa festa foi assim com meus amores: Meu Malvado Favorito 3! Um ex-ator mirim e astro… https://www. instagram.com/p/BWxF4qzgx4L/</text:p>
          </table:table-cell>
        </table:table-row>
        <table:table-row table:style-name="ro1">
          <table:table-cell office:value-type="string" calcext:value-type="string">
            <text:p>Ganhe um ingresso para ver Meu Malvado Favorito 3 ! Compre aqui: https:// goo.gl/nfZw4T http:// fb.me/AudHEV6j</text:p>
          </table:table-cell>
        </table:table-row>
        <table:table-row table:style-name="ro1">
          <table:table-cell office:value-type="string" calcext:value-type="string">
            <text:p>vai ter festa de 18 do meu malvado favorito sim</text:p>
          </table:table-cell>
        </table:table-row>
        <table:table-row table:style-name="ro1">
          <table:table-cell office:value-type="string" calcext:value-type="string">
            <text:p>Qui festa oque, me convidem p ir olhar meu malvado favorito 3</text:p>
          </table:table-cell>
        </table:table-row>
        <table:table-row table:style-name="ro1">
          <table:table-cell office:value-type="string" calcext:value-type="string">
            <text:p>@andreeewzinho festa surpresa do João "oi menino tava bonito hoje" "oi vamo? vamo" "VOU CORTAR TEU PINTO" meu malvado favorito Unicórnio</text:p>
          </table:table-cell>
        </table:table-row>
        <table:table-row table:style-name="ro1">
          <table:table-cell office:value-type="string" calcext:value-type="string">
            <text:p>eu fui meio que de intrusa em uma festa de aniversarioefnierbfhuewrfu assisti o meu malvado favorito mana</text:p>
          </table:table-cell>
        </table:table-row>
        <table:table-row table:style-name="ro1">
          <table:table-cell office:value-type="string" calcext:value-type="string">
            <text:p>acabei de chegar, fui numa festa na praia e depois tava vindo p casa, mas o will resolveu ir no cine ver meu malvado favorito cmg</text:p>
          </table:table-cell>
        </table:table-row>
        <table:table-row table:style-name="ro1">
          <table:table-cell office:value-type="string" calcext:value-type="string">
            <text:p>não me chama p festa não, me chama p ir ver meu malvado favorito 3 pfvr</text:p>
          </table:table-cell>
        </table:table-row>
        <table:table-row table:style-name="ro1">
          <table:table-cell office:value-type="string" calcext:value-type="string">
            <text:p>KKKKKK tu deve me achar uma otaria devido a festa do John mas n conheço mt vc embora acredito q seja querido</text:p>
          </table:table-cell>
        </table:table-row>
        <table:table-row table:style-name="ro1">
          <table:table-cell office:value-type="string" calcext:value-type="string">
            <text:p>oi querido , você vai na festa da john john hoje?</text:p>
          </table:table-cell>
        </table:table-row>
        <table:table-row table:style-name="ro1">
          <table:table-cell office:value-type="string" calcext:value-type="string">
            <text:p>Festa linda do meu querido John ! Tema surf escolhido pela mamãe @cakita pra homenagear o papai @jairocos18... http:// fb.me/21L0JXWF7</text:p>
          </table:table-cell>
        </table:table-row>
        <table:table-row table:style-name="ro1">
          <table:table-cell office:value-type="string" calcext:value-type="string">
            <text:p>Teve uma época que eu fui numa festa de aniversário com tema de Liga da Justiça. O Homem aranha tava lá junto com eles, não me pergunte o pq</text:p>
          </table:table-cell>
        </table:table-row>
        <table:table-row table:style-name="ro1">
          <table:table-cell office:value-type="string" calcext:value-type="string">
            <text:p>Pedro gosta mais do Homem Aranha e o Ben10, agora to confusa cara kkkkkkk mais a festa do Ben10 e feia, e só do homem aranha e sem graça...</text:p>
          </table:table-cell>
        </table:table-row>
        <table:table-row table:style-name="ro1">
          <table:table-cell office:value-type="string" calcext:value-type="string">
            <text:p>Meu irmão/cunhado/filho fazendo 18 anos na cara e faz uma festa do homem aranha</text:p>
          </table:table-cell>
        </table:table-row>
        <table:table-row table:style-name="ro1">
          <table:table-cell office:value-type="string" calcext:value-type="string">
            <text:p>minha prima vai fazer 3 anos e quer a festa tema " homem aranha " mas td mndo fica falando p ela "é de menino, n pode"</text:p>
          </table:table-cell>
        </table:table-row>
        <table:table-row table:style-name="ro1">
          <table:table-cell office:value-type="string" calcext:value-type="string">
            <text:p>e o homem aranha que tava na festa ???? divulgação do filme ta pesadissima https:// twitter.com/ellens_c/statu s/889126047626788865 …</text:p>
          </table:table-cell>
        </table:table-row>
        <table:table-row table:style-name="ro1">
          <table:table-cell office:value-type="string" calcext:value-type="string">
            <text:p>superação msm é ver o afilhado q morria de medo de gente fantasiada de herói amigasso do homem aranha na festa , diza ta orgulhosa pic.twitter.com/EpOeimJPWf</text:p>
          </table:table-cell>
        </table:table-row>
        <table:table-row table:style-name="ro1">
          <table:table-cell office:value-type="string" calcext:value-type="string">
            <text:p>Festa Homem Aranha : mais de 30 lindas ideias – Inspire sua Festa ® http:// fb.me/7Oqz9dsnp</text:p>
          </table:table-cell>
        </table:table-row>
        <table:table-row table:style-name="ro1">
          <table:table-cell office:value-type="string" calcext:value-type="string">
            <text:p>Vou dormir agora, porque se não, eu durmo lá na festa</text:p>
          </table:table-cell>
        </table:table-row>
        <table:table-row table:style-name="ro1">
          <table:table-cell office:value-type="string" calcext:value-type="string">
            <text:p>Minha fantasia da mulher maravilha pra festa do jean</text:p>
          </table:table-cell>
        </table:table-row>
        <table:table-row table:style-name="ro1">
          <table:table-cell office:value-type="string" calcext:value-type="string">
            <text:p>ai fode ja baixou mulher maravilha e ta mais da metade em festa da salsicha</text:p>
          </table:table-cell>
        </table:table-row>
        <table:table-row table:style-name="ro1">
          <table:table-cell office:value-type="string" calcext:value-type="string">
            <text:p>Minha festa vai ser da mulher maravilha .</text:p>
          </table:table-cell>
        </table:table-row>
        <table:table-row table:style-name="ro1">
          <table:table-cell office:value-type="string" calcext:value-type="string">
            <text:p>Gostei de um vídeo @YouTube http:// youtu.be/QhcToBGG8po?a "KIT FESTA COMPLETO MULHER MARAVILHA " - PREPARATIVOS "6" Canal Aline Camargo</text:p>
          </table:table-cell>
        </table:table-row>
        <table:table-row table:style-name="ro1">
          <table:table-cell office:value-type="string" calcext:value-type="string">
            <text:p>Kaique pensou que a festa era quinta agora, tava desesperadão Hahaha tô cascando</text:p>
          </table:table-cell>
        </table:table-row>
        <table:table-row table:style-name="ro1">
          <table:table-cell office:value-type="string" calcext:value-type="string">
            <text:p>Tema : Pequena Mulher Maravilha ! Festa de 6 anos da pequena Ana Clara com Giseli Barbosa http:// fb.me/8AU76gH8E</text:p>
          </table:table-cell>
        </table:table-row>
        <table:table-row table:style-name="ro1">
          <table:table-cell office:value-type="string" calcext:value-type="string">
            <text:p>Minha festa vai fica linda da mulher maravilha</text:p>
          </table:table-cell>
        </table:table-row>
        <table:table-row table:style-name="ro1">
          <table:table-cell office:value-type="string" calcext:value-type="string">
            <text:p>rafaela ia fazer a festa da mulher maravilha , e pq eu n comprei o body, to tipo ??????</text:p>
          </table:table-cell>
        </table:table-row>
        <table:table-row table:style-name="ro1">
          <table:table-cell office:value-type="string" calcext:value-type="string">
            <text:p>Crc Peguei Mt Doce Na Festa Da Minha Prima , Tenho Q Separa O Meu E O Dos Meus Primos</text:p>
          </table:table-cell>
        </table:table-row>
        <table:table-row table:style-name="ro1">
          <table:table-cell office:value-type="string" calcext:value-type="string">
            <text:p>Meu primeiro porre forte foi no ano antes de entrar na faculdade, foi uma festa mto estilo se beber nao case . Tipo, vomitei no meu ex.</text:p>
          </table:table-cell>
        </table:table-row>
        <table:table-row table:style-name="ro1">
          <table:table-cell office:value-type="string" calcext:value-type="string">
            <text:p>Pqp essa festa foi estilo se beber não case !!!!!</text:p>
          </table:table-cell>
        </table:table-row>
        <table:table-row table:style-name="ro1">
          <table:table-cell office:value-type="string" calcext:value-type="string">
            <text:p>Te conheci na festa " se beber não case " falei mtt rápido, te vi aqui na br cortando cabelo, ficamos mo troca de curtida no tt mt gente boa</text:p>
          </table:table-cell>
        </table:table-row>
        <table:table-row table:style-name="ro1">
          <table:table-cell office:value-type="string" calcext:value-type="string">
            <text:p>1 ano da festa mais doida de aniversário, foi um se beber não case total em 2016 seloco</text:p>
          </table:table-cell>
        </table:table-row>
        <table:table-row table:style-name="ro1">
          <table:table-cell office:value-type="string" calcext:value-type="string">
            <text:p>#SE _ BEBER _ NÃO _ CASE _A_ FESTA Open Jurupinga pra elas , Sabado agora , Eu vou , vamos ?!</text:p>
          </table:table-cell>
        </table:table-row>
        <table:table-row table:style-name="ro1">
          <table:table-cell office:value-type="string" calcext:value-type="string">
            <text:p>Tô achando q as fotos da nossa festa serão tipo do filme " Se beber , não case ", todo mundo vai ficar PQP NAAAAOOO!?!?!?!???????</text:p>
          </table:table-cell>
        </table:table-row>
        <table:table-row table:style-name="ro1">
          <table:table-cell office:value-type="string" calcext:value-type="string">
            <text:p>Sábado tem ' Se beber não case - A festa '</text:p>
          </table:table-cell>
        </table:table-row>
        <table:table-row table:style-name="ro1">
          <table:table-cell office:value-type="string" calcext:value-type="string">
            <text:p>Hype ta mais alto que eu na minha festa pra Defensores e a nova temporada de Vikings</text:p>
          </table:table-cell>
        </table:table-row>
        <table:table-row table:style-name="ro1">
          <table:table-cell office:value-type="string" calcext:value-type="string">
            <text:p>E temos versão de Despacito no Defensores del Chaco! Muita festa !! #SulamericanaFOXSports pic.twitter.com/aMCoKdmfnV</text:p>
          </table:table-cell>
        </table:table-row>
        <table:table-row table:style-name="ro1">
          <table:table-cell office:value-type="string" calcext:value-type="string">
            <text:p>FESTA LINDA NO DEFENSORES DEL CHACO</text:p>
          </table:table-cell>
        </table:table-row>
        <table:table-row table:style-name="ro1">
          <table:table-cell office:value-type="string" calcext:value-type="string">
            <text:p>As 3 Orcrims em festa ! Defensores de Temer, Lula e Aécio se unem e comemoram a manutenção do sistema político, corrupto e perdulário do BR</text:p>
          </table:table-cell>
        </table:table-row>
        <table:table-row table:style-name="ro1">
          <table:table-cell office:value-type="string" calcext:value-type="string">
            <text:p>Melhor parte da festa foram os policiais chegando pra pedir pra diminuir o som e deram de cara com vários juízes, promotores e defensores kk</text:p>
          </table:table-cell>
        </table:table-row>
        <table:table-row table:style-name="ro1">
          <table:table-cell office:value-type="string" calcext:value-type="string">
            <text:p>' Acabei de ver a festa salsinha com o moh , é muito engraçado cr agora vamos ver o poderoso chefinho kkk</text:p>
          </table:table-cell>
        </table:table-row>
        <table:table-row table:style-name="ro1">
          <table:table-cell office:value-type="string" calcext:value-type="string">
            <text:p>Dia Feliz Pra quem não entendeu o tema da festa ainda ... Resposta: O poderoso chefinho Ele e esses temas... http:// fb.me/BF8ZezTB</text:p>
          </table:table-cell>
        </table:table-row>
        <table:table-row table:style-name="ro1">
          <table:table-cell office:value-type="string" calcext:value-type="string">
            <text:p>Fds antes da Festa do Totas tenho que ir ver o Baywatch</text:p>
          </table:table-cell>
        </table:table-row>
        <table:table-row table:style-name="ro1">
          <table:table-cell office:value-type="string" calcext:value-type="string">
            <text:p>Hj tá fznd 3 anos que fizemos, meu passado me condena a festa . Só loucura! Kkkkk</text:p>
          </table:table-cell>
        </table:table-row>
        <table:table-row table:style-name="ro1">
          <table:table-cell office:value-type="string" calcext:value-type="string">
            <text:p>Preciso ir naquela festa do American pie</text:p>
          </table:table-cell>
        </table:table-row>
        <table:table-row table:style-name="ro1">
          <table:table-cell office:value-type="string" calcext:value-type="string">
            <text:p>Festa de malandro tipo american pie</text:p>
          </table:table-cell>
        </table:table-row>
        <table:table-row table:style-name="ro1">
          <table:table-cell office:value-type="string" calcext:value-type="string">
            <text:p>Tá tipo Dubai, ressaca do carai Festa de malandro, tipo American Pie Garrafas espalhadas e aquele entra e sai…</text:p>
          </table:table-cell>
        </table:table-row>
        <table:table-row table:style-name="ro1">
          <table:table-cell office:value-type="string" calcext:value-type="string">
            <text:p>Festa de malandro tipo american pie</text:p>
          </table:table-cell>
        </table:table-row>
        <table:table-row table:style-name="ro1">
          <table:table-cell office:value-type="string" calcext:value-type="string">
            <text:p>Vês e bebes também, festa tipo American Pie</text:p>
          </table:table-cell>
        </table:table-row>
        <table:table-row table:style-name="ro1">
          <table:table-cell office:value-type="string" calcext:value-type="string">
            <text:p>Ta tipo Dubai ressaca do carai, festa de malandro tipo American Pie</text:p>
          </table:table-cell>
        </table:table-row>
        <table:table-row table:style-name="ro1">
          <table:table-cell office:value-type="string" calcext:value-type="string">
            <text:p>Sua ruim kkkkkk melhor festa no Bbbwoling foi com v... — American pie nao foi?kkkkkkk foi massa aquela af, p... https:// curiouscat.me/elisathopp_/po st/184218402?t=1500948575 …</text:p>
          </table:table-cell>
        </table:table-row>
        <table:table-row table:style-name="ro1">
          <table:table-cell office:value-type="string" calcext:value-type="string">
            <text:p>Tá tipo Dubai, ressaca do carai, festa de malandro tipo American Pie</text:p>
          </table:table-cell>
        </table:table-row>
        <table:table-row table:style-name="ro1">
          <table:table-cell office:value-type="string" calcext:value-type="string">
            <text:p>El adolescente caprichoso y falaz @lorenzocordovav al frente d¿camarilla d mercenarios corruptos ? @INEMexico Demuestren lo contrario:honor https:// twitter.com/hasardevi/stat us/888785717857460224 …</text:p>
          </table:table-cell>
        </table:table-row>
        <table:table-row table:style-name="ro1">
          <table:table-cell office:value-type="string" calcext:value-type="string">
            <text:p>Adolescent genetically altered terrapins trained in the ways of feudal Japanese mercenaries</text:p>
          </table:table-cell>
        </table:table-row>
        <table:table-row table:style-name="ro1">
          <table:table-cell office:value-type="string" calcext:value-type="string">
            <text:p>Masacre y los mercenarios #5 - Tebeo curioso porque sale Cabeza Nuclear Adolescente Negasonica y… https://www. instagram.com/p/BVz5tmvAR0y/</text:p>
          </table:table-cell>
        </table:table-row>
        <table:table-row table:style-name="ro1">
          <table:table-cell office:value-type="string" calcext:value-type="string">
            <text:p>deveriam ter desconfiado que eu era uma criança pseudo adolescente viciada em velozes e furiosos que adorava carros e michelle rodriguez</text:p>
          </table:table-cell>
        </table:table-row>
        <table:table-row table:style-name="ro1">
          <table:table-cell office:value-type="string" calcext:value-type="string">
            <text:p>a criançada indo assistir velozes e furiosos e os adolescente /adulto indo assistir carros 3</text:p>
          </table:table-cell>
        </table:table-row>
        <table:table-row table:style-name="ro1">
          <table:table-cell office:value-type="string" calcext:value-type="string">
            <text:p>MENTIRA o pior filme adolescente que eu ja vi foi loving anabelle</text:p>
          </table:table-cell>
        </table:table-row>
        <table:table-row table:style-name="ro1">
          <table:table-cell office:value-type="string" calcext:value-type="string">
            <text:p>guerra dos tronos e crepúsculo é tudo a mesma merda todas treta só aconteceu por causa de um namorico adolescente</text:p>
          </table:table-cell>
        </table:table-row>
        <table:table-row table:style-name="ro1">
          <table:table-cell office:value-type="string" calcext:value-type="string">
            <text:p>Vendo crepúsculo e pensando em coisas de casal,virei uma adolescente americana</text:p>
          </table:table-cell>
        </table:table-row>
        <table:table-row table:style-name="ro1">
          <table:table-cell office:value-type="string" calcext:value-type="string">
            <text:p>SAME, es que teen wolf wn, el nombre qliao, yo pensaba en "un lobo adolescente " y me sonaba super crepusculo JAJAJA</text:p>
          </table:table-cell>
        </table:table-row>
        <table:table-row table:style-name="ro1">
          <table:table-cell office:value-type="string" calcext:value-type="string">
            <text:p>@PelisResumidas ¿tienes ya Crepusculo : El diario de una adolescente que se debate entre la necrofilia o la zoofilia?</text:p>
          </table:table-cell>
        </table:table-row>
        <table:table-row table:style-name="ro1">
          <table:table-cell office:value-type="string" calcext:value-type="string">
            <text:p>Si supieran que crepúsculo es solo mormonismo disfrazado de literatura vampírica adolescente ... AINS.</text:p>
          </table:table-cell>
        </table:table-row>
        <table:table-row table:style-name="ro1">
          <table:table-cell office:value-type="string" calcext:value-type="string">
            <text:p>#BestSellertvn cada vez que veo la saga crepúsculo sale mi lado adolescente</text:p>
          </table:table-cell>
        </table:table-row>
        <table:table-row table:style-name="ro1">
          <table:table-cell office:value-type="string" calcext:value-type="string">
            <text:p>mas me senti num filme adolescente . tipo crepusculo .. coube com o momento.</text:p>
          </table:table-cell>
        </table:table-row>
        <table:table-row table:style-name="ro1">
          <table:table-cell office:value-type="string" calcext:value-type="string">
            <text:p>deuzolivre se eu n so a maior pré adolescente revendo crepusculo e ouvindo o riot do paramore qm vai se</text:p>
          </table:table-cell>
        </table:table-row>
        <table:table-row table:style-name="ro1">
          <table:table-cell office:value-type="string" calcext:value-type="string">
            <text:p>Pensado aqui comigo mesma... serei a única adolescente no cinema pra ver meu malvado favorito 3???</text:p>
          </table:table-cell>
        </table:table-row>
        <table:table-row table:style-name="ro1">
          <table:table-cell office:value-type="string" calcext:value-type="string">
            <text:p>Meu malvado favorito 3 com o gatinho hoje ele namora uma menina de 24 com cabeça de adolescente ,desculpa Brasil</text:p>
          </table:table-cell>
        </table:table-row>
        <table:table-row table:style-name="ro1">
          <table:table-cell office:value-type="string" calcext:value-type="string">
            <text:p>Vou no cinema ver meu malvado favorito 3, porque a idade é de adolescente , mas o coração é de criança</text:p>
          </table:table-cell>
        </table:table-row>
        <table:table-row table:style-name="ro1">
          <table:table-cell office:value-type="string" calcext:value-type="string">
            <text:p>RT Jovem super-herói tenta retomar vida adolescente após atuar com Vingadores. Animação ‘ Meu Malvado Favorito 3’ e comédia ‘Meus 15 anos’ …</text:p>
          </table:table-cell>
        </table:table-row>
        <table:table-row table:style-name="ro1">
          <table:table-cell office:value-type="string" calcext:value-type="string">
            <text:p>E acho totalmente diferente dessa versão mais adolescente aka Marvel do " Homem-Aranha : De Volta ao Lar"</text:p>
          </table:table-cell>
        </table:table-row>
        <table:table-row table:style-name="ro1">
          <table:table-cell office:value-type="string" calcext:value-type="string">
            <text:p>VÍDEO NOVO!!! Homem Aranha - De Volta ao Lar! O lado adolescente de Peter Parker. VEM VER!!! https:// twitter.com/CasalEmSerie/s tatus/889874273925558272 …</text:p>
          </table:table-cell>
        </table:table-row>
        <table:table-row table:style-name="ro1">
          <table:table-cell office:value-type="string" calcext:value-type="string">
            <text:p>Gostei de um vídeo @YouTube http:// youtu.be/qxfNaKGNjVY?aS 01E13 … - Homem Aranha - De Volta ao Lar! O lado adolescente de Peter Parker...</text:p>
          </table:table-cell>
        </table:table-row>
        <table:table-row table:style-name="ro1">
          <table:table-cell office:value-type="string" calcext:value-type="string">
            <text:p>Gostei de um vídeo @YouTube http:// youtu.be/qxfNaKGNjVY?aS 01E13 … - Homem Aranha - De Volta ao Lar! O lado adolescente de Peter Parker...</text:p>
          </table:table-cell>
        </table:table-row>
        <table:table-row table:style-name="ro1">
          <table:table-cell office:value-type="string" calcext:value-type="string">
            <text:p>Gostei de um vídeo @YouTube http:// youtu.be/qxfNaKGNjVY?aS 01E13 … - Homem Aranha - De Volta ao Lar! O lado adolescente de Peter Parker...</text:p>
          </table:table-cell>
        </table:table-row>
        <table:table-row table:style-name="ro1">
          <table:table-cell office:value-type="string" calcext:value-type="string">
            <text:p>S01E13 - Homem Aranha - De Volta ao Lar! O lado adolescente de Peter Parker...: http:// youtu.be/qxfNaKGNjVY?a via @YouTube</text:p>
          </table:table-cell>
        </table:table-row>
        <table:table-row table:style-name="ro1">
          <table:table-cell office:value-type="string" calcext:value-type="string">
            <text:p>Ah, nem falei que fui ver homem-aranha , filmaço! Esse boyzinho adolescente como protagonista ficou muito bom, hahahaha</text:p>
          </table:table-cell>
        </table:table-row>
        <table:table-row table:style-name="ro1">
          <table:table-cell office:value-type="string" calcext:value-type="string">
            <text:p>sobre o ator: acho brilhante o ator que fez o papel de adolescente para o homem aranha , perfeito, sem comentários negativos para ele</text:p>
          </table:table-cell>
        </table:table-row>
        <table:table-row table:style-name="ro1">
          <table:table-cell office:value-type="string" calcext:value-type="string">
            <text:p>povo só da rt em coisa de(+18) enquanto eu to aq curtindo pág de "se vc é adolescente ... curta nssa pag,sempre postaremos coisa desse tipo"</text:p>
          </table:table-cell>
        </table:table-row>
        <table:table-row table:style-name="ro1">
          <table:table-cell office:value-type="string" calcext:value-type="string">
            <text:p>tava muito besta as piadas parecia um filme pra adolescente só que ruim.. vou ter q ver mulher maravilha de novo pra desinfetar</text:p>
          </table:table-cell>
        </table:table-row>
        <table:table-row table:style-name="ro1">
          <table:table-cell office:value-type="string" calcext:value-type="string">
            <text:p>Nem vi mulher maravilha , mas já curti mais spidey. Super pegada de filme adolescente . Amei</text:p>
          </table:table-cell>
        </table:table-row>
        <table:table-row table:style-name="ro1">
          <table:table-cell office:value-type="string" calcext:value-type="string">
            <text:p>De vez em quando eu imagino que eu sou uma versão da mulher maravilha adolescente</text:p>
          </table:table-cell>
        </table:table-row>
        <table:table-row table:style-name="ro1">
          <table:table-cell office:value-type="string" calcext:value-type="string">
            <text:p>Depois de uma criação impecável e vibrante de Mulher Maravilha , vem esse filme adolescente do Homem-Aranha. Deixou muito a desejar.</text:p>
          </table:table-cell>
        </table:table-row>
        <table:table-row table:style-name="ro1">
          <table:table-cell office:value-type="string" calcext:value-type="string">
            <text:p>RT MPvenezolano: #AHORA Fiscal 33° de Zulia investiga la muerte de un adolescente (15) ocurrida el 20/7 durante una manifestación en el se…</text:p>
          </table:table-cell>
        </table:table-row>
        <table:table-row table:style-name="ro1">
          <table:table-cell office:value-type="string" calcext:value-type="string">
            <text:p>Só os adolescente espinhento defensores do youtuber doido on kkkkkkkkk</text:p>
          </table:table-cell>
        </table:table-row>
        <table:table-row table:style-name="ro1">
          <table:table-cell office:value-type="string" calcext:value-type="string">
            <text:p>1/2 Aquí están estos buitres "respetando" el interés superior de esta adolescente . Dónde están los defensores de LOPNA? pic.twitter.com/8agFsRN1Ks</text:p>
          </table:table-cell>
        </table:table-row>
        <table:table-row table:style-name="ro1">
          <table:table-cell office:value-type="string" calcext:value-type="string">
            <text:p>A galera q ficou pistola por causa do tweet do pablo vittar tbm parou, agora é os defensores de maju trindade adolescente é merda</text:p>
          </table:table-cell>
        </table:table-row>
        <table:table-row table:style-name="ro1">
          <table:table-cell office:value-type="string" calcext:value-type="string">
            <text:p>Qdo eu era adolescente e ficava bêbada, ninguém passava a mão na minha cabeça. Por que ele tem defensores ? Ninguém o obrigou a beber/cheirar</text:p>
          </table:table-cell>
        </table:table-row>
        <table:table-row table:style-name="ro1">
          <table:table-cell office:value-type="string" calcext:value-type="string">
            <text:p>@CNNOriginals Yes, there's an Ogler-in-Chief in WH, but "Friends Watch Baywatch " scene was adolescent in 90s and is no so less now. Pls cut.</text:p>
          </table:table-cell>
        </table:table-row>
        <table:table-row table:style-name="ro1">
          <table:table-cell office:value-type="string" calcext:value-type="string">
            <text:p>Expectativa de adolescente para a universidade: dormir tarde pq vai ser American Pie . Realidade: ir dormir tarde fazendo relatório.</text:p>
          </table:table-cell>
        </table:table-row>
        <table:table-row table:style-name="ro1">
          <table:table-cell office:value-type="string" calcext:value-type="string">
            <text:p>Da nem pra assistir homem aranha em paz pqp</text:p>
          </table:table-cell>
        </table:table-row>
        <table:table-row table:style-name="ro1">
          <table:table-cell office:value-type="string" calcext:value-type="string">
            <text:p>O filme da mulher maravilha é doido demais nuu</text:p>
          </table:table-cell>
        </table:table-row>
        <table:table-row table:style-name="ro1">
          <table:table-cell office:value-type="string" calcext:value-type="string">
            <text:p>Really enjoyed #Baywatch ! Had a really great time with my friends! Keep the good work and thank you @TheRock @ZacEfron @AADaddario</text:p>
          </table:table-cell>
        </table:table-row>
        <table:table-row table:style-name="ro1">
          <table:table-cell office:value-type="string" calcext:value-type="string">
            <text:p>Classifiquei Baywatch : Marés Vivas (2017) 6/10 #IMDb http://www. imdb.com/title/tt1469304</text:p>
          </table:table-cell>
        </table:table-row>
        <table:table-row table:style-name="ro1">
          <table:table-cell office:value-type="string" calcext:value-type="string">
            <text:p>Gonna watch Baywatch tonight with my friends at the cinema! Hoping to have some big laughers! @TheRock</text:p>
          </table:table-cell>
        </table:table-row>
        <table:table-row table:style-name="ro1">
          <table:table-cell office:value-type="string" calcext:value-type="string">
            <text:p>Already saw Spiderman and War for the planet of the apes! Gonna watch Baywatch soon! https:// twitter.com/superbromovies /status/888160932551155712 …</text:p>
          </table:table-cell>
        </table:table-row>
        <table:table-row table:style-name="ro1">
          <table:table-cell office:value-type="string" calcext:value-type="string">
            <text:p>no American Pie tem os Stifler , na vida real tem a família Lugon to rindo tanto</text:p>
          </table:table-cell>
        </table:table-row>
        <table:table-row table:style-name="ro1">
          <table:table-cell office:value-type="string" calcext:value-type="string">
            <text:p>Eu, o gui e o Milho parecemos o Kevin, o Finch e o Stifler do " American Pie "</text:p>
          </table:table-cell>
        </table:table-row>
        <table:table-row table:style-name="ro1">
          <table:table-cell office:value-type="string" calcext:value-type="string">
            <text:p>Le seul spin of d' American pie que j'ai pas du tout aimer c'est "les sex commandement" je les trouvée inutile même le Stifler était mauvais</text:p>
          </table:table-cell>
        </table:table-row>
        <table:table-row table:style-name="ro1">
          <table:table-cell office:value-type="string" calcext:value-type="string">
            <text:p>No creo que exista una persona igual o más perdedora que Jim de American Pie .. Es imposible, pero te amo. Los amo a todos. #Stifler pic.twitter.com/BWJlOxJfeZ</text:p>
          </table:table-cell>
        </table:table-row>
        <table:table-row table:style-name="ro1">
          <table:table-cell office:value-type="string" calcext:value-type="string">
            <text:p>Did you know? Sean William Scott, famous for his role of Stifler in American Pie , can play the guitar.</text:p>
          </table:table-cell>
        </table:table-row>
        <table:table-row table:style-name="ro1">
          <table:table-cell office:value-type="string" calcext:value-type="string">
            <text:p>think u could do the dance off scene with stifler in American pie 3</text:p>
          </table:table-cell>
        </table:table-row>
        <table:table-row table:style-name="ro1">
          <table:table-cell office:value-type="string" calcext:value-type="string">
            <text:p>¿Te acuerdas de la madre de Stifler ? Te está esperando en #ParamountReplay #AmericanPie disponible online: http:// bit.ly/2u0QKQN pic.twitter.com/INmJBpOzQy</text:p>
          </table:table-cell>
        </table:table-row>
        <table:table-row table:style-name="ro1">
          <table:table-cell office:value-type="string" calcext:value-type="string">
            <text:p>Gostei de um vídeo @YouTube http:// youtu.be/wPPiVYG2xfk?aT recho … : Stifler x Urso ( American Pie - O Casamento)</text:p>
          </table:table-cell>
        </table:table-row>
        <table:table-row table:style-name="ro1">
          <table:table-cell office:value-type="string" calcext:value-type="string">
            <text:p>os mesmos q inocentaram vaccari? q passaram por cima do Moro?são os mesmos mercenarios q vão julgar o lularapio?o perigo ta ai</text:p>
          </table:table-cell>
        </table:table-row>
        <table:table-row table:style-name="ro1">
          <table:table-cell office:value-type="string" calcext:value-type="string">
            <text:p>Perigo nada, velozes e furiosos aqui</text:p>
          </table:table-cell>
        </table:table-row>
        <table:table-row table:style-name="ro1">
          <table:table-cell office:value-type="string" calcext:value-type="string">
            <text:p>Tô vendo invocação do mal 2 .. o mnr .e lembra o banana kkkkk</text:p>
          </table:table-cell>
        </table:table-row>
        <table:table-row table:style-name="ro1">
          <table:table-cell office:value-type="string" calcext:value-type="string">
            <text:p>Será que tem perigo da minha avó morrer do coração assistindo invocação do mal 2 comigo?</text:p>
          </table:table-cell>
        </table:table-row>
        <table:table-row table:style-name="ro1">
          <table:table-cell office:value-type="string" calcext:value-type="string">
            <text:p>#HomemAranha #HomemAranha2099 #PeterDavid #JoeStPierre Você encontra Homem-Aranha 2099 23 na Sala de Perigo : http://www. saladeperigo.com.br pic.twitter.com/R0FRcHzj5H</text:p>
          </table:table-cell>
        </table:table-row>
        <table:table-row table:style-name="ro1">
          <table:table-cell office:value-type="string" calcext:value-type="string">
            <text:p>Em nenhum momento consegui sentir tensão, como se ele corresse perigo . Homem aranha que parece um mini Iron man. Essa fórmula encheu o saco</text:p>
          </table:table-cell>
        </table:table-row>
        <table:table-row table:style-name="ro1">
          <table:table-cell office:value-type="string" calcext:value-type="string">
            <text:p>Homem aranha , q filmao</text:p>
          </table:table-cell>
        </table:table-row>
        <table:table-row table:style-name="ro1">
          <table:table-cell office:value-type="string" calcext:value-type="string">
            <text:p>O homem-aranha tem o sentido aranha pra avisar ele do perigo q ele não ta vendo e eu tenho o sentido de fazer merda...</text:p>
          </table:table-cell>
        </table:table-row>
        <table:table-row table:style-name="ro1">
          <table:table-cell office:value-type="string" calcext:value-type="string">
            <text:p>Acho que ronda sim um senso de perigo no filme, desde a 1 cena em o homem aranha e pego de surpresa pelo abutre</text:p>
          </table:table-cell>
        </table:table-row>
        <table:table-row table:style-name="ro1">
          <table:table-cell office:value-type="string" calcext:value-type="string">
            <text:p>Eu achei esse novo filme do homem aranha uma merda. primeiro que: o abutre não era perigo nenhum, diferente do Lagarto, electro, venom, etc</text:p>
          </table:table-cell>
        </table:table-row>
        <table:table-row table:style-name="ro1">
          <table:table-cell office:value-type="string" calcext:value-type="string">
            <text:p>meu sonho é estar em perigo e o homem aranha vir me salvar</text:p>
          </table:table-cell>
        </table:table-row>
        <table:table-row table:style-name="ro1">
          <table:table-cell office:value-type="string" calcext:value-type="string">
            <text:p>Estranho mesmo é o fato do sentido aranha agora se chamar sentido purpurina: " no perigo , o homem aranha começa a dançar I WILL SURVIVE.</text:p>
          </table:table-cell>
        </table:table-row>
        <table:table-row table:style-name="ro1">
          <table:table-cell office:value-type="string" calcext:value-type="string">
            <text:p>eu namoro com a mulher maravilha e nem sabia, nunca vou correr perigo kkkkkkkkkkkkkkkkkkkkkkkkkk</text:p>
          </table:table-cell>
        </table:table-row>
        <table:table-row table:style-name="ro1">
          <table:table-cell office:value-type="string" calcext:value-type="string">
            <text:p>a mulher maravilha somos todas nós mulheres que enfrentamos o perigo sem medo e seguindo o nosso caminho com o amor</text:p>
          </table:table-cell>
        </table:table-row>
        <table:table-row table:style-name="ro1">
          <table:table-cell office:value-type="string" calcext:value-type="string">
            <text:p>Que perigo !!! Paulo depois dessa exposição pode ser facilmente violentado pelos defensores do almofadinha http:// fb.me/17sZjsoqK</text:p>
          </table:table-cell>
        </table:table-row>
        <table:table-row table:style-name="ro1">
          <table:table-cell office:value-type="string" calcext:value-type="string">
            <text:p>Brasil, país mais perigoso para defensores do meio ambiente §RV http:// rv.va/dCGZS4 https:// twitter.com/news_va_pt/sta tus/885526391059611648 … Brasil, país mais perigo …</text:p>
          </table:table-cell>
        </table:table-row>
        <table:table-row table:style-name="ro1">
          <table:table-cell office:value-type="string" calcext:value-type="string">
            <text:p>O River Plate chega com perigo , cruzamento na área, Alario desvia e Scocco não alcança, placar segue zerado no Defensores del Chaco!</text:p>
          </table:table-cell>
        </table:table-row>
        <table:table-row table:style-name="ro1">
          <table:table-cell office:value-type="string" calcext:value-type="string">
            <text:p>Já vi velozes e furiosos 7 umas mil vezes, mas não me conformo nunca pq não aparece a corrida do Toretto e o ouro carinha lá em tokio</text:p>
          </table:table-cell>
        </table:table-row>
        <table:table-row table:style-name="ro1">
          <table:table-cell office:value-type="string" calcext:value-type="string">
            <text:p>velozes e furiosos : corrida de velocípedes https:// twitter.com/CanalOutros500 /status/887820522125500417 …</text:p>
          </table:table-cell>
        </table:table-row>
        <table:table-row table:style-name="ro1">
          <table:table-cell office:value-type="string" calcext:value-type="string">
            <text:p>é o que eu acho. E outra: e aquela corrida de carros/motos no meio do trailer? KKKKKK muito velozes e furiosos sim!</text:p>
          </table:table-cell>
        </table:table-row>
        <table:table-row table:style-name="ro1">
          <table:table-cell office:value-type="string" calcext:value-type="string">
            <text:p>BATTLEGROUNDS - Top Gear e Velozes e Furiosos https:// youtu.be/O1MjPgex4QU via @YouTube corrida louca!</text:p>
          </table:table-cell>
        </table:table-row>
        <table:table-row table:style-name="ro1">
          <table:table-cell office:value-type="string" calcext:value-type="string">
            <text:p>"Diretor de Velozes e Furiosos 8 diz q existe a possibilidade da franquia ir pro espaço" eles iriam postar corrida d um planeta p outro? rs</text:p>
          </table:table-cell>
        </table:table-row>
        <table:table-row table:style-name="ro1">
          <table:table-cell office:value-type="string" calcext:value-type="string">
            <text:p>Gostei de um vídeo do @YouTube http:// youtu.be/QpBXt6B2fQo?a VELOZES E FURIOSOS A CORRIDA MAIS INSANA DA AUSTRÁLIA!</text:p>
          </table:table-cell>
        </table:table-row>
        <table:table-row table:style-name="ro1">
          <table:table-cell office:value-type="string" calcext:value-type="string">
            <text:p>N amor , vc anda apostando a corrida velozes e furiosos</text:p>
          </table:table-cell>
        </table:table-row>
        <table:table-row table:style-name="ro1">
          <table:table-cell office:value-type="string" calcext:value-type="string">
            <text:p>Um filme sobre corrida e vingança. Graças a Deus Need for Speed existe pra preencher o vazio do Velozes e Furiosos</text:p>
          </table:table-cell>
        </table:table-row>
        <table:table-row table:style-name="ro1">
          <table:table-cell office:value-type="string" calcext:value-type="string">
            <text:p>RT ‘ Meu Malvado Favorito 3’ e ‘Homem Aranha: De Volta ao Lar’ continuam em cartaz. O simpático carro de corrida , o lendário Relâmpago McQu…</text:p>
          </table:table-cell>
        </table:table-row>
        <table:table-row table:style-name="ro1">
          <table:table-cell office:value-type="string" calcext:value-type="string">
            <text:p>Gostei de um vídeo @YouTube http:// youtu.be/Qs7H_1XsHkc?aC ONSTRUINDO … DRONE DE CORRIDA ROTORX ATOM V3</text:p>
          </table:table-cell>
        </table:table-row>
        <table:table-row table:style-name="ro1">
          <table:table-cell office:value-type="string" calcext:value-type="string">
            <text:p>@srpedro faz FLASH x HOMEM ARANHA no corrida PvP por favor</text:p>
          </table:table-cell>
        </table:table-row>
        <table:table-row table:style-name="ro1">
          <table:table-cell office:value-type="string" calcext:value-type="string">
            <text:p>Gostei de um vídeo @YouTube http:// youtu.be/0BrLueDy6p8?aOs Vingadores Homem aranha &amp; Homem De Ferro Hulk Corrida Brincadeira! Joker Disney</text:p>
          </table:table-cell>
        </table:table-row>
        <table:table-row table:style-name="ro1">
          <table:table-cell office:value-type="string" calcext:value-type="string">
            <text:p>Gostei de um vídeo @YouTube http:// youtu.be/rL2VlqrE8RY?aS uper … heróis Corrida Carro e Motor Brinquedos Desafio ★ Homem Aranha Palhaço</text:p>
          </table:table-cell>
        </table:table-row>
        <table:table-row table:style-name="ro1">
          <table:table-cell office:value-type="string" calcext:value-type="string">
            <text:p>Go h3lio goooooooo da-lhe gás com força go Castroneves goooooooo vamos la Homem Aranha goooooo e muita sorte para esta corrida</text:p>
          </table:table-cell>
        </table:table-row>
        <table:table-row table:style-name="ro1">
          <table:table-cell office:value-type="string" calcext:value-type="string">
            <text:p>RT ‘Meu Malvado Favorito 3’ e ‘ Homem Aranha : De Volta ao Lar’ continuam em cartaz. O simpático carro de corrida , o lendário Relâmpago McQu…</text:p>
          </table:table-cell>
        </table:table-row>
        <table:table-row table:style-name="ro1">
          <table:table-cell office:value-type="string" calcext:value-type="string">
            <text:p>homem aranha ganha corrida e se comporta como uma tartaruga ninja no pódio #iowacorn300 #indynoGP https:// twitter.com/IndyCar/status /884203216723824640 …</text:p>
          </table:table-cell>
        </table:table-row>
        <table:table-row table:style-name="ro1">
          <table:table-cell office:value-type="string" calcext:value-type="string">
            <text:p>Daí a gente descobre q na verdade a corrida era uma ação promocional do novo filme do Homem Aranha</text:p>
          </table:table-cell>
        </table:table-row>
        <table:table-row table:style-name="ro1">
          <table:table-cell office:value-type="string" calcext:value-type="string">
            <text:p>to me sentindo a mulher maravilha depois de ter feito uma corrida de 8km. eu fico mto feliz em por meu corpo a prova de coisas q eu achava</text:p>
          </table:table-cell>
        </table:table-row>
        <table:table-row table:style-name="ro1">
          <table:table-cell office:value-type="string" calcext:value-type="string">
            <text:p>Quanto orgulho! @Regrann from @wonderwomanbr - Mulher-Maravilha continua sua corrida ilustre em cinemas em todo o… http:// ift.tt/2uyLgwD pic.twitter.com/V7uqxKk0gm</text:p>
          </table:table-cell>
        </table:table-row>
        <table:table-row table:style-name="ro1">
          <table:table-cell office:value-type="string" calcext:value-type="string">
            <text:p>Que notícia MARAVILHOSA! #Repost @wonderwoman_br ・・・ Mulher-Maravilha continua sua corrida … https://www. instagram.com/p/BWQHZ7gAJiq/</text:p>
          </table:table-cell>
        </table:table-row>
        <table:table-row table:style-name="ro1">
          <table:table-cell office:value-type="string" calcext:value-type="string">
            <text:p>Mulher-Maravilha continua sua corrida ilustre em cinemas em todo o mundo e agora tornou-se o filme super-herói... http:// fb.me/GbO7E9OB</text:p>
          </table:table-cell>
        </table:table-row>
        <table:table-row table:style-name="ro1">
          <table:table-cell office:value-type="string" calcext:value-type="string">
            <text:p>Eu queria muito a inscrição da Corrida da Mulher Maravilha . Mas, por achar que estava muito longe a data da corrida eu deixei pra lá</text:p>
          </table:table-cell>
        </table:table-row>
        <table:table-row table:style-name="ro1">
          <table:table-cell office:value-type="string" calcext:value-type="string">
            <text:p>aquela atriz de mulher maravilha que também é uma cachorra de corrida em cancha reta a galga dot</text:p>
          </table:table-cell>
        </table:table-row>
        <table:table-row table:style-name="ro1">
          <table:table-cell office:value-type="string" calcext:value-type="string">
            <text:p>Vi um bgl de caminhada/ corrida c tema da mulher maravilha , queria MT ir mas já esgotou os kits poxxxxxa</text:p>
          </table:table-cell>
        </table:table-row>
        <table:table-row table:style-name="ro1">
          <table:table-cell office:value-type="string" calcext:value-type="string">
            <text:p>Procuro amizades fitness para participar da corrida da mulher maravilha</text:p>
          </table:table-cell>
        </table:table-row>
        <table:table-row table:style-name="ro1">
          <table:table-cell office:value-type="string" calcext:value-type="string">
            <text:p>Olha isso, bicho. Ele ganha de 4 (QUATRO) defensores na corrida (e recebe um presente do Brady) https:// twitter.com/fearthe_beard1 1/status/886009354830331904 …</text:p>
          </table:table-cell>
        </table:table-row>
        <table:table-row table:style-name="ro1">
          <table:table-cell office:value-type="string" calcext:value-type="string">
            <text:p>Al final vamos a tener q esperar para ver una corrida integra a q televisen en el alamo Adolfo era uno de los defensores de la integridad?</text:p>
          </table:table-cell>
        </table:table-row>
        <table:table-row table:style-name="ro1">
          <table:table-cell office:value-type="string" calcext:value-type="string">
            <text:p>Defensores de los animales se manifiestan contra la corrida de toros http:// miregion.ec/node/2858</text:p>
          </table:table-cell>
        </table:table-row>
        <table:table-row table:style-name="ro1">
          <table:table-cell office:value-type="string" calcext:value-type="string">
            <text:p>LC cagaram com aquele Kid Cascavel IF acho que eles fizeram ela corrida pra lançar Defensores logo Punisher tem tudo pra ser a melhor deles</text:p>
          </table:table-cell>
        </table:table-row>
        <table:table-row table:style-name="ro1">
          <table:table-cell office:value-type="string" calcext:value-type="string">
            <text:p>desanima, eu não me conformo com esse gol, tudo errado, a corrida do noguera, k Vanderlei, os defensores no rebote TUDO ERRADO</text:p>
          </table:table-cell>
        </table:table-row>
        <table:table-row table:style-name="ro1">
          <table:table-cell office:value-type="string" calcext:value-type="string">
            <text:p>Baywatch versão casa da Bia! Já estou a treinar a corrida em câmara lenta, melhor que a CJ</text:p>
          </table:table-cell>
        </table:table-row>
        <table:table-row table:style-name="ro1">
          <table:table-cell office:value-type="string" calcext:value-type="string">
            <text:p>Baywatch y la corrida en camara lenta por la playa... #EraTanDeLosNoventas</text:p>
          </table:table-cell>
        </table:table-row>
        <table:table-row table:style-name="ro1">
          <table:table-cell office:value-type="string" calcext:value-type="string">
            <text:p>O American pie da corrida é mais dhr</text:p>
          </table:table-cell>
        </table:table-row>
        <table:table-row table:style-name="ro1">
          <table:table-cell office:value-type="string" calcext:value-type="string">
            <text:p>La culpa no es de Lechuga. Pero la mecha de la paciencia es corta.estamos cansados de equipos sin alma, de mercenarios y una scfp inutil</text:p>
          </table:table-cell>
        </table:table-row>
        <table:table-row table:style-name="ro1">
          <table:table-cell office:value-type="string" calcext:value-type="string">
            <text:p>Dejemos yaaa esa PELOTUDES de alentemos nomas en las buenas y malas CHE REMBO opa paciencia basta de mercenarios q perjudican al club https:// twitter.com/albertoams1/st atus/888566433667399681 …</text:p>
          </table:table-cell>
        </table:table-row>
        <table:table-row table:style-name="ro1">
          <table:table-cell office:value-type="string" calcext:value-type="string">
            <text:p>Desespero. Quedaron sin línea y su jefe Trump salio al ruedo, listos para activar a sus mercenarios . https:// twitter.com/Lechuguinos_co m/status/887415937602920448 …</text:p>
          </table:table-cell>
        </table:table-row>
        <table:table-row table:style-name="ro1">
          <table:table-cell office:value-type="string" calcext:value-type="string">
            <text:p>Paciencia y tolerancia, no podeis hacer lo mismo que ellos, ellos son criminales mercenarios y cipayos</text:p>
          </table:table-cell>
        </table:table-row>
        <table:table-row table:style-name="ro1">
          <table:table-cell office:value-type="string" calcext:value-type="string">
            <text:p>Los grupos mercenarios de malandros contratados por la MUD siguen tentando la paciencia de las zonas populares. El pueblo es sabio #6Jul https:// twitter.com/lubrio/status/ 882795044536819713 …</text:p>
          </table:table-cell>
        </table:table-row>
        <table:table-row table:style-name="ro1">
          <table:table-cell office:value-type="string" calcext:value-type="string">
            <text:p>Ahora todos los periodistas hablando de proceso y paciencia ... Bancaron a Delfino hasta el cansancio y a todos los mercenarios !</text:p>
          </table:table-cell>
        </table:table-row>
        <table:table-row table:style-name="ro1">
          <table:table-cell office:value-type="string" calcext:value-type="string">
            <text:p>Los mercenarios no tienen patria.Ni los mueve el amor Tema:mercado negro HISTORIA. " Paciencia Templanza Esperanza. No, no basta rezar"ACCIÓN</text:p>
          </table:table-cell>
        </table:table-row>
        <table:table-row table:style-name="ro1">
          <table:table-cell office:value-type="string" calcext:value-type="string">
            <text:p>tem que ter paciência pra gostar velozes e furiosos mds</text:p>
          </table:table-cell>
        </table:table-row>
        <table:table-row table:style-name="ro1">
          <table:table-cell office:value-type="string" calcext:value-type="string">
            <text:p>planejo de passar o dia vendo a maratona de velozes e furiosos que é meu filme fav, daí do nada perco a paciência até de assistir</text:p>
          </table:table-cell>
        </table:table-row>
        <table:table-row table:style-name="ro1">
          <table:table-cell office:value-type="string" calcext:value-type="string">
            <text:p>Eu O D E I O Velozes e furiosos e Caio faz questão de assistir, paciência</text:p>
          </table:table-cell>
        </table:table-row>
        <table:table-row table:style-name="ro1">
          <table:table-cell office:value-type="string" calcext:value-type="string">
            <text:p>Eu estava assistindo Moana que tava louca p ver, porém tava travando e n tenho paciência , tô vendo velozes e furiosos 8, de novo</text:p>
          </table:table-cell>
        </table:table-row>
        <table:table-row table:style-name="ro1">
          <table:table-cell office:value-type="string" calcext:value-type="string">
            <text:p>Coisas que o mundo não para de fazer: Torrar minha paciência Filme dos Transformers Filme dos Velozes e Furiosos Treta Especial do Roberto</text:p>
          </table:table-cell>
        </table:table-row>
        <table:table-row table:style-name="ro1">
          <table:table-cell office:value-type="string" calcext:value-type="string">
            <text:p>ai olha eu tô mt sem paciência</text:p>
          </table:table-cell>
        </table:table-row>
        <table:table-row table:style-name="ro1">
          <table:table-cell office:value-type="string" calcext:value-type="string">
            <text:p>na moral eu qria mt ter mais paciência pra certas coisas MAS EU NÃO TENHO</text:p>
          </table:table-cell>
        </table:table-row>
        <table:table-row table:style-name="ro1">
          <table:table-cell office:value-type="string" calcext:value-type="string">
            <text:p>eu tenho q ter uma paciência do caralho com certas pessoas daquele curso pq senão eu mando tomar no cu bonitinho PQ EU NÃO TENHO PACIÊNCIA</text:p>
          </table:table-cell>
        </table:table-row>
        <table:table-row table:style-name="ro1">
          <table:table-cell office:value-type="string" calcext:value-type="string">
            <text:p>ai pelo amor de @deus né alguém me dá paciência por favor</text:p>
          </table:table-cell>
        </table:table-row>
        <table:table-row table:style-name="ro1">
          <table:table-cell office:value-type="string" calcext:value-type="string">
            <text:p>eu não tô com a menor paciência pra discutir com gente homofóbica disfarçando preconceito com "minha opinião"</text:p>
          </table:table-cell>
        </table:table-row>
        <table:table-row table:style-name="ro1">
          <table:table-cell office:value-type="string" calcext:value-type="string">
            <text:p>- Qual o problema de não ir para o céu? - "Eu não sou um homem do céu" Invocação do Mal 3</text:p>
          </table:table-cell>
        </table:table-row>
        <table:table-row table:style-name="ro1">
          <table:table-cell office:value-type="string" calcext:value-type="string">
            <text:p>Minha paciência sumiu igual o fandom do Crepúsculo</text:p>
          </table:table-cell>
        </table:table-row>
        <table:table-row table:style-name="ro1">
          <table:table-cell office:value-type="string" calcext:value-type="string">
            <text:p>Harry Potter, Crepúsculo , 50 tons... Tem que ter paciência e estômago http:// fb.me/1MhQ7zM0o</text:p>
          </table:table-cell>
        </table:table-row>
        <table:table-row table:style-name="ro1">
          <table:table-cell office:value-type="string" calcext:value-type="string">
            <text:p>O meu primeiro e ultimo youtuber foi o Nelipe na época do Crepusculo . Só. Nao tenho paciência .</text:p>
          </table:table-cell>
        </table:table-row>
        <table:table-row table:style-name="ro1">
          <table:table-cell office:value-type="string" calcext:value-type="string">
            <text:p>To vendo Fallen, já pausei várias vezes, sem paciência pra essa cópia mal feita de crepúsculo .&lt;SEP&gt;2017-06-25</text:p>
          </table:table-cell>
        </table:table-row>
        <table:table-row table:style-name="ro1">
          <table:table-cell office:value-type="string" calcext:value-type="string">
            <text:p>Eu ia assistir mas não tenho paciência e troquei por meu malvado favorito ! Recomendo</text:p>
          </table:table-cell>
        </table:table-row>
        <table:table-row table:style-name="ro1">
          <table:table-cell office:value-type="string" calcext:value-type="string">
            <text:p>Meu Malvado Favorito 3 é bom SIM quem gostou bate palma quem não gostou paciência</text:p>
          </table:table-cell>
        </table:table-row>
        <table:table-row table:style-name="ro1">
          <table:table-cell office:value-type="string" calcext:value-type="string">
            <text:p>Três filmes para assistir no cinema. Só tenho paciência pra ir ver um. Homem aranha x Mulher Maravilha x Meu malvado favorito 3?</text:p>
          </table:table-cell>
        </table:table-row>
        <table:table-row table:style-name="ro1">
          <table:table-cell office:value-type="string" calcext:value-type="string">
            <text:p>Estava pensando em levar ela pra assistir Meu Malvado Favorito 3, mas desse jeito não dá. Não tenho paciência não</text:p>
          </table:table-cell>
        </table:table-row>
        <table:table-row table:style-name="ro1">
          <table:table-cell office:value-type="string" calcext:value-type="string">
            <text:p>Passando pra agradecer por terem paciência de irem comigo assistir Meu Malvado Favorito 3 @_JullyanaL @Roccodiogo_</text:p>
          </table:table-cell>
        </table:table-row>
        <table:table-row table:style-name="ro1">
          <table:table-cell office:value-type="string" calcext:value-type="string">
            <text:p>Eu não tenho um pingo de paciência pra ver desenhos, mas que eu vou assistir meu malvado favorito 3 eu vou. Como eu gosto desse rs</text:p>
          </table:table-cell>
        </table:table-row>
        <table:table-row table:style-name="ro1">
          <table:table-cell office:value-type="string" calcext:value-type="string">
            <text:p>"Vc acha que ela teria paciência pra alguém agarrada com ela?" "até o meu malvado favorito se driblou, n é possível que vc n vai tbm" -mãe</text:p>
          </table:table-cell>
        </table:table-row>
        <table:table-row table:style-name="ro1">
          <table:table-cell office:value-type="string" calcext:value-type="string">
            <text:p>Queria ver Meu Malvado Favorito 3 hoje, mas n sei se meu filho vai ter paciência pra assistir Cmg kk.</text:p>
          </table:table-cell>
        </table:table-row>
        <table:table-row table:style-name="ro1">
          <table:table-cell office:value-type="string" calcext:value-type="string">
            <text:p>Achei qualidades em mim. Lá no fundo, bem lá no fundo. Aonde poucos têm paciência de chegar, ou enxergar. - Querido john</text:p>
          </table:table-cell>
        </table:table-row>
        <table:table-row table:style-name="ro1">
          <table:table-cell office:value-type="string" calcext:value-type="string">
            <text:p>Mais amor ao falar. Mais paciência ao ouvir.</text:p>
          </table:table-cell>
        </table:table-row>
        <table:table-row table:style-name="ro1">
          <table:table-cell office:value-type="string" calcext:value-type="string">
            <text:p>Os tímidos sempre impressionam aqueles que têm paciência de conhecê-los melhor.</text:p>
          </table:table-cell>
        </table:table-row>
        <table:table-row table:style-name="ro1">
          <table:table-cell office:value-type="string" calcext:value-type="string">
            <text:p>Homem aranha é muito bom! Fora o ato cômico do cara cortar os créditos e depois botar de novo com o Capitão América dizendo tenham paciencia</text:p>
          </table:table-cell>
        </table:table-row>
        <table:table-row table:style-name="ro1">
          <table:table-cell office:value-type="string" calcext:value-type="string">
            <text:p>Pra quem Ainda não viu Homem-Aranha ... fique até o final dos créditos!! TENHA PACIÊNCIA</text:p>
          </table:table-cell>
        </table:table-row>
        <table:table-row table:style-name="ro1">
          <table:table-cell office:value-type="string" calcext:value-type="string">
            <text:p>O espetacular homem aranha é um dos piores filmes da marvel SIM quem não concorda com esse fato paciência</text:p>
          </table:table-cell>
        </table:table-row>
        <table:table-row table:style-name="ro1">
          <table:table-cell office:value-type="string" calcext:value-type="string">
            <text:p>Gostei de um vídeo @YouTube http:// youtu.be/JcWNeQaW6_Q?aT rollagem … do Capitão América " Paciência "- Pós Créditos de Homem Aranha</text:p>
          </table:table-cell>
        </table:table-row>
        <table:table-row table:style-name="ro1">
          <table:table-cell office:value-type="string" calcext:value-type="string">
            <text:p>To sem paciência pro meu pai. Me ajudem!</text:p>
          </table:table-cell>
        </table:table-row>
        <table:table-row table:style-name="ro1">
          <table:table-cell office:value-type="string" calcext:value-type="string">
            <text:p>Sobre a cena pós crédito de homem aranha .... Paciência é a chave</text:p>
          </table:table-cell>
        </table:table-row>
        <table:table-row table:style-name="ro1">
          <table:table-cell office:value-type="string" calcext:value-type="string">
            <text:p>#SempreQuisTer PACIÊNCIA pic.twitter.com/rsQAXCeRkK</text:p>
          </table:table-cell>
        </table:table-row>
        <table:table-row table:style-name="ro1">
          <table:table-cell office:value-type="string" calcext:value-type="string">
            <text:p>#mulhermaravilha - Mais amor ao falar. Mais paciência ao ouvir.</text:p>
          </table:table-cell>
        </table:table-row>
        <table:table-row table:style-name="ro1">
          <table:table-cell office:value-type="string" calcext:value-type="string">
            <text:p>Só eu mesma pra ter essa paciência em lembrar de todos</text:p>
          </table:table-cell>
        </table:table-row>
        <table:table-row table:style-name="ro1">
          <table:table-cell office:value-type="string" calcext:value-type="string">
            <text:p>Não tenho paciência pra gente que só vem atrás quando convém</text:p>
          </table:table-cell>
        </table:table-row>
        <table:table-row table:style-name="ro1">
          <table:table-cell office:value-type="string" calcext:value-type="string">
            <text:p>Sem paciência , evitando falar com as pessoas, sinto que estou incomodando todos</text:p>
          </table:table-cell>
        </table:table-row>
        <table:table-row table:style-name="ro1">
          <table:table-cell office:value-type="string" calcext:value-type="string">
            <text:p>N tou cm paciência p elogios, isso n me serve de nada sinc, podia ser a mulher maravilha se n tiver bem n vou tar bem e acabou se</text:p>
          </table:table-cell>
        </table:table-row>
        <table:table-row table:style-name="ro1">
          <table:table-cell office:value-type="string" calcext:value-type="string">
            <text:p>0 paciência p homem falando mal de mulher maravilha</text:p>
          </table:table-cell>
        </table:table-row>
        <table:table-row table:style-name="ro1">
          <table:table-cell office:value-type="string" calcext:value-type="string">
            <text:p>Três filmes para assistir no cinema. Só tenho paciência pra ir ver um. Homem aranha x Mulher Maravilha x Meu malvado favorito 3?</text:p>
          </table:table-cell>
        </table:table-row>
        <table:table-row table:style-name="ro1">
          <table:table-cell office:value-type="string" calcext:value-type="string">
            <text:p>eu n tenho paciência pros defensores de homeopatia</text:p>
          </table:table-cell>
        </table:table-row>
        <table:table-row table:style-name="ro1">
          <table:table-cell office:value-type="string" calcext:value-type="string">
            <text:p>Cadê os defensores do Fred e companhia dizendo que temos que ter paciência . Esta paciência não mudou a história</text:p>
          </table:table-cell>
        </table:table-row>
        <table:table-row table:style-name="ro1">
          <table:table-cell office:value-type="string" calcext:value-type="string">
            <text:p>Bastante paciencia he gastado hoy con defensores de la libertad para explotar. Paso de contestar más. A tomar por culo. Me voy a dar un baño</text:p>
          </table:table-cell>
        </table:table-row>
        <table:table-row table:style-name="ro1">
          <table:table-cell office:value-type="string" calcext:value-type="string">
            <text:p>Que paciencia tienes Martita. Yo soy incapaz de ponerme a discutir con los defensores de la verdad y la justicia de Twitter.</text:p>
          </table:table-cell>
        </table:table-row>
        <table:table-row table:style-name="ro1">
          <table:table-cell office:value-type="string" calcext:value-type="string">
            <text:p>Para los demagogos defensores de la paciencia : 2 años seguidos en la mierda. Creo que la gente tiene derecho a preocuparse por el mercado.</text:p>
          </table:table-cell>
        </table:table-row>
        <table:table-row table:style-name="ro1">
          <table:table-cell office:value-type="string" calcext:value-type="string">
            <text:p>Eres un sadico enfermo. A los defensores del mundo rural se nos está acabando la paciencia con la gente como tú</text:p>
          </table:table-cell>
        </table:table-row>
        <table:table-row table:style-name="ro1">
          <table:table-cell office:value-type="string" calcext:value-type="string">
            <text:p>Dai-me paciência pra defensores de Zé Ricardo kkkkkkkkk</text:p>
          </table:table-cell>
        </table:table-row>
        <table:table-row table:style-name="ro1">
          <table:table-cell office:value-type="string" calcext:value-type="string">
            <text:p>Pessoa testa a paciência da gente até o limite. E olha q/ meu limite é longo. Agora será tolerância zero p/ defensores de FDP c/o o prefei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10" meta:object-count="0"/>
    <meta:generator>LibreOffice/5.2.7.2$Linux_X86_64 LibreOffice_project/20m0$Build-2</meta:generator>
  </office:meta>
</office:document-meta>
</file>